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Helvetica" svg:font-family="Helvetic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1a1a1a" style:text-outline="false" style:font-name="Verdana" fo:font-size="13pt" fo:letter-spacing="normal" style:letter-kerning="false" style:font-name-asian="Verdana" style:font-size-asian="13pt" style:font-name-complex="Verdana" style:font-size-complex="13pt"/>
    </style:style>
    <style:style style:name="T3" style:family="text">
      <style:text-properties fo:color="#1a1a1a" style:text-outline="false" style:font-name="Verdana" fo:font-size="14pt" fo:letter-spacing="normal" fo:font-weight="bold" style:letter-kerning="false" style:font-name-asian="Verdana" style:font-size-asian="14pt" style:font-weight-asian="bold" style:font-name-complex="Verdana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 Identification: </text:p>
      <text:p text:style-name="P1">Type: <text:s/>CDS</text:p>
      <text:p text:style-name="P1">GeneID: <text:s/>['GeneID:19832952']</text:p>
      <text:p text:style-name="P1">Locus TAG: <text:s/>['lpg1387']</text:p>
      <text:p text:style-name="P1">Strand: <text:s/>1</text:p>
      <text:p text:style-name="P1">Protein Identification:</text:p>
      <text:p text:style-name="P1">UniprotID: <text:s/>['YP_095416.1']</text:p>
      <text:p text:style-name="P1">Protein Name: <text:s/>['hypothetical protein']</text:p>
      <text:p text:style-name="P1">Protein Properties:</text:p>
      <text:p text:style-name="P1">Celular Location Start: <text:s/>1533944</text:p>
      <text:p text:style-name="P1">Celular Location End: <text:s/>1535354</text:p>
      <text:p text:style-name="P1">Amino Acids Number: <text:s/>1410</text:p>
      <text:p text:style-name="P1"><text:s/></text:p>
      <text:p text:style-name="P1">Gene Identification: </text:p>
      <text:p text:style-name="P1">Type: <text:s/>CDS</text:p>
      <text:p text:style-name="P1">GeneID: <text:s/>['GeneID:19832953']</text:p>
      <text:p text:style-name="P1">Locus TAG: <text:s/>['lpg1388']</text:p>
      <text:p text:style-name="P1">Strand: <text:s/>-1</text:p>
      <text:p text:style-name="P1">Protein Identification:</text:p>
      <text:p text:style-name="P1">UniprotID: <text:s/>['YP_095417.1']</text:p>
      <text:p text:style-name="P1">Protein Name: <text:s/>['iron-sulfur cluster insertion protein ErpA']</text:p>
      <text:p text:style-name="P1">Protein Properties:</text:p>
      <text:p text:style-name="P1">Celular Location Start: <text:s/>1535419</text:p>
      <text:p text:style-name="P1">Celular Location End: <text:s/>1535812</text:p>
      <text:p text:style-name="P1">Amino Acids Number: <text:s/>393</text:p>
      <text:p text:style-name="P1"><text:s/></text:p>
      <text:p text:style-name="P1">Gene Identification: </text:p>
      <text:p text:style-name="P1">Type: <text:s/>CDS</text:p>
      <text:p text:style-name="P1">GeneID: <text:s/>['GeneID:19832954']</text:p>
      <text:p text:style-name="P1">Locus TAG: <text:s/>['lpg1389']</text:p>
      <text:p text:style-name="P1">Gene Name: <text:s/>['mnmA']</text:p>
      <text:p text:style-name="P1">Strand: <text:s/>-1</text:p>
      <text:p text:style-name="P1">Protein Identification:</text:p>
      <text:p text:style-name="P1">UniprotID: <text:s/>['YP_095418.1']</text:p>
      <text:p text:style-name="P1">Protein Name: <text:s/>['tRNA-specific 2-thiouridylase MnmA']</text:p>
      <text:p text:style-name="P1">Protein Properties:</text:p>
      <text:p text:style-name="P1">Celular Location Start: <text:s/>1535947</text:p>
      <text:p text:style-name="P1">Celular Location End: <text:s/>1537033</text:p>
      <text:p text:style-name="P1">Amino Acids Number: <text:s/>1086</text:p>
      <text:p text:style-name="P1">EC Number: <text:s/>['2.1.1.61']</text:p>
      <text:p text:style-name="P1">Description: <text:s/>['DNA/RNA degradation / restriction, Translation']</text:p>
      <text:p text:style-name="P1"><text:s/></text:p>
      <text:p text:style-name="P1">Gene Identification: </text:p>
      <text:p text:style-name="P1">Type: <text:s/>CDS</text:p>
      <text:p text:style-name="P1">GeneID: <text:s/>['GeneID:19832955']</text:p>
      <text:p text:style-name="P1">Locus TAG: <text:s/>['lpg1390']</text:p>
      <text:p text:style-name="P1">Strand: <text:s/>1</text:p>
      <text:p text:style-name="P1">Protein Identification:</text:p>
      <text:p text:style-name="P1">UniprotID: <text:s/>['YP_095419.1']</text:p>
      <text:p text:style-name="P1"><text:soft-page-break/>Protein Name: <text:s/>['hypothetical protein']</text:p>
      <text:p text:style-name="P1">Protein Properties:</text:p>
      <text:p text:style-name="P1">Celular Location Start: <text:s/>1537305</text:p>
      <text:p text:style-name="P1">Celular Location End: <text:s/>1537734</text:p>
      <text:p text:style-name="P1">Amino Acids Number: <text:s/>429</text:p>
      <text:p text:style-name="P1"><text:s/></text:p>
      <text:p text:style-name="P1">Gene Identification: </text:p>
      <text:p text:style-name="P1">Type: <text:s/>CDS</text:p>
      <text:p text:style-name="P1">GeneID: <text:s/>['GeneID:19832956']</text:p>
      <text:p text:style-name="P1">Locus TAG: <text:s/>['lpg1391']</text:p>
      <text:p text:style-name="P1">Gene Name: <text:s/>['rpmF']</text:p>
      <text:p text:style-name="P1">Strand: <text:s/>1</text:p>
      <text:p text:style-name="P1">Protein Identification:</text:p>
      <text:p text:style-name="P1">UniprotID: <text:s/>['YP_095420.1']</text:p>
      <text:p text:style-name="P1">Protein Name: <text:s/>['50S ribosomal protein L32']</text:p>
      <text:p text:style-name="P1">Protein Properties:</text:p>
      <text:p text:style-name="P1">Celular Location Start: <text:s/>1537819</text:p>
      <text:p text:style-name="P1">Celular Location End: <text:s/>1538011</text:p>
      <text:p text:style-name="P1">Amino Acids Number: <text:s/>192</text:p>
      <text:p text:style-name="P1">Description: <text:s/>['Translation']</text:p>
      <text:p text:style-name="P1"><text:s/></text:p>
      <text:p text:style-name="P1">Gene Identification: </text:p>
      <text:p text:style-name="P1">Type: <text:s/>CDS</text:p>
      <text:p text:style-name="P1">GeneID: <text:s/>['GeneID:19832957']</text:p>
      <text:p text:style-name="P1">Locus TAG: <text:s/>['lpg1392']</text:p>
      <text:p text:style-name="P1">Gene Name: <text:s/>['plsX']</text:p>
      <text:p text:style-name="P1">Strand: <text:s/>1</text:p>
      <text:p text:style-name="P1">Protein Identification:</text:p>
      <text:p text:style-name="P1">UniprotID: <text:s/>['YP_095421.1']</text:p>
      <text:p text:style-name="P1">Protein Name: <text:s/>['glycerol-3-phosphate acyltransferase PlsX']</text:p>
      <text:p text:style-name="P1">Protein Properties:</text:p>
      <text:p text:style-name="P1">Celular Location Start: <text:s/>1538016</text:p>
      <text:p text:style-name="P1">Celular Location End: <text:s/>1539045</text:p>
      <text:p text:style-name="P1">Amino Acids Number: <text:s/>1029</text:p>
      <text:p text:style-name="P1">Description: <text:s/>['Lipid Metabolism, 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2958']</text:p>
      <text:p text:style-name="P1">Locus TAG: <text:s/>['lpg1393']</text:p>
      <text:p text:style-name="P1">Gene Name: <text:s/>['fabH']</text:p>
      <text:p text:style-name="P1">Strand: <text:s/>1</text:p>
      <text:p text:style-name="P1">Protein Identification:</text:p>
      <text:p text:style-name="P1">UniprotID: <text:s/>['YP_095422.1']</text:p>
      <text:p text:style-name="P1">Protein Name: <text:s/>['3-oxoacyl-ACP synthase']</text:p>
      <text:p text:style-name="P1">Protein Properties:</text:p>
      <text:p text:style-name="P1">Celular Location Start: <text:s/>1539041</text:p>
      <text:p text:style-name="P1">Celular Location End: <text:s/>1539995</text:p>
      <text:p text:style-name="P1">Amino Acids Number: <text:s/>954</text:p>
      <text:p text:style-name="P1"><text:soft-page-break/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2959']</text:p>
      <text:p text:style-name="P1">Locus TAG: <text:s/>['lpg1394']</text:p>
      <text:p text:style-name="P1">Strand: <text:s/>1</text:p>
      <text:p text:style-name="P1">Protein Identification:</text:p>
      <text:p text:style-name="P1">UniprotID: <text:s/>['YP_095423.1']</text:p>
      <text:p text:style-name="P1">Protein Name: <text:s/>['malonyl CoA-ACP transacylase']</text:p>
      <text:p text:style-name="P1">Protein Properties:</text:p>
      <text:p text:style-name="P1">Celular Location Start: <text:s/>1540021</text:p>
      <text:p text:style-name="P1">Celular Location End: <text:s/>1540969</text:p>
      <text:p text:style-name="P1">Amino Acids Number: <text:s/>948</text:p>
      <text:p text:style-name="P1">EC Number: <text:s/>['2.3.1.39']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2960']</text:p>
      <text:p text:style-name="P1">Locus TAG: <text:s/>['lpg1395']</text:p>
      <text:p text:style-name="P1">Gene Name: <text:s/>['fabG']</text:p>
      <text:p text:style-name="P1">Strand: <text:s/>1</text:p>
      <text:p text:style-name="P1">Protein Identification:</text:p>
      <text:p text:style-name="P1">UniprotID: <text:s/>['YP_095424.1']</text:p>
      <text:p text:style-name="P1">Protein Name: <text:s/>['3-oxoacyl-ACP reductase']</text:p>
      <text:p text:style-name="P1">Protein Properties:</text:p>
      <text:p text:style-name="P1">Celular Location Start: <text:s/>1540980</text:p>
      <text:p text:style-name="P1">Celular Location End: <text:s/>1541727</text:p>
      <text:p text:style-name="P1">Amino Acids Number: <text:s/>747</text:p>
      <text:p text:style-name="P1">EC Number: <text:s/>['1.1.1.100']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2961']</text:p>
      <text:p text:style-name="P1">Locus TAG: <text:s/>['lpg1396']</text:p>
      <text:p text:style-name="P1">Gene Name: <text:s/>['acpP']</text:p>
      <text:p text:style-name="P1">Strand: <text:s/>1</text:p>
      <text:p text:style-name="P1">Protein Identification:</text:p>
      <text:p text:style-name="P1">UniprotID: <text:s/>['YP_095425.1']</text:p>
      <text:p text:style-name="P1">Protein Name: <text:s/>['acyl carrier protein']</text:p>
      <text:p text:style-name="P1">Protein Properties:</text:p>
      <text:p text:style-name="P1">Celular Location Start: <text:s/>1541811</text:p>
      <text:p text:style-name="P1">Celular Location End: <text:s/>1542060</text:p>
      <text:p text:style-name="P1">Amino Acids Number: <text:s/>249</text:p>
      <text:p text:style-name="P1"><text:s/></text:p>
      <text:p text:style-name="P1">Gene Identification: </text:p>
      <text:p text:style-name="P1">Type: <text:s/>CDS</text:p>
      <text:p text:style-name="P1"><text:soft-page-break/>GeneID: <text:s/>['GeneID:19832962']</text:p>
      <text:p text:style-name="P1">Locus TAG: <text:s/>['lpg1397']</text:p>
      <text:p text:style-name="P1">Gene Name: <text:s/>['fabF1']</text:p>
      <text:p text:style-name="P1">Strand: <text:s/>1</text:p>
      <text:p text:style-name="P1">Protein Identification:</text:p>
      <text:p text:style-name="P1">UniprotID: <text:s/>['YP_095426.1']</text:p>
      <text:p text:style-name="P1">Protein Name: <text:s/>['beta-ketoacyl-ACP synthase']</text:p>
      <text:p text:style-name="P1">Protein Properties:</text:p>
      <text:p text:style-name="P1">Celular Location Start: <text:s/>1542079</text:p>
      <text:p text:style-name="P1">Celular Location End: <text:s/>1543318</text:p>
      <text:p text:style-name="P1">Amino Acids Number: <text:s/>1239</text:p>
      <text:p text:style-name="P1">EC Number: <text:s/>['2.3.1.41']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2963']</text:p>
      <text:p text:style-name="P1">Locus TAG: <text:s/>['lpg1398']</text:p>
      <text:p text:style-name="P1">Strand: <text:s/>1</text:p>
      <text:p text:style-name="P1">Protein Identification:</text:p>
      <text:p text:style-name="P1">UniprotID: <text:s/>['YP_095427.1']</text:p>
      <text:p text:style-name="P1">Protein Name: <text:s/>['ABC transporter substrate-binding protein']</text:p>
      <text:p text:style-name="P1">Protein Properties:</text:p>
      <text:p text:style-name="P1">Celular Location Start: <text:s/>1543318</text:p>
      <text:p text:style-name="P1">Celular Location End: <text:s/>1544317</text:p>
      <text:p text:style-name="P1">Amino Acids Number: <text:s/>999</text:p>
      <text:p text:style-name="P1"><text:s/></text:p>
      <text:p text:style-name="P1">Gene Identification: </text:p>
      <text:p text:style-name="P1">Type: <text:s/>CDS</text:p>
      <text:p text:style-name="P1">GeneID: <text:s/>['GeneID:19832964']</text:p>
      <text:p text:style-name="P1">Locus TAG: <text:s/>['lpg1399']</text:p>
      <text:p text:style-name="P1">Gene Name: <text:s/>['tmk']</text:p>
      <text:p text:style-name="P1">Strand: <text:s/>1</text:p>
      <text:p text:style-name="P1">Protein Identification:</text:p>
      <text:p text:style-name="P1">UniprotID: <text:s/>['YP_095428.1']</text:p>
      <text:p text:style-name="P1">Protein Name: <text:s/>['thymidylate kinase']</text:p>
      <text:p text:style-name="P1">Protein Properties:</text:p>
      <text:p text:style-name="P1">Celular Location Start: <text:s/>1544316</text:p>
      <text:p text:style-name="P1">Celular Location End: <text:s/>1544955</text:p>
      <text:p text:style-name="P1">Amino Acids Number: <text:s/>639</text:p>
      <text:p text:style-name="P1">EC Number: <text:s/>['2.7.4.9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2965']</text:p>
      <text:p text:style-name="P1">Locus TAG: <text:s/>['lpg1400']</text:p>
      <text:p text:style-name="P1">Gene Name: <text:s/>['holB']</text:p>
      <text:p text:style-name="P1">Strand: <text:s/>1</text:p>
      <text:p text:style-name="P1"><text:soft-page-break/>Protein Identification:</text:p>
      <text:p text:style-name="P1">UniprotID: <text:s/>['YP_095429.1']</text:p>
      <text:p text:style-name="P1">Protein Name: <text:s/>['DNA polymerase III, delta prime subunit']</text:p>
      <text:p text:style-name="P1">Protein Properties:</text:p>
      <text:p text:style-name="P1">Celular Location Start: <text:s/>1544951</text:p>
      <text:p text:style-name="P1">Celular Location End: <text:s/>1545857</text:p>
      <text:p text:style-name="P1">Amino Acids Number: <text:s/>906</text:p>
      <text:p text:style-name="P1">EC Number: <text:s/>['2.7.7.7']</text:p>
      <text:p text:style-name="P1">Description: <text:s/>['Nucleotide Metabolism, Replication and Repair']</text:p>
      <text:p text:style-name="P1"><text:s/></text:p>
      <text:p text:style-name="P1">Gene Identification: </text:p>
      <text:p text:style-name="P1">Type: <text:s/>CDS</text:p>
      <text:p text:style-name="P1">GeneID: <text:s/>['GeneID:19832966']</text:p>
      <text:p text:style-name="P1">Locus TAG: <text:s/>['lpg1401']</text:p>
      <text:p text:style-name="P1">Gene Name: <text:s/>['pilZ']</text:p>
      <text:p text:style-name="P1">Strand: <text:s/>1</text:p>
      <text:p text:style-name="P1">Protein Identification:</text:p>
      <text:p text:style-name="P1">UniprotID: <text:s/>['YP_095430.1']</text:p>
      <text:p text:style-name="P1">Protein Name: <text:s/>['type 4 fimbrial biogenesis protein PilZ']</text:p>
      <text:p text:style-name="P1">Protein Properties:</text:p>
      <text:p text:style-name="P1">Celular Location Start: <text:s/>1545983</text:p>
      <text:p text:style-name="P1">Celular Location End: <text:s/>1546325</text:p>
      <text:p text:style-name="P1">Amino Acids Number: <text:s/>342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2967']</text:p>
      <text:p text:style-name="P1">Locus TAG: <text:s/>['lpg1402']</text:p>
      <text:p text:style-name="P1">Strand: <text:s/>1</text:p>
      <text:p text:style-name="P1">Protein Identification:</text:p>
      <text:p text:style-name="P1">UniprotID: <text:s/>['YP_095431.1']</text:p>
      <text:p text:style-name="P1">Protein Name: <text:s/>['deoxyribonuclease TatD']</text:p>
      <text:p text:style-name="P1">Protein Properties:</text:p>
      <text:p text:style-name="P1">Celular Location Start: <text:s/>1546356</text:p>
      <text:p text:style-name="P1">Celular Location End: <text:s/>1547169</text:p>
      <text:p text:style-name="P1">Amino Acids Number: <text:s/>813</text:p>
      <text:p text:style-name="P1">EC Number: <text:s/>['3.1.21.-']</text:p>
      <text:p text:style-name="P1">Description: <text:s/>['DNA/RNA degradation / restriction']</text:p>
      <text:p text:style-name="P1"><text:s/></text:p>
      <text:p text:style-name="P1">Gene Identification: </text:p>
      <text:p text:style-name="P1">Type: <text:s/>CDS</text:p>
      <text:p text:style-name="P1">GeneID: <text:s/>['GeneID:19832968']</text:p>
      <text:p text:style-name="P1">Locus TAG: <text:s/>['lpg1403']</text:p>
      <text:p text:style-name="P1">Gene Name: <text:s/>['anmK']</text:p>
      <text:p text:style-name="P1">Strand: <text:s/>1</text:p>
      <text:p text:style-name="P1">Protein Identification:</text:p>
      <text:p text:style-name="P1">UniprotID: <text:s/>['YP_095432.1']</text:p>
      <text:p text:style-name="P1">Protein Name: <text:s/>['anhydro-N-acetylmuramic acid kinase']</text:p>
      <text:p text:style-name="P1"><text:soft-page-break/>Protein Properties:</text:p>
      <text:p text:style-name="P1">Celular Location Start: <text:s/>1547280</text:p>
      <text:p text:style-name="P1">Celular Location End: <text:s/>1548381</text:p>
      <text:p text:style-name="P1">Amino Acids Number: <text:s/>1101</text:p>
      <text:p text:style-name="P1"><text:s/></text:p>
      <text:p text:style-name="P1">Gene Identification: </text:p>
      <text:p text:style-name="P1">Type: <text:s/>CDS</text:p>
      <text:p text:style-name="P1">GeneID: <text:s/>['GeneID:19832969']</text:p>
      <text:p text:style-name="P1">Locus TAG: <text:s/>['lpg1404']</text:p>
      <text:p text:style-name="P1">Strand: <text:s/>1</text:p>
      <text:p text:style-name="P1">Protein Identification:</text:p>
      <text:p text:style-name="P1">UniprotID: <text:s/>['YP_095433.1']</text:p>
      <text:p text:style-name="P1">Protein Name: <text:s/>['major facilitator family transporter']</text:p>
      <text:p text:style-name="P1">Protein Properties:</text:p>
      <text:p text:style-name="P1">Celular Location Start: <text:s/>1548436</text:p>
      <text:p text:style-name="P1">Celular Location End: <text:s/>1549729</text:p>
      <text:p text:style-name="P1">Amino Acids Number: <text:s/>1293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2970']</text:p>
      <text:p text:style-name="P1">Locus TAG: <text:s/>['lpg1405']</text:p>
      <text:p text:style-name="P1">Gene Name: <text:s/>['cmr']</text:p>
      <text:p text:style-name="P1">Strand: <text:s/>-1</text:p>
      <text:p text:style-name="P1">Protein Identification:</text:p>
      <text:p text:style-name="P1">UniprotID: <text:s/>['YP_095434.1']</text:p>
      <text:p text:style-name="P1">Protein Name: <text:s/>['multidrug translocase MdfA, chloramphenicol resistance pump Cmr']</text:p>
      <text:p text:style-name="P1">Protein Properties:</text:p>
      <text:p text:style-name="P1">Celular Location Start: <text:s/>1549804</text:p>
      <text:p text:style-name="P1">Celular Location End: <text:s/>1551085</text:p>
      <text:p text:style-name="P1">Amino Acids Number: <text:s/>1281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2971']</text:p>
      <text:p text:style-name="P1">Locus TAG: <text:s/>['lpg1406']</text:p>
      <text:p text:style-name="P1">Strand: <text:s/>1</text:p>
      <text:p text:style-name="P1">Protein Identification:</text:p>
      <text:p text:style-name="P1">UniprotID: <text:s/>['YP_095435.1']</text:p>
      <text:p text:style-name="P1">Protein Name: <text:s/>['glycosyltransferase']</text:p>
      <text:p text:style-name="P1">Protein Properties:</text:p>
      <text:p text:style-name="P1">Celular Location Start: <text:s/>1551306</text:p>
      <text:p text:style-name="P1">Celular Location End: <text:s/>1552482</text:p>
      <text:p text:style-name="P1">Amino Acids Number: <text:s/>1176</text:p>
      <text:p text:style-name="P1">Description: <text:s/>['Metabolism of Complex Carbohydrates']</text:p>
      <text:p text:style-name="P1"><text:s/></text:p>
      <text:p text:style-name="P1">Gene Identification: </text:p>
      <text:p text:style-name="P1"><text:soft-page-break/>Type: <text:s/>CDS</text:p>
      <text:p text:style-name="P1">GeneID: <text:s/>['GeneID:19832972']</text:p>
      <text:p text:style-name="P1">Locus TAG: <text:s/>['lpg1407']</text:p>
      <text:p text:style-name="P1">Strand: <text:s/>-1</text:p>
      <text:p text:style-name="P1">Protein Identification:</text:p>
      <text:p text:style-name="P1">UniprotID: <text:s/>['YP_095436.1']</text:p>
      <text:p text:style-name="P1">Protein Name: <text:s/>['dolichol monophosphate mannose synthase']</text:p>
      <text:p text:style-name="P1">Protein Properties:</text:p>
      <text:p text:style-name="P1">Celular Location Start: <text:s/>1552518</text:p>
      <text:p text:style-name="P1">Celular Location End: <text:s/>1553904</text:p>
      <text:p text:style-name="P1">Amino Acids Number: <text:s/>1386</text:p>
      <text:p text:style-name="P1">Description: <text:s/>['Metabolism of Complex Carbohydrates']</text:p>
      <text:p text:style-name="P1"><text:s/></text:p>
      <text:p text:style-name="P1">Gene Identification: </text:p>
      <text:p text:style-name="P1">Type: <text:s/>CDS</text:p>
      <text:p text:style-name="P1">GeneID: <text:s/>['GeneID:19832973']</text:p>
      <text:p text:style-name="P1">Locus TAG: <text:s/>['lpg1408']</text:p>
      <text:p text:style-name="P1">Gene Name: <text:s/>['licA']</text:p>
      <text:p text:style-name="P1">Strand: <text:s/>1</text:p>
      <text:p text:style-name="P1">Protein Identification:</text:p>
      <text:p text:style-name="P1">UniprotID: <text:s/>['YP_095437.1']</text:p>
      <text:p text:style-name="P1">Protein Name: <text:s/>['choline kinase']</text:p>
      <text:p text:style-name="P1">Protein Properties:</text:p>
      <text:p text:style-name="P1">Celular Location Start: <text:s/>1553993</text:p>
      <text:p text:style-name="P1">Celular Location End: <text:s/>1555145</text:p>
      <text:p text:style-name="P1">Amino Acids Number: <text:s/>1152</text:p>
      <text:p text:style-name="P1">Description: <text:s/>['Metabolism of Other Amino Acids, 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2974']</text:p>
      <text:p text:style-name="P1">Locus TAG: <text:s/>['lpg1409']</text:p>
      <text:p text:style-name="P1">Strand: <text:s/>-1</text:p>
      <text:p text:style-name="P1">Protein Identification:</text:p>
      <text:p text:style-name="P1">UniprotID: <text:s/>['YP_095438.1']</text:p>
      <text:p text:style-name="P1">Protein Name: <text:s/>['hypothetical protein']</text:p>
      <text:p text:style-name="P1">Protein Properties:</text:p>
      <text:p text:style-name="P1">Celular Location Start: <text:s/>1555197</text:p>
      <text:p text:style-name="P1">Celular Location End: <text:s/>1555968</text:p>
      <text:p text:style-name="P1">Amino Acids Number: <text:s/>771</text:p>
      <text:p text:style-name="P1"><text:s/></text:p>
      <text:p text:style-name="P1">Gene Identification: </text:p>
      <text:p text:style-name="P1">Type: <text:s/>CDS</text:p>
      <text:p text:style-name="P1">GeneID: <text:s/>['GeneID:19832975']</text:p>
      <text:p text:style-name="P1">Locus TAG: <text:s/>['lpg1410']</text:p>
      <text:p text:style-name="P1">Strand: <text:s/>1</text:p>
      <text:p text:style-name="P1">Protein Identification:</text:p>
      <text:p text:style-name="P1">UniprotID: <text:s/>['YP_095439.1']</text:p>
      <text:p text:style-name="P1"><text:soft-page-break/>Protein Name: <text:s/>['hypothetical protein']</text:p>
      <text:p text:style-name="P1">Protein Properties:</text:p>
      <text:p text:style-name="P1">Celular Location Start: <text:s/>1556213</text:p>
      <text:p text:style-name="P1">Celular Location End: <text:s/>1556810</text:p>
      <text:p text:style-name="P1">Amino Acids Number: <text:s/>597</text:p>
      <text:p text:style-name="P1">Description: <text:s/>['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2976']</text:p>
      <text:p text:style-name="P1">Locus TAG: <text:s/>['lpg1411']</text:p>
      <text:p text:style-name="P1">Gene Name: <text:s/>['adk']</text:p>
      <text:p text:style-name="P1">Strand: <text:s/>1</text:p>
      <text:p text:style-name="P1">Protein Identification:</text:p>
      <text:p text:style-name="P1">UniprotID: <text:s/>['YP_095440.1']</text:p>
      <text:p text:style-name="P1">Protein Name: <text:s/>['adenylate kinase']</text:p>
      <text:p text:style-name="P1">Protein Properties:</text:p>
      <text:p text:style-name="P1">Celular Location Start: <text:s/>1557150</text:p>
      <text:p text:style-name="P1">Celular Location End: <text:s/>1557861</text:p>
      <text:p text:style-name="P1">Amino Acids Number: <text:s/>711</text:p>
      <text:p text:style-name="P1">EC Number: <text:s/>['2.7.4.3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2977']</text:p>
      <text:p text:style-name="P1">Locus TAG: <text:s/>['lpg1412']</text:p>
      <text:p text:style-name="P1">Gene Name: <text:s/>['trxA3']</text:p>
      <text:p text:style-name="P1">Strand: <text:s/>1</text:p>
      <text:p text:style-name="P1">Protein Identification:</text:p>
      <text:p text:style-name="P1">UniprotID: <text:s/>['YP_095441.1']</text:p>
      <text:p text:style-name="P1">Protein Name: <text:s/>['thioredoxin']</text:p>
      <text:p text:style-name="P1">Protein Properties:</text:p>
      <text:p text:style-name="P1">Celular Location Start: <text:s/>1557869</text:p>
      <text:p text:style-name="P1">Celular Location End: <text:s/>1558232</text:p>
      <text:p text:style-name="P1">Amino Acids Number: <text:s/>363</text:p>
      <text:p text:style-name="P1"><text:s/></text:p>
      <text:p text:style-name="P1">Gene Identification: </text:p>
      <text:p text:style-name="P1">Type: <text:s/>CDS</text:p>
      <text:p text:style-name="P1">GeneID: <text:s/>['GeneID:19832978']</text:p>
      <text:p text:style-name="P1">Locus TAG: <text:s/>['lpg1413']</text:p>
      <text:p text:style-name="P1">Gene Name: <text:s/>['glpD']</text:p>
      <text:p text:style-name="P1">Strand: <text:s/>-1</text:p>
      <text:p text:style-name="P1">Protein Identification:</text:p>
      <text:p text:style-name="P1">UniprotID: <text:s/>['YP_095442.1']</text:p>
      <text:p text:style-name="P1">Protein Name: <text:s/>['glycerol-3-phosphate dehydrogenase']</text:p>
      <text:p text:style-name="P1">Protein Properties:</text:p>
      <text:p text:style-name="P1">Celular Location Start: <text:s/>1558191</text:p>
      <text:p text:style-name="P1">Celular Location End: <text:s/>1559712</text:p>
      <text:p text:style-name="P1"><text:soft-page-break/>Amino Acids Number: <text:s/>1521</text:p>
      <text:p text:style-name="P1">EC Number: <text:s/>['1.1.5.3']</text:p>
      <text:p text:style-name="P1">Description: <text:s/>['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2979']</text:p>
      <text:p text:style-name="P1">Locus TAG: <text:s/>['lpg1414']</text:p>
      <text:p text:style-name="P1">Strand: <text:s/>1</text:p>
      <text:p text:style-name="P1">Protein Identification:</text:p>
      <text:p text:style-name="P1">UniprotID: <text:s/>['YP_095443.1']</text:p>
      <text:p text:style-name="P1">Protein Name: <text:s/>['glycerol kinase']</text:p>
      <text:p text:style-name="P1">Protein Properties:</text:p>
      <text:p text:style-name="P1">Celular Location Start: <text:s/>1559773</text:p>
      <text:p text:style-name="P1">Celular Location End: <text:s/>1561249</text:p>
      <text:p text:style-name="P1">Amino Acids Number: <text:s/>1476</text:p>
      <text:p text:style-name="P1">EC Number: <text:s/>['2.7.1.30']</text:p>
      <text:p text:style-name="P1">Description: <text:s/>['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2980']</text:p>
      <text:p text:style-name="P1">Locus TAG: <text:s/>['lpg1415']</text:p>
      <text:p text:style-name="P1">Gene Name: <text:s/>['gltA']</text:p>
      <text:p text:style-name="P1">Strand: <text:s/>-1</text:p>
      <text:p text:style-name="P1">Protein Identification:</text:p>
      <text:p text:style-name="P1">UniprotID: <text:s/>['YP_095444.1']</text:p>
      <text:p text:style-name="P1">Protein Name: <text:s/>['citrate synthase']</text:p>
      <text:p text:style-name="P1">Protein Properties:</text:p>
      <text:p text:style-name="P1">Celular Location Start: <text:s/>1561342</text:p>
      <text:p text:style-name="P1">Celular Location End: <text:s/>1562614</text:p>
      <text:p text:style-name="P1">Amino Acids Number: <text:s/>1272</text:p>
      <text:p text:style-name="P1">EC Number: <text:s/>['2.3.3.1']</text:p>
      <text:p text:style-name="P1">Description: <text:s/>['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2981']</text:p>
      <text:p text:style-name="P1">Locus TAG: <text:s/>['lpg1416']</text:p>
      <text:p text:style-name="P1">Strand: <text:s/>1</text:p>
      <text:p text:style-name="P1">Protein Identification:</text:p>
      <text:p text:style-name="P1">UniprotID: <text:s/>['YP_095445.1']</text:p>
      <text:p text:style-name="P1">Protein Name: <text:s/>['purine nucleoside phosphorylase II']</text:p>
      <text:p text:style-name="P1">Protein Properties:</text:p>
      <text:p text:style-name="P1">Celular Location Start: <text:s/>1562839</text:p>
      <text:p text:style-name="P1">Celular Location End: <text:s/>1563721</text:p>
      <text:p text:style-name="P1">Amino Acids Number: <text:s/>882</text:p>
      <text:p text:style-name="P1">EC Number: <text:s/>['2.4.2.3']</text:p>
      <text:p text:style-name="P1">Description: <text:s/>['Nucleotide Metabolism']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2982']</text:p>
      <text:p text:style-name="P1">Locus TAG: <text:s/>['lpg1417']</text:p>
      <text:p text:style-name="P1">Gene Name: <text:s/>['gyrA']</text:p>
      <text:p text:style-name="P1">Strand: <text:s/>1</text:p>
      <text:p text:style-name="P1">Protein Identification:</text:p>
      <text:p text:style-name="P1">UniprotID: <text:s/>['YP_095446.1']</text:p>
      <text:p text:style-name="P1">Protein Name: <text:s/>['DNA gyrase subunit A']</text:p>
      <text:p text:style-name="P1">Protein Properties:</text:p>
      <text:p text:style-name="P1">Celular Location Start: <text:s/>1563780</text:p>
      <text:p text:style-name="P1">Celular Location End: <text:s/>1566396</text:p>
      <text:p text:style-name="P1">Amino Acids Number: <text:s/>2616</text:p>
      <text:p text:style-name="P1">EC Number: <text:s/>['5.99.1.3']</text:p>
      <text:p text:style-name="P1">Description: <text:s/>['Replication and Repair']</text:p>
      <text:p text:style-name="P1"><text:s/></text:p>
      <text:p text:style-name="P1">Gene Identification: </text:p>
      <text:p text:style-name="P1">Type: <text:s/>CDS</text:p>
      <text:p text:style-name="P1">GeneID: <text:s/>['GeneID:19832983']</text:p>
      <text:p text:style-name="P1">Locus TAG: <text:s/>['lpg1418']</text:p>
      <text:p text:style-name="P1">Gene Name: <text:s/>['serC']</text:p>
      <text:p text:style-name="P1">Strand: <text:s/>1</text:p>
      <text:p text:style-name="P1">Protein Identification:</text:p>
      <text:p text:style-name="P1">UniprotID: <text:s/>['YP_095447.1']</text:p>
      <text:p text:style-name="P1">Protein Name: <text:s/>['phosphoserine aminotransferase']</text:p>
      <text:p text:style-name="P1">Protein Properties:</text:p>
      <text:p text:style-name="P1">Celular Location Start: <text:s/>1566370</text:p>
      <text:p text:style-name="P1">Celular Location End: <text:s/>1567477</text:p>
      <text:p text:style-name="P1">Amino Acids Number: <text:s/>1107</text:p>
      <text:p text:style-name="P1">EC Number: <text:s/>['2.6.1.52']</text:p>
      <text:p text:style-name="P1">Description: <text:s/>['Amino Acid Metabolism, 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2984']</text:p>
      <text:p text:style-name="P1">Locus TAG: <text:s/>['lpg1419']</text:p>
      <text:p text:style-name="P1">Strand: <text:s/>1</text:p>
      <text:p text:style-name="P1">Protein Identification:</text:p>
      <text:p text:style-name="P1">UniprotID: <text:s/>['YP_095448.1']</text:p>
      <text:p text:style-name="P1">Protein Name: <text:s/>['3-phosphoshikimate 1-carboxyvinyltransferase']</text:p>
      <text:p text:style-name="P1">Protein Properties:</text:p>
      <text:p text:style-name="P1">Celular Location Start: <text:s/>1567482</text:p>
      <text:p text:style-name="P1">Celular Location End: <text:s/>1568784</text:p>
      <text:p text:style-name="P1">Amino Acids Number: <text:s/>1302</text:p>
      <text:p text:style-name="P1">Description: <text:s/>['Amino Acid Metabolism']</text:p>
      <text:p text:style-name="P1"><text:s/></text:p>
      <text:p text:style-name="P1">Gene Identification: </text:p>
      <text:p text:style-name="P1">Type: <text:s/>CDS</text:p>
      <text:p text:style-name="P1"><text:soft-page-break/>GeneID: <text:s/>['GeneID:19832985']</text:p>
      <text:p text:style-name="P1">Locus TAG: <text:s/>['lpg1420']</text:p>
      <text:p text:style-name="P1">Gene Name: <text:s/>['cmk']</text:p>
      <text:p text:style-name="P1">Strand: <text:s/>1</text:p>
      <text:p text:style-name="P1">Protein Identification:</text:p>
      <text:p text:style-name="P1">UniprotID: <text:s/>['YP_095449.1']</text:p>
      <text:p text:style-name="P1">Protein Name: <text:s/>['cytidylate kinase']</text:p>
      <text:p text:style-name="P1">Protein Properties:</text:p>
      <text:p text:style-name="P1">Celular Location Start: <text:s/>1568780</text:p>
      <text:p text:style-name="P1">Celular Location End: <text:s/>1569476</text:p>
      <text:p text:style-name="P1">Amino Acids Number: <text:s/>696</text:p>
      <text:p text:style-name="P1">EC Number: <text:s/>['2.7.4.14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2986']</text:p>
      <text:p text:style-name="P1">Locus TAG: <text:s/>['lpg1421']</text:p>
      <text:p text:style-name="P1">Gene Name: <text:s/>['rpsA']</text:p>
      <text:p text:style-name="P1">Strand: <text:s/>1</text:p>
      <text:p text:style-name="P1">Protein Identification:</text:p>
      <text:p text:style-name="P1">UniprotID: <text:s/>['YP_095450.2']</text:p>
      <text:p text:style-name="P1">Protein Name: <text:s/>['30S ribosomal protein S1']</text:p>
      <text:p text:style-name="P1">Protein Properties:</text:p>
      <text:p text:style-name="P1">Celular Location Start: <text:s/>1569541</text:p>
      <text:p text:style-name="P1">Celular Location End: <text:s/>1571218</text:p>
      <text:p text:style-name="P1">Amino Acids Number: <text:s/>1677</text:p>
      <text:p text:style-name="P1">Description: <text:s/>['Translation']</text:p>
      <text:p text:style-name="P1"><text:s/></text:p>
      <text:p text:style-name="P1">Gene Identification: </text:p>
      <text:p text:style-name="P1">Type: <text:s/>CDS</text:p>
      <text:p text:style-name="P1">GeneID: <text:s/>['GeneID:19832987']</text:p>
      <text:p text:style-name="P1">Locus TAG: <text:s/>['lpg1422']</text:p>
      <text:p text:style-name="P1">Strand: <text:s/>1</text:p>
      <text:p text:style-name="P1">Protein Identification:</text:p>
      <text:p text:style-name="P1">UniprotID: <text:s/>['YP_095451.1']</text:p>
      <text:p text:style-name="P1">Protein Name: <text:s/>['hypothetical protein']</text:p>
      <text:p text:style-name="P1">Protein Properties:</text:p>
      <text:p text:style-name="P1">Celular Location Start: <text:s/>1571330</text:p>
      <text:p text:style-name="P1">Celular Location End: <text:s/>1571621</text:p>
      <text:p text:style-name="P1">Amino Acids Number: <text:s/>291</text:p>
      <text:p text:style-name="P1"><text:s/></text:p>
      <text:p text:style-name="P1">Gene Identification: </text:p>
      <text:p text:style-name="P1">Type: <text:s/>CDS</text:p>
      <text:p text:style-name="P1">GeneID: <text:s/>['GeneID:19832988']</text:p>
      <text:p text:style-name="P1">Locus TAG: <text:s/>['lpg1423']</text:p>
      <text:p text:style-name="P1">Strand: <text:s/>1</text:p>
      <text:p text:style-name="P1">Protein Identification:</text:p>
      <text:p text:style-name="P1">UniprotID: <text:s/>['YP_095452.1']</text:p>
      <text:p text:style-name="P1"><text:soft-page-break/>Protein Name: <text:s/>['tetratricopeptide repeat protein']</text:p>
      <text:p text:style-name="P1">Protein Properties:</text:p>
      <text:p text:style-name="P1">Celular Location Start: <text:s/>1571667</text:p>
      <text:p text:style-name="P1">Celular Location End: <text:s/>1572837</text:p>
      <text:p text:style-name="P1">Amino Acids Number: <text:s/>1170</text:p>
      <text:p text:style-name="P1">Description: <text:s/>['Detoxification / adaptation, Protein fate / hydrolases / secretion, Carbohydrate Metabolism, Metabolism of Complex Carbohydrates, 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2989']</text:p>
      <text:p text:style-name="P1">Locus TAG: <text:s/>['lpg1424']</text:p>
      <text:p text:style-name="P1">Strand: <text:s/>1</text:p>
      <text:p text:style-name="P1">Protein Identification:</text:p>
      <text:p text:style-name="P1">UniprotID: <text:s/>['YP_095453.1']</text:p>
      <text:p text:style-name="P1">Protein Name: <text:s/>['aminotransferase']</text:p>
      <text:p text:style-name="P1">Protein Properties:</text:p>
      <text:p text:style-name="P1">Celular Location Start: <text:s/>1573100</text:p>
      <text:p text:style-name="P1">Celular Location End: <text:s/>1574216</text:p>
      <text:p text:style-name="P1">Amino Acids Number: <text:s/>1116</text:p>
      <text:p text:style-name="P1">Description: <text:s/>['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2990']</text:p>
      <text:p text:style-name="P1">Locus TAG: <text:s/>['lpg1425']</text:p>
      <text:p text:style-name="P1">Gene Name: <text:s/>['pyrF']</text:p>
      <text:p text:style-name="P1">Strand: <text:s/>1</text:p>
      <text:p text:style-name="P1">Protein Identification:</text:p>
      <text:p text:style-name="P1">UniprotID: <text:s/>['YP_095454.1']</text:p>
      <text:p text:style-name="P1">Protein Name: <text:s/>["orotidine 5'-phosphate decarboxylase"]</text:p>
      <text:p text:style-name="P1">Protein Properties:</text:p>
      <text:p text:style-name="P1">Celular Location Start: <text:s/>1574216</text:p>
      <text:p text:style-name="P1">Celular Location End: <text:s/>1574906</text:p>
      <text:p text:style-name="P1">Amino Acids Number: <text:s/>690</text:p>
      <text:p text:style-name="P1">EC Number: <text:s/>['4.1.1.23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2991']</text:p>
      <text:p text:style-name="P1">Locus TAG: <text:s/>['lpg1426']</text:p>
      <text:p text:style-name="P1">Strand: <text:s/>1</text:p>
      <text:p text:style-name="P1">Protein Identification:</text:p>
      <text:p text:style-name="P1">UniprotID: <text:s/>['YP_095455.1']</text:p>
      <text:p text:style-name="P1">Protein Name: <text:s/>['hypothetical protein']</text:p>
      <text:p text:style-name="P1">Protein Properties:</text:p>
      <text:p text:style-name="P1">Celular Location Start: <text:s/>1575092</text:p>
      <text:p text:style-name="P1">Celular Location End: <text:s/>1577747</text:p>
      <text:p text:style-name="P1"><text:soft-page-break/>Amino Acids Number: <text:s/>2655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2992']</text:p>
      <text:p text:style-name="P1">Locus TAG: <text:s/>['lpg1427']</text:p>
      <text:p text:style-name="P1">Strand: <text:s/>1</text:p>
      <text:p text:style-name="P1">Protein Identification:</text:p>
      <text:p text:style-name="P1">UniprotID: <text:s/>['YP_095456.1']</text:p>
      <text:p text:style-name="P1">Protein Name: <text:s/>['short chain dehydrogenase']</text:p>
      <text:p text:style-name="P1">Protein Properties:</text:p>
      <text:p text:style-name="P1">Celular Location Start: <text:s/>1577691</text:p>
      <text:p text:style-name="P1">Celular Location End: <text:s/>1578471</text:p>
      <text:p text:style-name="P1">Amino Acids Number: <text:s/>780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2993']</text:p>
      <text:p text:style-name="P1">Locus TAG: <text:s/>['lpg1428']</text:p>
      <text:p text:style-name="P1">Strand: <text:s/>1</text:p>
      <text:p text:style-name="P1">Protein Identification:</text:p>
      <text:p text:style-name="P1">UniprotID: <text:s/>['YP_095457.1']</text:p>
      <text:p text:style-name="P1">Protein Name: <text:s/>['Tfp type 4 fimbrial pilin related signal peptide protein']</text:p>
      <text:p text:style-name="P1">Protein Properties:</text:p>
      <text:p text:style-name="P1">Celular Location Start: <text:s/>1578476</text:p>
      <text:p text:style-name="P1">Celular Location End: <text:s/>1578965</text:p>
      <text:p text:style-name="P1">Amino Acids Number: <text:s/>489</text:p>
      <text:p text:style-name="P1"><text:s/></text:p>
      <text:p text:style-name="P1">Gene Identification: </text:p>
      <text:p text:style-name="P1">Type: <text:s/>CDS</text:p>
      <text:p text:style-name="P1">GeneID: <text:s/>['GeneID:19832994']</text:p>
      <text:p text:style-name="P1">Locus TAG: <text:s/>['lpg1429']</text:p>
      <text:p text:style-name="P1">Strand: <text:s/>1</text:p>
      <text:p text:style-name="P1">Protein Identification:</text:p>
      <text:p text:style-name="P1">UniprotID: <text:s/>['YP_095458.1']</text:p>
      <text:p text:style-name="P1">Protein Name: <text:s/>['hypothetical protein']</text:p>
      <text:p text:style-name="P1">Protein Properties:</text:p>
      <text:p text:style-name="P1">Celular Location Start: <text:s/>1579077</text:p>
      <text:p text:style-name="P1">Celular Location End: <text:s/>1579614</text:p>
      <text:p text:style-name="P1">Amino Acids Number: <text:s/>537</text:p>
      <text:p text:style-name="P1"><text:s/></text:p>
      <text:p text:style-name="P1">Gene Identification: </text:p>
      <text:p text:style-name="P1">Type: <text:s/>CDS</text:p>
      <text:p text:style-name="P1">GeneID: <text:s/>['GeneID:19832995']</text:p>
      <text:p text:style-name="P1">Locus TAG: <text:s/>['lpg1430']</text:p>
      <text:p text:style-name="P1">Gene Name: <text:s/>['ubiA']</text:p>
      <text:p text:style-name="P1">Strand: <text:s/>1</text:p>
      <text:p text:style-name="P1"><text:soft-page-break/>Protein Identification:</text:p>
      <text:p text:style-name="P1">UniprotID: <text:s/>['YP_095459.1']</text:p>
      <text:p text:style-name="P1">Protein Name: <text:s/>['4-hydroxybenzoate octaprenyltransferase']</text:p>
      <text:p text:style-name="P1">Protein Properties:</text:p>
      <text:p text:style-name="P1">Celular Location Start: <text:s/>1579610</text:p>
      <text:p text:style-name="P1">Celular Location End: <text:s/>1580459</text:p>
      <text:p text:style-name="P1">Amino Acids Number: <text:s/>849</text:p>
      <text:p text:style-name="P1">EC Number: <text:s/>['2.5.1.-']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2996']</text:p>
      <text:p text:style-name="P1">Locus TAG: <text:s/>['lpg1431']</text:p>
      <text:p text:style-name="P1">Strand: <text:s/>-1</text:p>
      <text:p text:style-name="P1">Protein Identification:</text:p>
      <text:p text:style-name="P1">UniprotID: <text:s/>['YP_095460.1']</text:p>
      <text:p text:style-name="P1">Protein Name: <text:s/>['hypothetical protein']</text:p>
      <text:p text:style-name="P1">Protein Properties:</text:p>
      <text:p text:style-name="P1">Celular Location Start: <text:s/>1580592</text:p>
      <text:p text:style-name="P1">Celular Location End: <text:s/>1580991</text:p>
      <text:p text:style-name="P1">Amino Acids Number: <text:s/>399</text:p>
      <text:p text:style-name="P1"><text:s/></text:p>
      <text:p text:style-name="P1">Gene Identification: </text:p>
      <text:p text:style-name="P1">Type: <text:s/>CDS</text:p>
      <text:p text:style-name="P1">GeneID: <text:s/>['GeneID:19832997']</text:p>
      <text:p text:style-name="P1">Locus TAG: <text:s/>['lpg1432']</text:p>
      <text:p text:style-name="P1">Strand: <text:s/>-1</text:p>
      <text:p text:style-name="P1">Protein Identification:</text:p>
      <text:p text:style-name="P1">UniprotID: <text:s/>['YP_095461.1']</text:p>
      <text:p text:style-name="P1">Protein Name: <text:s/>['FAD linked oxidase']</text:p>
      <text:p text:style-name="P1">Protein Properties:</text:p>
      <text:p text:style-name="P1">Celular Location Start: <text:s/>1581070</text:p>
      <text:p text:style-name="P1">Celular Location End: <text:s/>1582867</text:p>
      <text:p text:style-name="P1">Amino Acids Number: <text:s/>1797</text:p>
      <text:p text:style-name="P1"><text:s/></text:p>
      <text:p text:style-name="P1">Gene Identification: </text:p>
      <text:p text:style-name="P1">Type: <text:s/>CDS</text:p>
      <text:p text:style-name="P1">GeneID: <text:s/>['GeneID:19832998']</text:p>
      <text:p text:style-name="P1">Locus TAG: <text:s/>['lpg1433']</text:p>
      <text:p text:style-name="P1">Gene Name: <text:s/>['deoC']</text:p>
      <text:p text:style-name="P1">Strand: <text:s/>-1</text:p>
      <text:p text:style-name="P1">Protein Identification:</text:p>
      <text:p text:style-name="P1">UniprotID: <text:s/>['YP_095462.1']</text:p>
      <text:p text:style-name="P1">Protein Name: <text:s/>['2-deoxyribose-5-phosphate aldolase']</text:p>
      <text:p text:style-name="P1">Protein Properties:</text:p>
      <text:p text:style-name="P1">Celular Location Start: <text:s/>1582896</text:p>
      <text:p text:style-name="P1">Celular Location End: <text:s/>1583661</text:p>
      <text:p text:style-name="P1">Amino Acids Number: <text:s/>765</text:p>
      <text:p text:style-name="P1"><text:soft-page-break/>EC Number: <text:s/>['4.1.2.4']</text:p>
      <text:p text:style-name="P1">Description: <text:s/>['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2999']</text:p>
      <text:p text:style-name="P1">Locus TAG: <text:s/>['lpg1434']</text:p>
      <text:p text:style-name="P1">Gene Name: <text:s/>['xapA']</text:p>
      <text:p text:style-name="P1">Strand: <text:s/>-1</text:p>
      <text:p text:style-name="P1">Protein Identification:</text:p>
      <text:p text:style-name="P1">UniprotID: <text:s/>['YP_095463.1']</text:p>
      <text:p text:style-name="P1">Protein Name: <text:s/>['purine nucleoside phosphorylase']</text:p>
      <text:p text:style-name="P1">Protein Properties:</text:p>
      <text:p text:style-name="P1">Celular Location Start: <text:s/>1583657</text:p>
      <text:p text:style-name="P1">Celular Location End: <text:s/>1584497</text:p>
      <text:p text:style-name="P1">Amino Acids Number: <text:s/>840</text:p>
      <text:p text:style-name="P1">EC Number: <text:s/>['2.4.2.1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3000']</text:p>
      <text:p text:style-name="P1">Locus TAG: <text:s/>['lpg1435']</text:p>
      <text:p text:style-name="P1">Gene Name: <text:s/>['cdd']</text:p>
      <text:p text:style-name="P1">Strand: <text:s/>-1</text:p>
      <text:p text:style-name="P1">Protein Identification:</text:p>
      <text:p text:style-name="P1">UniprotID: <text:s/>['YP_095464.1']</text:p>
      <text:p text:style-name="P1">Protein Name: <text:s/>['cytidine deaminase']</text:p>
      <text:p text:style-name="P1">Protein Properties:</text:p>
      <text:p text:style-name="P1">Celular Location Start: <text:s/>1584509</text:p>
      <text:p text:style-name="P1">Celular Location End: <text:s/>1584905</text:p>
      <text:p text:style-name="P1">Amino Acids Number: <text:s/>396</text:p>
      <text:p text:style-name="P1">EC Number: <text:s/>['3.5.4.5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3001']</text:p>
      <text:p text:style-name="P1">Locus TAG: <text:s/>['lpg1436']</text:p>
      <text:p text:style-name="P1">Strand: <text:s/>-1</text:p>
      <text:p text:style-name="P1">Protein Identification:</text:p>
      <text:p text:style-name="P1">UniprotID: <text:s/>['YP_095465.1']</text:p>
      <text:p text:style-name="P1">Protein Name: <text:s/>['hypothetical protein']</text:p>
      <text:p text:style-name="P1">Protein Properties:</text:p>
      <text:p text:style-name="P1">Celular Location Start: <text:s/>1584943</text:p>
      <text:p text:style-name="P1">Celular Location End: <text:s/>1585762</text:p>
      <text:p text:style-name="P1">Amino Acids Number: <text:s/>819</text:p>
      <text:p text:style-name="P1"><text:s/></text:p>
      <text:p text:style-name="P1">Gene Identification: </text:p>
      <text:p text:style-name="P1"><text:soft-page-break/>Type: <text:s/>CDS</text:p>
      <text:p text:style-name="P1">GeneID: <text:s/>['GeneID:19833002']</text:p>
      <text:p text:style-name="P1">Locus TAG: <text:s/>['lpg1437']</text:p>
      <text:p text:style-name="P1">Gene Name: <text:s/>['cpxA']</text:p>
      <text:p text:style-name="P1">Strand: <text:s/>-1</text:p>
      <text:p text:style-name="P1">Protein Identification:</text:p>
      <text:p text:style-name="P1">UniprotID: <text:s/>['YP_095466.1']</text:p>
      <text:p text:style-name="P1">Protein Name: <text:s/>['sensor histidine kinase CpxA']</text:p>
      <text:p text:style-name="P1">Protein Properties:</text:p>
      <text:p text:style-name="P1">Celular Location Start: <text:s/>1585924</text:p>
      <text:p text:style-name="P1">Celular Location End: <text:s/>1587319</text:p>
      <text:p text:style-name="P1">Amino Acids Number: <text:s/>1395</text:p>
      <text:p text:style-name="P1">Description: <text:s/>['Signal transduction / other regulatory functions']</text:p>
      <text:p text:style-name="P1"><text:s/></text:p>
      <text:p text:style-name="P1">Gene Identification: </text:p>
      <text:p text:style-name="P1">Type: <text:s/>CDS</text:p>
      <text:p text:style-name="P1">GeneID: <text:s/>['GeneID:19833003']</text:p>
      <text:p text:style-name="P1">Locus TAG: <text:s/>['lpg1438']</text:p>
      <text:p text:style-name="P1">Gene Name: <text:s/>['cpxR']</text:p>
      <text:p text:style-name="P1">Strand: <text:s/>-1</text:p>
      <text:p text:style-name="P1">Protein Identification:</text:p>
      <text:p text:style-name="P1">UniprotID: <text:s/>['YP_095467.1']</text:p>
      <text:p text:style-name="P1">Protein Name: <text:s/>['transcriptional regulatory protein CpxR']</text:p>
      <text:p text:style-name="P1">Protein Properties:</text:p>
      <text:p text:style-name="P1">Celular Location Start: <text:s/>1587284</text:p>
      <text:p text:style-name="P1">Celular Location End: <text:s/>1587965</text:p>
      <text:p text:style-name="P1">Amino Acids Number: <text:s/>681</text:p>
      <text:p text:style-name="P1">Description: <text:s/>['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004']</text:p>
      <text:p text:style-name="P1">Locus TAG: <text:s/>['lpg1439']</text:p>
      <text:p text:style-name="P1">Strand: <text:s/>-1</text:p>
      <text:p text:style-name="P1">Protein Identification:</text:p>
      <text:p text:style-name="P1">UniprotID: <text:s/>['YP_095468.1']</text:p>
      <text:p text:style-name="P1">Protein Name: <text:s/>['Mg2+ and Co2+ transporter CorC']</text:p>
      <text:p text:style-name="P1">Protein Properties:</text:p>
      <text:p text:style-name="P1">Celular Location Start: <text:s/>1587972</text:p>
      <text:p text:style-name="P1">Celular Location End: <text:s/>1588863</text:p>
      <text:p text:style-name="P1">Amino Acids Number: <text:s/>891</text:p>
      <text:p text:style-name="P1">Description: <text:s/>['Transport and binding, Toxin production / other pathogen functions']</text:p>
      <text:p text:style-name="P1"><text:s/></text:p>
      <text:p text:style-name="P1">Gene Identification: </text:p>
      <text:p text:style-name="P1">Type: <text:s/>CDS</text:p>
      <text:p text:style-name="P1">GeneID: <text:s/>['GeneID:19833005']</text:p>
      <text:p text:style-name="P1">Locus TAG: <text:s/>['lpg1440']</text:p>
      <text:p text:style-name="P1">Strand: <text:s/>-1</text:p>
      <text:p text:style-name="P1">Protein Identification:</text:p>
      <text:p text:style-name="P1"><text:soft-page-break/>UniprotID: <text:s/>['YP_095469.1']</text:p>
      <text:p text:style-name="P1">Protein Name: <text:s/>['metal dependent hydrolase']</text:p>
      <text:p text:style-name="P1">Protein Properties:</text:p>
      <text:p text:style-name="P1">Celular Location Start: <text:s/>1588822</text:p>
      <text:p text:style-name="P1">Celular Location End: <text:s/>1589299</text:p>
      <text:p text:style-name="P1">Amino Acids Number: <text:s/>477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06']</text:p>
      <text:p text:style-name="P1">Locus TAG: <text:s/>['lpg1441']</text:p>
      <text:p text:style-name="P1">Strand: <text:s/>-1</text:p>
      <text:p text:style-name="P1">Protein Identification:</text:p>
      <text:p text:style-name="P1">UniprotID: <text:s/>['YP_095470.1']</text:p>
      <text:p text:style-name="P1">Protein Name: <text:s/>['phosphate starvation-inducible protein PhoH']</text:p>
      <text:p text:style-name="P1">Protein Properties:</text:p>
      <text:p text:style-name="P1">Celular Location Start: <text:s/>1589295</text:p>
      <text:p text:style-name="P1">Celular Location End: <text:s/>1590246</text:p>
      <text:p text:style-name="P1">Amino Acids Number: <text:s/>951</text:p>
      <text:p text:style-name="P1">Description: <text:s/>['Detoxification / adaptation, Signal transduction / other regulatory functions']</text:p>
      <text:p text:style-name="P1"><text:s/></text:p>
      <text:p text:style-name="P1">Gene Identification: </text:p>
      <text:p text:style-name="P1">Type: <text:s/>CDS</text:p>
      <text:p text:style-name="P1">GeneID: <text:s/>['GeneID:19833007']</text:p>
      <text:p text:style-name="P1">Locus TAG: <text:s/>['lpg1442']</text:p>
      <text:p text:style-name="P1">Strand: <text:s/>1</text:p>
      <text:p text:style-name="P1">Protein Identification:</text:p>
      <text:p text:style-name="P1">UniprotID: <text:s/>['YP_095471.1']</text:p>
      <text:p text:style-name="P1">Protein Name: <text:s/>['metal dependent phosphoesterase']</text:p>
      <text:p text:style-name="P1">Protein Properties:</text:p>
      <text:p text:style-name="P1">Celular Location Start: <text:s/>1590515</text:p>
      <text:p text:style-name="P1">Celular Location End: <text:s/>1591364</text:p>
      <text:p text:style-name="P1">Amino Acids Number: <text:s/>849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08']</text:p>
      <text:p text:style-name="P1">Locus TAG: <text:s/>['lpg1443']</text:p>
      <text:p text:style-name="P1">Strand: <text:s/>1</text:p>
      <text:p text:style-name="P1">Protein Identification:</text:p>
      <text:p text:style-name="P1">UniprotID: <text:s/>['YP_095472.1']</text:p>
      <text:p text:style-name="P1">Protein Name: <text:s/>['translation factor']</text:p>
      <text:p text:style-name="P1">Protein Properties:</text:p>
      <text:p text:style-name="P1">Celular Location Start: <text:s/>1591315</text:p>
      <text:p text:style-name="P1">Celular Location End: <text:s/>1591981</text:p>
      <text:p text:style-name="P1">Amino Acids Number: <text:s/>666</text:p>
      <text:p text:style-name="P1">Description: <text:s/>['Translation']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3009']</text:p>
      <text:p text:style-name="P1">Locus TAG: <text:s/>['lpg1444']</text:p>
      <text:p text:style-name="P1">Gene Name: <text:s/>['trpS']</text:p>
      <text:p text:style-name="P1">Strand: <text:s/>1</text:p>
      <text:p text:style-name="P1">Protein Identification:</text:p>
      <text:p text:style-name="P1">UniprotID: <text:s/>['YP_095473.1']</text:p>
      <text:p text:style-name="P1">Protein Name: <text:s/>['tryptophanyl-tRNA synthetase']</text:p>
      <text:p text:style-name="P1">Protein Properties:</text:p>
      <text:p text:style-name="P1">Celular Location Start: <text:s/>1592223</text:p>
      <text:p text:style-name="P1">Celular Location End: <text:s/>1593441</text:p>
      <text:p text:style-name="P1">Amino Acids Number: <text:s/>1218</text:p>
      <text:p text:style-name="P1">EC Number: <text:s/>['6.1.1.2']</text:p>
      <text:p text:style-name="P1">Description: <text:s/>['Amino Acid Metabolism, Translation']</text:p>
      <text:p text:style-name="P1"><text:s/></text:p>
      <text:p text:style-name="P1">Gene Identification: </text:p>
      <text:p text:style-name="P1">Type: <text:s/>CDS</text:p>
      <text:p text:style-name="P1">GeneID: <text:s/>['GeneID:19833010']</text:p>
      <text:p text:style-name="P1">Locus TAG: <text:s/>['lpg1445']</text:p>
      <text:p text:style-name="P1">Strand: <text:s/>1</text:p>
      <text:p text:style-name="P1">Protein Identification:</text:p>
      <text:p text:style-name="P1">UniprotID: <text:s/>['YP_095474.1']</text:p>
      <text:p text:style-name="P1">Protein Name: <text:s/>['hypothetical protein']</text:p>
      <text:p text:style-name="P1">Protein Properties:</text:p>
      <text:p text:style-name="P1">Celular Location Start: <text:s/>1593440</text:p>
      <text:p text:style-name="P1">Celular Location End: <text:s/>1594232</text:p>
      <text:p text:style-name="P1">Amino Acids Number: <text:s/>792</text:p>
      <text:p text:style-name="P1"><text:s/></text:p>
      <text:p text:style-name="P1">Gene Identification: </text:p>
      <text:p text:style-name="P1">Type: <text:s/>CDS</text:p>
      <text:p text:style-name="P1">GeneID: <text:s/>['GeneID:19833011']</text:p>
      <text:p text:style-name="P1">Locus TAG: <text:s/>['lpg1446']</text:p>
      <text:p text:style-name="P1">Strand: <text:s/>1</text:p>
      <text:p text:style-name="P1">Protein Identification:</text:p>
      <text:p text:style-name="P1">UniprotID: <text:s/>['YP_095475.1']</text:p>
      <text:p text:style-name="P1">Protein Name: <text:s/>['hypothetical protein']</text:p>
      <text:p text:style-name="P1">Protein Properties:</text:p>
      <text:p text:style-name="P1">Celular Location Start: <text:s/>1594224</text:p>
      <text:p text:style-name="P1">Celular Location End: <text:s/>1594815</text:p>
      <text:p text:style-name="P1">Amino Acids Number: <text:s/>591</text:p>
      <text:p text:style-name="P1">Description: <text:s/>['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012']</text:p>
      <text:p text:style-name="P1">Locus TAG: <text:s/>['lpg1447']</text:p>
      <text:p text:style-name="P1">Strand: <text:s/>1</text:p>
      <text:p text:style-name="P1"><text:soft-page-break/>Protein Identification:</text:p>
      <text:p text:style-name="P1">UniprotID: <text:s/>['YP_095476.1']</text:p>
      <text:p text:style-name="P1">Protein Name: <text:s/>['23S rRNA pseudouridylate synthase B']</text:p>
      <text:p text:style-name="P1">Protein Properties:</text:p>
      <text:p text:style-name="P1">Celular Location Start: <text:s/>1594804</text:p>
      <text:p text:style-name="P1">Celular Location End: <text:s/>1595551</text:p>
      <text:p text:style-name="P1">Amino Acids Number: <text:s/>747</text:p>
      <text:p text:style-name="P1">Description: <text:s/>['DNA/RNA degradation / restriction, Translation']</text:p>
      <text:p text:style-name="P1"><text:s/></text:p>
      <text:p text:style-name="P1">Gene Identification: </text:p>
      <text:p text:style-name="P1">Type: <text:s/>CDS</text:p>
      <text:p text:style-name="P1">GeneID: <text:s/>['GeneID:19833013']</text:p>
      <text:p text:style-name="P1">Locus TAG: <text:s/>['lpg1448']</text:p>
      <text:p text:style-name="P1">Strand: <text:s/>1</text:p>
      <text:p text:style-name="P1">Protein Identification:</text:p>
      <text:p text:style-name="P1">UniprotID: <text:s/>['YP_095477.1']</text:p>
      <text:p text:style-name="P1">Protein Name: <text:s/>['transcriptional regulator']</text:p>
      <text:p text:style-name="P1">Protein Properties:</text:p>
      <text:p text:style-name="P1">Celular Location Start: <text:s/>1595786</text:p>
      <text:p text:style-name="P1">Celular Location End: <text:s/>1596572</text:p>
      <text:p text:style-name="P1">Amino Acids Number: <text:s/>786</text:p>
      <text:p text:style-name="P1">Description: <text:s/>['Signal transduction / other regulatory functions, 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014']</text:p>
      <text:p text:style-name="P1">Locus TAG: <text:s/>['lpg1449']</text:p>
      <text:p text:style-name="P1">Strand: <text:s/>1</text:p>
      <text:p text:style-name="P1">Protein Identification:</text:p>
      <text:p text:style-name="P1">UniprotID: <text:s/>['YP_095478.1']</text:p>
      <text:p text:style-name="P1">Protein Name: <text:s/>['hypothetical protein']</text:p>
      <text:p text:style-name="P1">Protein Properties:</text:p>
      <text:p text:style-name="P1">Celular Location Start: <text:s/>1596956</text:p>
      <text:p text:style-name="P1">Celular Location End: <text:s/>1599569</text:p>
      <text:p text:style-name="P1">Amino Acids Number: <text:s/>2613</text:p>
      <text:p text:style-name="P1"><text:s/></text:p>
      <text:p text:style-name="P1">Gene Identification: </text:p>
      <text:p text:style-name="P1">Type: <text:s/>CDS</text:p>
      <text:p text:style-name="P1">GeneID: <text:s/>['GeneID:19833015']</text:p>
      <text:p text:style-name="P1">Locus TAG: <text:s/>['lpg1450']</text:p>
      <text:p text:style-name="P1">Strand: <text:s/>1</text:p>
      <text:p text:style-name="P1">Protein Identification:</text:p>
      <text:p text:style-name="P1">UniprotID: <text:s/>['YP_095479.1']</text:p>
      <text:p text:style-name="P1">Protein Name: <text:s/>['iron/ascorbate oxidoreductase']</text:p>
      <text:p text:style-name="P1">Protein Properties:</text:p>
      <text:p text:style-name="P1">Celular Location Start: <text:s/>1599655</text:p>
      <text:p text:style-name="P1">Celular Location End: <text:s/>1600648</text:p>
      <text:p text:style-name="P1">Amino Acids Number: <text:s/>993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3016']</text:p>
      <text:p text:style-name="P1">Locus TAG: <text:s/>['lpg1451']</text:p>
      <text:p text:style-name="P1">Strand: <text:s/>-1</text:p>
      <text:p text:style-name="P1">Protein Identification:</text:p>
      <text:p text:style-name="P1">UniprotID: <text:s/>['YP_095480.1']</text:p>
      <text:p text:style-name="P1">Protein Name: <text:s/>['hypothetical protein']</text:p>
      <text:p text:style-name="P1">Protein Properties:</text:p>
      <text:p text:style-name="P1">Celular Location Start: <text:s/>1600789</text:p>
      <text:p text:style-name="P1">Celular Location End: <text:s/>1601101</text:p>
      <text:p text:style-name="P1">Amino Acids Number: <text:s/>312</text:p>
      <text:p text:style-name="P1">Description: <text:s/>['Cell envelope synthesis, Transport and binding, 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3017']</text:p>
      <text:p text:style-name="P1">Locus TAG: <text:s/>['lpg1452']</text:p>
      <text:p text:style-name="P1">Strand: <text:s/>1</text:p>
      <text:p text:style-name="P1">Protein Identification:</text:p>
      <text:p text:style-name="P1">UniprotID: <text:s/>['YP_095481.1']</text:p>
      <text:p text:style-name="P1">Protein Name: <text:s/>['lipase A']</text:p>
      <text:p text:style-name="P1">Protein Properties:</text:p>
      <text:p text:style-name="P1">Celular Location Start: <text:s/>1601434</text:p>
      <text:p text:style-name="P1">Celular Location End: <text:s/>1602322</text:p>
      <text:p text:style-name="P1">Amino Acids Number: <text:s/>888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18']</text:p>
      <text:p text:style-name="P1">Locus TAG: <text:s/>['lpg1453']</text:p>
      <text:p text:style-name="P1">Strand: <text:s/>1</text:p>
      <text:p text:style-name="P1">Protein Identification:</text:p>
      <text:p text:style-name="P1">UniprotID: <text:s/>['YP_095482.1']</text:p>
      <text:p text:style-name="P1">Protein Name: <text:s/>['hypothetical protein']</text:p>
      <text:p text:style-name="P1">Protein Properties:</text:p>
      <text:p text:style-name="P1">Celular Location Start: <text:s/>1602448</text:p>
      <text:p text:style-name="P1">Celular Location End: <text:s/>1602967</text:p>
      <text:p text:style-name="P1">Amino Acids Number: <text:s/>519</text:p>
      <text:p text:style-name="P1"><text:s/></text:p>
      <text:p text:style-name="P1">Gene Identification: </text:p>
      <text:p text:style-name="P1">Type: <text:s/>CDS</text:p>
      <text:p text:style-name="P1">GeneID: <text:s/>['GeneID:19833019']</text:p>
      <text:p text:style-name="P1">Locus TAG: <text:s/>['lpg1454']</text:p>
      <text:p text:style-name="P1">Strand: <text:s/>-1</text:p>
      <text:p text:style-name="P1">Protein Identification:</text:p>
      <text:p text:style-name="P1">UniprotID: <text:s/>['YP_095483.1']</text:p>
      <text:p text:style-name="P1"><text:soft-page-break/>Protein Name: <text:s/>['multidrug efflux protein']</text:p>
      <text:p text:style-name="P1">Protein Properties:</text:p>
      <text:p text:style-name="P1">Celular Location Start: <text:s/>1603091</text:p>
      <text:p text:style-name="P1">Celular Location End: <text:s/>1604477</text:p>
      <text:p text:style-name="P1">Amino Acids Number: <text:s/>1386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020']</text:p>
      <text:p text:style-name="P1">Locus TAG: <text:s/>['lpg1455']</text:p>
      <text:p text:style-name="P1">Strand: <text:s/>-1</text:p>
      <text:p text:style-name="P1">Protein Identification:</text:p>
      <text:p text:style-name="P1">UniprotID: <text:s/>['YP_095484.1']</text:p>
      <text:p text:style-name="P1">Protein Name: <text:s/>['phospholipase C']</text:p>
      <text:p text:style-name="P1">Protein Properties:</text:p>
      <text:p text:style-name="P1">Celular Location Start: <text:s/>1604505</text:p>
      <text:p text:style-name="P1">Celular Location End: <text:s/>1605762</text:p>
      <text:p text:style-name="P1">Amino Acids Number: <text:s/>1257</text:p>
      <text:p text:style-name="P1">Description: <text:s/>['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3021']</text:p>
      <text:p text:style-name="P1">Locus TAG: <text:s/>['lpg1456']</text:p>
      <text:p text:style-name="P1">Gene Name: <text:s/>['rumA']</text:p>
      <text:p text:style-name="P1">Strand: <text:s/>1</text:p>
      <text:p text:style-name="P1">Protein Identification:</text:p>
      <text:p text:style-name="P1">UniprotID: <text:s/>['YP_095485.1']</text:p>
      <text:p text:style-name="P1">Protein Name: <text:s/>['23S rRNA (uracil(1939)-C(5))-methyltransferase RlmD']</text:p>
      <text:p text:style-name="P1">Protein Properties:</text:p>
      <text:p text:style-name="P1">Celular Location Start: <text:s/>1605882</text:p>
      <text:p text:style-name="P1">Celular Location End: <text:s/>1607217</text:p>
      <text:p text:style-name="P1">Amino Acids Number: <text:s/>1335</text:p>
      <text:p text:style-name="P1">EC Number: <text:s/>['2.1.1.-']</text:p>
      <text:p text:style-name="P1">Description: <text:s/>['DNA/RNA degradation / restriction, Translation']</text:p>
      <text:p text:style-name="P1"><text:s/></text:p>
      <text:p text:style-name="P1">Gene Identification: </text:p>
      <text:p text:style-name="P1">Type: <text:s/>CDS</text:p>
      <text:p text:style-name="P1">GeneID: <text:s/>['GeneID:19833022']</text:p>
      <text:p text:style-name="P1">Locus TAG: <text:s/>['lpg1457']</text:p>
      <text:p text:style-name="P1">Gene Name: <text:s/>['relA']</text:p>
      <text:p text:style-name="P1">Strand: <text:s/>1</text:p>
      <text:p text:style-name="P1">Protein Identification:</text:p>
      <text:p text:style-name="P1">UniprotID: <text:s/>['YP_095486.1']</text:p>
      <text:p text:style-name="P1">Protein Name: <text:s/>['GTP pyrophosphokinase']</text:p>
      <text:p text:style-name="P1">Protein Properties:</text:p>
      <text:p text:style-name="P1">Celular Location Start: <text:s/>1607222</text:p>
      <text:p text:style-name="P1">Celular Location End: <text:s/>1609427</text:p>
      <text:p text:style-name="P1"><text:soft-page-break/>Amino Acids Number: <text:s/>2205</text:p>
      <text:p text:style-name="P1">EC Number: <text:s/>['2.7.6.5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3023']</text:p>
      <text:p text:style-name="P1">Locus TAG: <text:s/>['lpg1458']</text:p>
      <text:p text:style-name="P1">Strand: <text:s/>-1</text:p>
      <text:p text:style-name="P1">Protein Identification:</text:p>
      <text:p text:style-name="P1">UniprotID: <text:s/>['YP_095487.1']</text:p>
      <text:p text:style-name="P1">Protein Name: <text:s/>['hypothetical protein']</text:p>
      <text:p text:style-name="P1">Protein Properties:</text:p>
      <text:p text:style-name="P1">Celular Location Start: <text:s/>1609467</text:p>
      <text:p text:style-name="P1">Celular Location End: <text:s/>1609833</text:p>
      <text:p text:style-name="P1">Amino Acids Number: <text:s/>366</text:p>
      <text:p text:style-name="P1"><text:s/></text:p>
      <text:p text:style-name="P1">Gene Identification: </text:p>
      <text:p text:style-name="P1">Type: <text:s/>CDS</text:p>
      <text:p text:style-name="P1">GeneID: <text:s/>['GeneID:19833024']</text:p>
      <text:p text:style-name="P1">Locus TAG: <text:s/>['lpg1459']</text:p>
      <text:p text:style-name="P1">Gene Name: <text:s/>['yfdZ']</text:p>
      <text:p text:style-name="P1">Strand: <text:s/>1</text:p>
      <text:p text:style-name="P1">Protein Identification:</text:p>
      <text:p text:style-name="P1">UniprotID: <text:s/>['YP_095488.1']</text:p>
      <text:p text:style-name="P1">Protein Name: <text:s/>['aminotransferase']</text:p>
      <text:p text:style-name="P1">Protein Properties:</text:p>
      <text:p text:style-name="P1">Celular Location Start: <text:s/>1609891</text:p>
      <text:p text:style-name="P1">Celular Location End: <text:s/>1611085</text:p>
      <text:p text:style-name="P1">Amino Acids Number: <text:s/>1194</text:p>
      <text:p text:style-name="P1">EC Number: <text:s/>['2.6.1.17']</text:p>
      <text:p text:style-name="P1">Description: <text:s/>['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025']</text:p>
      <text:p text:style-name="P1">Locus TAG: <text:s/>['lpg1460']</text:p>
      <text:p text:style-name="P1">Strand: <text:s/>1</text:p>
      <text:p text:style-name="P1">Protein Identification:</text:p>
      <text:p text:style-name="P1">UniprotID: <text:s/>['YP_095489.1']</text:p>
      <text:p text:style-name="P1">Protein Name: <text:s/>['hypothetical protein']</text:p>
      <text:p text:style-name="P1">Protein Properties:</text:p>
      <text:p text:style-name="P1">Celular Location Start: <text:s/>1611089</text:p>
      <text:p text:style-name="P1">Celular Location End: <text:s/>1611899</text:p>
      <text:p text:style-name="P1">Amino Acids Number: <text:s/>810</text:p>
      <text:p text:style-name="P1"><text:s/></text:p>
      <text:p text:style-name="P1">Gene Identification: </text:p>
      <text:p text:style-name="P1">Type: <text:s/>CDS</text:p>
      <text:p text:style-name="P1">GeneID: <text:s/>['GeneID:19833026']</text:p>
      <text:p text:style-name="P1"><text:soft-page-break/>Locus TAG: <text:s/>['lpg1461']</text:p>
      <text:p text:style-name="P1">Gene Name: <text:s/>['recJ']</text:p>
      <text:p text:style-name="P1">Strand: <text:s/>1</text:p>
      <text:p text:style-name="P1">Protein Identification:</text:p>
      <text:p text:style-name="P1">UniprotID: <text:s/>['YP_095490.1']</text:p>
      <text:p text:style-name="P1">Protein Name: <text:s/>['ssDNA-binding protein']</text:p>
      <text:p text:style-name="P1">Protein Properties:</text:p>
      <text:p text:style-name="P1">Celular Location Start: <text:s/>1611888</text:p>
      <text:p text:style-name="P1">Celular Location End: <text:s/>1613628</text:p>
      <text:p text:style-name="P1">Amino Acids Number: <text:s/>1740</text:p>
      <text:p text:style-name="P1">EC Number: <text:s/>['3.1.-.-']</text:p>
      <text:p text:style-name="P1">Description: <text:s/>['DNA/RNA degradation / restriction']</text:p>
      <text:p text:style-name="P1"><text:s/></text:p>
      <text:p text:style-name="P1">Gene Identification: </text:p>
      <text:p text:style-name="P1">Type: <text:s/>CDS</text:p>
      <text:p text:style-name="P1">GeneID: <text:s/>['GeneID:19833027']</text:p>
      <text:p text:style-name="P1">Locus TAG: <text:s/>['lpg1462']</text:p>
      <text:p text:style-name="P1">Strand: <text:s/>1</text:p>
      <text:p text:style-name="P1">Protein Identification:</text:p>
      <text:p text:style-name="P1">UniprotID: <text:s/>['YP_095491.1']</text:p>
      <text:p text:style-name="P1">Protein Name: <text:s/>['tRNA-dihydrouridine synthase A']</text:p>
      <text:p text:style-name="P1">Protein Properties:</text:p>
      <text:p text:style-name="P1">Celular Location Start: <text:s/>1613696</text:p>
      <text:p text:style-name="P1">Celular Location End: <text:s/>1614701</text:p>
      <text:p text:style-name="P1">Amino Acids Number: <text:s/>1005</text:p>
      <text:p text:style-name="P1">Description: <text:s/>['DNA/RNA degradation / restriction, Translation']</text:p>
      <text:p text:style-name="P1"><text:s/></text:p>
      <text:p text:style-name="P1">Gene Identification: </text:p>
      <text:p text:style-name="P1">Type: <text:s/>CDS</text:p>
      <text:p text:style-name="P1">GeneID: <text:s/>['GeneID:19833028']</text:p>
      <text:p text:style-name="P1">Locus TAG: <text:s/>['lpg1463']</text:p>
      <text:p text:style-name="P1">Gene Name: <text:s/>['secA']</text:p>
      <text:p text:style-name="P1">Strand: <text:s/>1</text:p>
      <text:p text:style-name="P1">Protein Identification:</text:p>
      <text:p text:style-name="P1">UniprotID: <text:s/>['YP_095492.2']</text:p>
      <text:p text:style-name="P1">Protein Name: <text:s/>['preprotein translocase subunit SecA']</text:p>
      <text:p text:style-name="P1">Protein Properties:</text:p>
      <text:p text:style-name="P1">Celular Location Start: <text:s/>1614801</text:p>
      <text:p text:style-name="P1">Celular Location End: <text:s/>1617492</text:p>
      <text:p text:style-name="P1">Amino Acids Number: <text:s/>2691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29']</text:p>
      <text:p text:style-name="P1">Locus TAG: <text:s/>['lpg1464']</text:p>
      <text:p text:style-name="P1">Strand: <text:s/>1</text:p>
      <text:p text:style-name="P1">Protein Identification:</text:p>
      <text:p text:style-name="P1">UniprotID: <text:s/>['YP_095493.1']</text:p>
      <text:p text:style-name="P1"><text:soft-page-break/>Protein Name: <text:s/>['hypothetical protein']</text:p>
      <text:p text:style-name="P1">Protein Properties:</text:p>
      <text:p text:style-name="P1">Celular Location Start: <text:s/>1617734</text:p>
      <text:p text:style-name="P1">Celular Location End: <text:s/>1617893</text:p>
      <text:p text:style-name="P1">Amino Acids Number: <text:s/>159</text:p>
      <text:p text:style-name="P1"><text:s/></text:p>
      <text:p text:style-name="P1">Gene Identification: </text:p>
      <text:p text:style-name="P1">Type: <text:s/>CDS</text:p>
      <text:p text:style-name="P1">GeneID: <text:s/>['GeneID:19833030']</text:p>
      <text:p text:style-name="P1">Locus TAG: <text:s/>['lpg1465']</text:p>
      <text:p text:style-name="P1">Strand: <text:s/>1</text:p>
      <text:p text:style-name="P1">Protein Identification:</text:p>
      <text:p text:style-name="P1">UniprotID: <text:s/>['YP_095494.1']</text:p>
      <text:p text:style-name="P1">Protein Name: <text:s/>['hypothetical protein']</text:p>
      <text:p text:style-name="P1">Protein Properties:</text:p>
      <text:p text:style-name="P1">Celular Location Start: <text:s/>1618096</text:p>
      <text:p text:style-name="P1">Celular Location End: <text:s/>1618927</text:p>
      <text:p text:style-name="P1">Amino Acids Number: <text:s/>831</text:p>
      <text:p text:style-name="P1"><text:s/></text:p>
      <text:p text:style-name="P1">Gene Identification: </text:p>
      <text:p text:style-name="P1">Type: <text:s/>CDS</text:p>
      <text:p text:style-name="P1">GeneID: <text:s/>['GeneID:19833031']</text:p>
      <text:p text:style-name="P1">Locus TAG: <text:s/>['lpg1466']</text:p>
      <text:p text:style-name="P1">Strand: <text:s/>-1</text:p>
      <text:p text:style-name="P1">Protein Identification:</text:p>
      <text:p text:style-name="P1">UniprotID: <text:s/>['YP_095495.1']</text:p>
      <text:p text:style-name="P1">Protein Name: <text:s/>['hypothetical protein']</text:p>
      <text:p text:style-name="P1">Protein Properties:</text:p>
      <text:p text:style-name="P1">Celular Location Start: <text:s/>1618971</text:p>
      <text:p text:style-name="P1">Celular Location End: <text:s/>1619718</text:p>
      <text:p text:style-name="P1">Amino Acids Number: <text:s/>747</text:p>
      <text:p text:style-name="P1"><text:s/></text:p>
      <text:p text:style-name="P1">Gene Identification: </text:p>
      <text:p text:style-name="P1">Type: <text:s/>CDS</text:p>
      <text:p text:style-name="P1">GeneID: <text:s/>['GeneID:19833032']</text:p>
      <text:p text:style-name="P1">Locus TAG: <text:s/>['lpg1467']</text:p>
      <text:p text:style-name="P1">Gene Name: <text:s/>['coaE']</text:p>
      <text:p text:style-name="P1">Strand: <text:s/>-1</text:p>
      <text:p text:style-name="P1">Protein Identification:</text:p>
      <text:p text:style-name="P1">UniprotID: <text:s/>['YP_095496.1']</text:p>
      <text:p text:style-name="P1">Protein Name: <text:s/>['dephospho-CoA kinase']</text:p>
      <text:p text:style-name="P1">Protein Properties:</text:p>
      <text:p text:style-name="P1">Celular Location Start: <text:s/>1619955</text:p>
      <text:p text:style-name="P1">Celular Location End: <text:s/>1620579</text:p>
      <text:p text:style-name="P1">Amino Acids Number: <text:s/>624</text:p>
      <text:p text:style-name="P1">EC Number: <text:s/>['2.7.1.24']</text:p>
      <text:p text:style-name="P1">Description: <text:s/>['Metabolism of Cofactors and Vitamins']</text:p>
      <text:p text:style-name="P1"><text:s/></text:p>
      <text:p text:style-name="P1">Gene Identification: </text:p>
      <text:p text:style-name="P1"><text:soft-page-break/>Type: <text:s/>CDS</text:p>
      <text:p text:style-name="P1">GeneID: <text:s/>['GeneID:19833033']</text:p>
      <text:p text:style-name="P1">Locus TAG: <text:s/>['lpg1468']</text:p>
      <text:p text:style-name="P1">Strand: <text:s/>-1</text:p>
      <text:p text:style-name="P1">Protein Identification:</text:p>
      <text:p text:style-name="P1">UniprotID: <text:s/>['YP_095497.1']</text:p>
      <text:p text:style-name="P1">Protein Name: <text:s/>['hypothetical protein']</text:p>
      <text:p text:style-name="P1">Protein Properties:</text:p>
      <text:p text:style-name="P1">Celular Location Start: <text:s/>1620532</text:p>
      <text:p text:style-name="P1">Celular Location End: <text:s/>1621006</text:p>
      <text:p text:style-name="P1">Amino Acids Number: <text:s/>474</text:p>
      <text:p text:style-name="P1"><text:s/></text:p>
      <text:p text:style-name="P1">Gene Identification: </text:p>
      <text:p text:style-name="P1">Type: <text:s/>CDS</text:p>
      <text:p text:style-name="P1">GeneID: <text:s/>['GeneID:19833034']</text:p>
      <text:p text:style-name="P1">Locus TAG: <text:s/>['lpg1469']</text:p>
      <text:p text:style-name="P1">Strand: <text:s/>-1</text:p>
      <text:p text:style-name="P1">Protein Identification:</text:p>
      <text:p text:style-name="P1">UniprotID: <text:s/>['YP_095498.1']</text:p>
      <text:p text:style-name="P1">Protein Name: <text:s/>['hypothetical protein']</text:p>
      <text:p text:style-name="P1">Protein Properties:</text:p>
      <text:p text:style-name="P1">Celular Location Start: <text:s/>1621002</text:p>
      <text:p text:style-name="P1">Celular Location End: <text:s/>1622601</text:p>
      <text:p text:style-name="P1">Amino Acids Number: <text:s/>1599</text:p>
      <text:p text:style-name="P1">Description: <text:s/>['Detoxification / adaptation']</text:p>
      <text:p text:style-name="P1"><text:s/></text:p>
      <text:p text:style-name="P1">Gene Identification: </text:p>
      <text:p text:style-name="P1">Type: <text:s/>CDS</text:p>
      <text:p text:style-name="P1">GeneID: <text:s/>['GeneID:19833035']</text:p>
      <text:p text:style-name="P1">Locus TAG: <text:s/>['lpg1470']</text:p>
      <text:p text:style-name="P1">Strand: <text:s/>1</text:p>
      <text:p text:style-name="P1">Protein Identification:</text:p>
      <text:p text:style-name="P1">UniprotID: <text:s/>['YP_095499.1']</text:p>
      <text:p text:style-name="P1">Protein Name: <text:s/>['serine-type D-Ala-D-Ala carboxypeptidase']</text:p>
      <text:p text:style-name="P1">Protein Properties:</text:p>
      <text:p text:style-name="P1">Celular Location Start: <text:s/>1622737</text:p>
      <text:p text:style-name="P1">Celular Location End: <text:s/>1624399</text:p>
      <text:p text:style-name="P1">Amino Acids Number: <text:s/>1662</text:p>
      <text:p text:style-name="P1">EC Number: <text:s/>['3.4.16.4']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36']</text:p>
      <text:p text:style-name="P1">Locus TAG: <text:s/>['lpg1471']</text:p>
      <text:p text:style-name="P1">Gene Name: <text:s/>['bioA']</text:p>
      <text:p text:style-name="P1">Strand: <text:s/>-1</text:p>
      <text:p text:style-name="P1">Protein Identification:</text:p>
      <text:p text:style-name="P1">UniprotID: <text:s/>['YP_095500.1']</text:p>
      <text:p text:style-name="P1"><text:soft-page-break/>Protein Name: <text:s/>['adenosylmethionine--8-amino-7-oxononanoate aminotransferase BioA']</text:p>
      <text:p text:style-name="P1">Protein Properties:</text:p>
      <text:p text:style-name="P1">Celular Location Start: <text:s/>1624709</text:p>
      <text:p text:style-name="P1">Celular Location End: <text:s/>1626092</text:p>
      <text:p text:style-name="P1">Amino Acids Number: <text:s/>1383</text:p>
      <text:p text:style-name="P1">EC Number: <text:s/>['2.6.1.62']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037']</text:p>
      <text:p text:style-name="P1">Locus TAG: <text:s/>['lpg1472']</text:p>
      <text:p text:style-name="P1">Strand: <text:s/>1</text:p>
      <text:p text:style-name="P1">Protein Identification:</text:p>
      <text:p text:style-name="P1">UniprotID: <text:s/>['YP_095501.1']</text:p>
      <text:p text:style-name="P1">Protein Name: <text:s/>['biotin synthase']</text:p>
      <text:p text:style-name="P1">Protein Properties:</text:p>
      <text:p text:style-name="P1">Celular Location Start: <text:s/>1626116</text:p>
      <text:p text:style-name="P1">Celular Location End: <text:s/>1627064</text:p>
      <text:p text:style-name="P1">Amino Acids Number: <text:s/>948</text:p>
      <text:p text:style-name="P1">EC Number: <text:s/>['2.8.1.6']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038']</text:p>
      <text:p text:style-name="P1">Locus TAG: <text:s/>['lpg1473']</text:p>
      <text:p text:style-name="P1">Gene Name: <text:s/>['bioF']</text:p>
      <text:p text:style-name="P1">Strand: <text:s/>1</text:p>
      <text:p text:style-name="P1">Protein Identification:</text:p>
      <text:p text:style-name="P1">UniprotID: <text:s/>['YP_095502.1']</text:p>
      <text:p text:style-name="P1">Protein Name: <text:s/>['8-amino-7-oxononanoate synthase']</text:p>
      <text:p text:style-name="P1">Protein Properties:</text:p>
      <text:p text:style-name="P1">Celular Location Start: <text:s/>1627064</text:p>
      <text:p text:style-name="P1">Celular Location End: <text:s/>1628210</text:p>
      <text:p text:style-name="P1">Amino Acids Number: <text:s/>1146</text:p>
      <text:p text:style-name="P1">EC Number: <text:s/>['2.3.1.47']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039']</text:p>
      <text:p text:style-name="P1">Locus TAG: <text:s/>['lpg1474']</text:p>
      <text:p text:style-name="P1">Gene Name: <text:s/>['bioH']</text:p>
      <text:p text:style-name="P1">Strand: <text:s/>1</text:p>
      <text:p text:style-name="P1">Protein Identification:</text:p>
      <text:p text:style-name="P1">UniprotID: <text:s/>['YP_095503.1']</text:p>
      <text:p text:style-name="P1">Protein Name: <text:s/>['biotin biosynthesis protein BioH']</text:p>
      <text:p text:style-name="P1">Protein Properties:</text:p>
      <text:p text:style-name="P1"><text:soft-page-break/>Celular Location Start: <text:s/>1628190</text:p>
      <text:p text:style-name="P1">Celular Location End: <text:s/>1628910</text:p>
      <text:p text:style-name="P1">Amino Acids Number: <text:s/>720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040']</text:p>
      <text:p text:style-name="P1">Locus TAG: <text:s/>['lpg1475']</text:p>
      <text:p text:style-name="P1">Gene Name: <text:s/>['bioD']</text:p>
      <text:p text:style-name="P1">Strand: <text:s/>1</text:p>
      <text:p text:style-name="P1">Protein Identification:</text:p>
      <text:p text:style-name="P1">UniprotID: <text:s/>['YP_095504.1']</text:p>
      <text:p text:style-name="P1">Protein Name: <text:s/>['dethiobiotin synthetase']</text:p>
      <text:p text:style-name="P1">Protein Properties:</text:p>
      <text:p text:style-name="P1">Celular Location Start: <text:s/>1628906</text:p>
      <text:p text:style-name="P1">Celular Location End: <text:s/>1629545</text:p>
      <text:p text:style-name="P1">Amino Acids Number: <text:s/>639</text:p>
      <text:p text:style-name="P1">EC Number: <text:s/>['6.3.3.3']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041']</text:p>
      <text:p text:style-name="P1">Locus TAG: <text:s/>['lpg1476']</text:p>
      <text:p text:style-name="P1">Strand: <text:s/>1</text:p>
      <text:p text:style-name="P1">Protein Identification:</text:p>
      <text:p text:style-name="P1">UniprotID: <text:s/>['YP_095505.1']</text:p>
      <text:p text:style-name="P1">Protein Name: <text:s/>['hypothetical protein']</text:p>
      <text:p text:style-name="P1">Protein Properties:</text:p>
      <text:p text:style-name="P1">Celular Location Start: <text:s/>1629679</text:p>
      <text:p text:style-name="P1">Celular Location End: <text:s/>1629994</text:p>
      <text:p text:style-name="P1">Amino Acids Number: <text:s/>315</text:p>
      <text:p text:style-name="P1"><text:s/></text:p>
      <text:p text:style-name="P1">Gene Identification: </text:p>
      <text:p text:style-name="P1">Type: <text:s/>CDS</text:p>
      <text:p text:style-name="P1">GeneID: <text:s/>['GeneID:19833042']</text:p>
      <text:p text:style-name="P1">Locus TAG: <text:s/>['lpg1477']</text:p>
      <text:p text:style-name="P1">Strand: <text:s/>1</text:p>
      <text:p text:style-name="P1">Protein Identification:</text:p>
      <text:p text:style-name="P1">UniprotID: <text:s/>['YP_095506.1']</text:p>
      <text:p text:style-name="P1">Protein Name: <text:s/>['transmembrane protein']</text:p>
      <text:p text:style-name="P1">Protein Properties:</text:p>
      <text:p text:style-name="P1">Celular Location Start: <text:s/>1629990</text:p>
      <text:p text:style-name="P1">Celular Location End: <text:s/>1630620</text:p>
      <text:p text:style-name="P1">Amino Acids Number: <text:s/>630</text:p>
      <text:p text:style-name="P1"><text:s/></text:p>
      <text:p text:style-name="P1">Gene Identification: </text:p>
      <text:p text:style-name="P1">Type: <text:s/>CDS</text:p>
      <text:p text:style-name="P1"><text:soft-page-break/>GeneID: <text:s/>['GeneID:19833043']</text:p>
      <text:p text:style-name="P1">Locus TAG: <text:s/>['lpg1478']</text:p>
      <text:p text:style-name="P1">Gene Name: <text:s/>['aspS']</text:p>
      <text:p text:style-name="P1">Strand: <text:s/>1</text:p>
      <text:p text:style-name="P1">Protein Identification:</text:p>
      <text:p text:style-name="P1">UniprotID: <text:s/>['YP_095507.1']</text:p>
      <text:p text:style-name="P1">Protein Name: <text:s/>['aspartyl-tRNA synthetase']</text:p>
      <text:p text:style-name="P1">Protein Properties:</text:p>
      <text:p text:style-name="P1">Celular Location Start: <text:s/>1630638</text:p>
      <text:p text:style-name="P1">Celular Location End: <text:s/>1632420</text:p>
      <text:p text:style-name="P1">Amino Acids Number: <text:s/>1782</text:p>
      <text:p text:style-name="P1">EC Number: <text:s/>['6.1.1.12']</text:p>
      <text:p text:style-name="P1">Description: <text:s/>['Amino Acid Metabolism, Translation']</text:p>
      <text:p text:style-name="P1"><text:s/></text:p>
      <text:p text:style-name="P1">Gene Identification: </text:p>
      <text:p text:style-name="P1">Type: <text:s/>CDS</text:p>
      <text:p text:style-name="P1">GeneID: <text:s/>['GeneID:19833044']</text:p>
      <text:p text:style-name="P1">Locus TAG: <text:s/>['lpg1479']</text:p>
      <text:p text:style-name="P1">Strand: <text:s/>1</text:p>
      <text:p text:style-name="P1">Protein Identification:</text:p>
      <text:p text:style-name="P1">UniprotID: <text:s/>['YP_095508.1']</text:p>
      <text:p text:style-name="P1">Protein Name: <text:s/>['hypothetical protein']</text:p>
      <text:p text:style-name="P1">Protein Properties:</text:p>
      <text:p text:style-name="P1">Celular Location Start: <text:s/>1632394</text:p>
      <text:p text:style-name="P1">Celular Location End: <text:s/>1635343</text:p>
      <text:p text:style-name="P1">Amino Acids Number: <text:s/>2949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045']</text:p>
      <text:p text:style-name="P1">Locus TAG: <text:s/>['lpg1480']</text:p>
      <text:p text:style-name="P1">Gene Name: <text:s/>['mutH']</text:p>
      <text:p text:style-name="P1">Strand: <text:s/>1</text:p>
      <text:p text:style-name="P1">Protein Identification:</text:p>
      <text:p text:style-name="P1">UniprotID: <text:s/>['YP_095509.1']</text:p>
      <text:p text:style-name="P1">Protein Name: <text:s/>['DNA mismatch repair protein']</text:p>
      <text:p text:style-name="P1">Protein Properties:</text:p>
      <text:p text:style-name="P1">Celular Location Start: <text:s/>1635308</text:p>
      <text:p text:style-name="P1">Celular Location End: <text:s/>1635980</text:p>
      <text:p text:style-name="P1">Amino Acids Number: <text:s/>672</text:p>
      <text:p text:style-name="P1">Description: <text:s/>['Replication and Repair']</text:p>
      <text:p text:style-name="P1"><text:s/></text:p>
      <text:p text:style-name="P1">Gene Identification: </text:p>
      <text:p text:style-name="P1">Type: <text:s/>CDS</text:p>
      <text:p text:style-name="P1">GeneID: <text:s/>['GeneID:19833046']</text:p>
      <text:p text:style-name="P1">Locus TAG: <text:s/>['lpg1481']</text:p>
      <text:p text:style-name="P1">Strand: <text:s/>-1</text:p>
      <text:p text:style-name="P1">Protein Identification:</text:p>
      <text:p text:style-name="P1"><text:soft-page-break/>UniprotID: <text:s/>['YP_095510.1']</text:p>
      <text:p text:style-name="P1">Protein Name: <text:s/>['hypothetical protein']</text:p>
      <text:p text:style-name="P1">Protein Properties:</text:p>
      <text:p text:style-name="P1">Celular Location Start: <text:s/>1636052</text:p>
      <text:p text:style-name="P1">Celular Location End: <text:s/>1637093</text:p>
      <text:p text:style-name="P1">Amino Acids Number: <text:s/>1041</text:p>
      <text:p text:style-name="P1"><text:s/></text:p>
      <text:p text:style-name="P1">Gene Identification: </text:p>
      <text:p text:style-name="P1">Type: <text:s/>CDS</text:p>
      <text:p text:style-name="P1">GeneID: <text:s/>['GeneID:19833047']</text:p>
      <text:p text:style-name="P1">Locus TAG: <text:s/>['lpg1482']</text:p>
      <text:p text:style-name="P1">Strand: <text:s/>-1</text:p>
      <text:p text:style-name="P1">Protein Identification:</text:p>
      <text:p text:style-name="P1">UniprotID: <text:s/>['YP_095511.1']</text:p>
      <text:p text:style-name="P1">Protein Name: <text:s/>['hypothetical protein']</text:p>
      <text:p text:style-name="P1">Protein Properties:</text:p>
      <text:p text:style-name="P1">Celular Location Start: <text:s/>1637291</text:p>
      <text:p text:style-name="P1">Celular Location End: <text:s/>1638128</text:p>
      <text:p text:style-name="P1">Amino Acids Number: <text:s/>837</text:p>
      <text:p text:style-name="P1"><text:s/></text:p>
      <text:p text:style-name="P1">Gene Identification: </text:p>
      <text:p text:style-name="P1">Type: <text:s/>CDS</text:p>
      <text:p text:style-name="P1">GeneID: <text:s/>['GeneID:19833048']</text:p>
      <text:p text:style-name="P1">Locus TAG: <text:s/>['lpg1483']</text:p>
      <text:p text:style-name="P1">Gene Name: <text:s/>['legK1']</text:p>
      <text:p text:style-name="P1">Strand: <text:s/>1</text:p>
      <text:p text:style-name="P1">Protein Identification:</text:p>
      <text:p text:style-name="P1">UniprotID: <text:s/>['YP_095512.1']</text:p>
      <text:p text:style-name="P1">Protein Name: <text:s/>['serine/threonine-protein kinase']</text:p>
      <text:p text:style-name="P1">Protein Properties:</text:p>
      <text:p text:style-name="P1">Celular Location Start: <text:s/>1638273</text:p>
      <text:p text:style-name="P1">Celular Location End: <text:s/>1639863</text:p>
      <text:p text:style-name="P1">Amino Acids Number: <text:s/>1590</text:p>
      <text:p text:style-name="P1">EC Number: <text:s/>['2.7.1.-']</text:p>
      <text:p text:style-name="P1"><text:s/></text:p>
      <text:p text:style-name="P1">Gene Identification: </text:p>
      <text:p text:style-name="P1">Type: <text:s/>CDS</text:p>
      <text:p text:style-name="P1">GeneID: <text:s/>['GeneID:19833049']</text:p>
      <text:p text:style-name="P1">Locus TAG: <text:s/>['lpg1484']</text:p>
      <text:p text:style-name="P1">Strand: <text:s/>-1</text:p>
      <text:p text:style-name="P1">Protein Identification:</text:p>
      <text:p text:style-name="P1">UniprotID: <text:s/>['YP_095513.1']</text:p>
      <text:p text:style-name="P1">Protein Name: <text:s/>['hypothetical protein']</text:p>
      <text:p text:style-name="P1">Protein Properties:</text:p>
      <text:p text:style-name="P1">Celular Location Start: <text:s/>1639916</text:p>
      <text:p text:style-name="P1">Celular Location End: <text:s/>1640726</text:p>
      <text:p text:style-name="P1">Amino Acids Number: <text:s/>810</text:p>
      <text:p text:style-name="P1"><text:s/></text:p>
      <text:p text:style-name="P1">Gene Identification: </text:p>
      <text:p text:style-name="P1"><text:soft-page-break/>Type: <text:s/>CDS</text:p>
      <text:p text:style-name="P1">GeneID: <text:s/>['GeneID:19833050']</text:p>
      <text:p text:style-name="P1">Locus TAG: <text:s/>['lpg1485']</text:p>
      <text:p text:style-name="P1">Strand: <text:s/>-1</text:p>
      <text:p text:style-name="P1">Protein Identification:</text:p>
      <text:p text:style-name="P1">UniprotID: <text:s/>['YP_095514.1']</text:p>
      <text:p text:style-name="P1">Protein Name: <text:s/>['hypothetical protein']</text:p>
      <text:p text:style-name="P1">Protein Properties:</text:p>
      <text:p text:style-name="P1">Celular Location Start: <text:s/>1640924</text:p>
      <text:p text:style-name="P1">Celular Location End: <text:s/>1641326</text:p>
      <text:p text:style-name="P1">Amino Acids Number: <text:s/>402</text:p>
      <text:p text:style-name="P1"><text:s/></text:p>
      <text:p text:style-name="P1">Gene Identification: </text:p>
      <text:p text:style-name="P1">Type: <text:s/>CDS</text:p>
      <text:p text:style-name="P1">GeneID: <text:s/>['GeneID:19833051']</text:p>
      <text:p text:style-name="P1">Locus TAG: <text:s/>['lpg1486']</text:p>
      <text:p text:style-name="P1">Strand: <text:s/>-1</text:p>
      <text:p text:style-name="P1">Protein Identification:</text:p>
      <text:p text:style-name="P1">UniprotID: <text:s/>['YP_095515.1']</text:p>
      <text:p text:style-name="P1">Protein Name: <text:s/>['transcription regulator AsnC']</text:p>
      <text:p text:style-name="P1">Protein Properties:</text:p>
      <text:p text:style-name="P1">Celular Location Start: <text:s/>1641411</text:p>
      <text:p text:style-name="P1">Celular Location End: <text:s/>1641933</text:p>
      <text:p text:style-name="P1">Amino Acids Number: <text:s/>522</text:p>
      <text:p text:style-name="P1">Description: <text:s/>['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052']</text:p>
      <text:p text:style-name="P1">Locus TAG: <text:s/>['lpg1487']</text:p>
      <text:p text:style-name="P1">Strand: <text:s/>1</text:p>
      <text:p text:style-name="P1">Protein Identification:</text:p>
      <text:p text:style-name="P1">UniprotID: <text:s/>['YP_095516.1']</text:p>
      <text:p text:style-name="P1">Protein Name: <text:s/>['acetyltransferase']</text:p>
      <text:p text:style-name="P1">Protein Properties:</text:p>
      <text:p text:style-name="P1">Celular Location Start: <text:s/>1642052</text:p>
      <text:p text:style-name="P1">Celular Location End: <text:s/>1642583</text:p>
      <text:p text:style-name="P1">Amino Acids Number: <text:s/>531</text:p>
      <text:p text:style-name="P1"><text:s/></text:p>
      <text:p text:style-name="P1">Gene Identification: </text:p>
      <text:p text:style-name="P1">Type: <text:s/>CDS</text:p>
      <text:p text:style-name="P1">GeneID: <text:s/>['GeneID:19833053']</text:p>
      <text:p text:style-name="P1">Locus TAG: <text:s/>['lpg1488']</text:p>
      <text:p text:style-name="P1">Gene Name: <text:s/>['legC5']</text:p>
      <text:p text:style-name="P1">Strand: <text:s/>1</text:p>
      <text:p text:style-name="P1">Protein Identification:</text:p>
      <text:p text:style-name="P1">UniprotID: <text:s/>['YP_095517.1']</text:p>
      <text:p text:style-name="P1">Protein Name: <text:s/>['coiled-coil-containing protein']</text:p>
      <text:p text:style-name="P1">Protein Properties:</text:p>
      <text:p text:style-name="P1"><text:soft-page-break/>Celular Location Start: <text:s/>1642833</text:p>
      <text:p text:style-name="P1">Celular Location End: <text:s/>1645431</text:p>
      <text:p text:style-name="P1">Amino Acids Number: <text:s/>2598</text:p>
      <text:p text:style-name="P1"><text:s/></text:p>
      <text:p text:style-name="P1">Gene Identification: </text:p>
      <text:p text:style-name="P1">Type: <text:s/>CDS</text:p>
      <text:p text:style-name="P1">GeneID: <text:s/>['GeneID:19833054']</text:p>
      <text:p text:style-name="P1">Locus TAG: <text:s/>['lpg1489']</text:p>
      <text:p text:style-name="P1">Strand: <text:s/>1</text:p>
      <text:p text:style-name="P1">Protein Identification:</text:p>
      <text:p text:style-name="P1">UniprotID: <text:s/>['YP_095518.1']</text:p>
      <text:p text:style-name="P1">Protein Name: <text:s/>['hypothetical protein']</text:p>
      <text:p text:style-name="P1">Protein Properties:</text:p>
      <text:p text:style-name="P1">Celular Location Start: <text:s/>1645641</text:p>
      <text:p text:style-name="P1">Celular Location End: <text:s/>1646673</text:p>
      <text:p text:style-name="P1">Amino Acids Number: <text:s/>1032</text:p>
      <text:p text:style-name="P1"><text:s/></text:p>
      <text:p text:style-name="P1">Gene Identification: </text:p>
      <text:p text:style-name="P1">Type: <text:s/>CDS</text:p>
      <text:p text:style-name="P1">GeneID: <text:s/>['GeneID:19833055']</text:p>
      <text:p text:style-name="P1">Locus TAG: <text:s/>['lpg1490']</text:p>
      <text:p text:style-name="P1">Gene Name: <text:s/>['cyaA']</text:p>
      <text:p text:style-name="P1">Strand: <text:s/>1</text:p>
      <text:p text:style-name="P1">Protein Identification:</text:p>
      <text:p text:style-name="P1">UniprotID: <text:s/>['YP_095519.1']</text:p>
      <text:p text:style-name="P1">Protein Name: <text:s/>['adenylate cyclase']</text:p>
      <text:p text:style-name="P1">Protein Properties:</text:p>
      <text:p text:style-name="P1">Celular Location Start: <text:s/>1646837</text:p>
      <text:p text:style-name="P1">Celular Location End: <text:s/>1648163</text:p>
      <text:p text:style-name="P1">Amino Acids Number: <text:s/>1326</text:p>
      <text:p text:style-name="P1">EC Number: <text:s/>['4.6.1.1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3056']</text:p>
      <text:p text:style-name="P1">Locus TAG: <text:s/>['lpg1491']</text:p>
      <text:p text:style-name="P1">Strand: <text:s/>1</text:p>
      <text:p text:style-name="P1">Protein Identification:</text:p>
      <text:p text:style-name="P1">UniprotID: <text:s/>['YP_095520.1']</text:p>
      <text:p text:style-name="P1">Protein Name: <text:s/>['hypothetical protein']</text:p>
      <text:p text:style-name="P1">Protein Properties:</text:p>
      <text:p text:style-name="P1">Celular Location Start: <text:s/>1648273</text:p>
      <text:p text:style-name="P1">Celular Location End: <text:s/>1649515</text:p>
      <text:p text:style-name="P1">Amino Acids Number: <text:s/>1242</text:p>
      <text:p text:style-name="P1"><text:s/></text:p>
      <text:p text:style-name="P1">Gene Identification: </text:p>
      <text:p text:style-name="P1">Type: <text:s/>CDS</text:p>
      <text:p text:style-name="P1">GeneID: <text:s/>['GeneID:19833057']</text:p>
      <text:p text:style-name="P1"><text:soft-page-break/>Locus TAG: <text:s/>['lpg1492']</text:p>
      <text:p text:style-name="P1">Strand: <text:s/>-1</text:p>
      <text:p text:style-name="P1">Protein Identification:</text:p>
      <text:p text:style-name="P1">UniprotID: <text:s/>['YP_095521.1']</text:p>
      <text:p text:style-name="P1">Protein Name: <text:s/>['spectinomycin phosphotransferase']</text:p>
      <text:p text:style-name="P1">Protein Properties:</text:p>
      <text:p text:style-name="P1">Celular Location Start: <text:s/>1649568</text:p>
      <text:p text:style-name="P1">Celular Location End: <text:s/>1650591</text:p>
      <text:p text:style-name="P1">Amino Acids Number: <text:s/>1023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058']</text:p>
      <text:p text:style-name="P1">Locus TAG: <text:s/>['lpg1493']</text:p>
      <text:p text:style-name="P1">Strand: <text:s/>1</text:p>
      <text:p text:style-name="P1">Protein Identification:</text:p>
      <text:p text:style-name="P1">UniprotID: <text:s/>['YP_095522.1']</text:p>
      <text:p text:style-name="P1">Protein Name: <text:s/>['hypothetical protein']</text:p>
      <text:p text:style-name="P1">Protein Properties:</text:p>
      <text:p text:style-name="P1">Celular Location Start: <text:s/>1650735</text:p>
      <text:p text:style-name="P1">Celular Location End: <text:s/>1650954</text:p>
      <text:p text:style-name="P1">Amino Acids Number: <text:s/>219</text:p>
      <text:p text:style-name="P1"><text:s/></text:p>
      <text:p text:style-name="P1">Gene Identification: </text:p>
      <text:p text:style-name="P1">Type: <text:s/>CDS</text:p>
      <text:p text:style-name="P1">GeneID: <text:s/>['GeneID:19833059']</text:p>
      <text:p text:style-name="P1">Locus TAG: <text:s/>['lpg1494']</text:p>
      <text:p text:style-name="P1">Strand: <text:s/>-1</text:p>
      <text:p text:style-name="P1">Protein Identification:</text:p>
      <text:p text:style-name="P1">UniprotID: <text:s/>['YP_095523.1']</text:p>
      <text:p text:style-name="P1">Protein Name: <text:s/>['hypothetical protein']</text:p>
      <text:p text:style-name="P1">Protein Properties:</text:p>
      <text:p text:style-name="P1">Celular Location Start: <text:s/>1650967</text:p>
      <text:p text:style-name="P1">Celular Location End: <text:s/>1651390</text:p>
      <text:p text:style-name="P1">Amino Acids Number: <text:s/>423</text:p>
      <text:p text:style-name="P1"><text:s/></text:p>
      <text:p text:style-name="P1">Gene Identification: </text:p>
      <text:p text:style-name="P1">Type: <text:s/>CDS</text:p>
      <text:p text:style-name="P1">GeneID: <text:s/>['GeneID:19833060']</text:p>
      <text:p text:style-name="P1">Locus TAG: <text:s/>['lpg1495']</text:p>
      <text:p text:style-name="P1">Strand: <text:s/>1</text:p>
      <text:p text:style-name="P1">Protein Identification:</text:p>
      <text:p text:style-name="P1">UniprotID: <text:s/>['YP_095524.1']</text:p>
      <text:p text:style-name="P1">Protein Name: <text:s/>['hypothetical protein']</text:p>
      <text:p text:style-name="P1">Protein Properties:</text:p>
      <text:p text:style-name="P1">Celular Location Start: <text:s/>1651436</text:p>
      <text:p text:style-name="P1">Celular Location End: <text:s/>1651730</text:p>
      <text:p text:style-name="P1">Amino Acids Number: <text:s/>294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3061']</text:p>
      <text:p text:style-name="P1">Locus TAG: <text:s/>['lpg1496']</text:p>
      <text:p text:style-name="P1">Strand: <text:s/>1</text:p>
      <text:p text:style-name="P1">Protein Identification:</text:p>
      <text:p text:style-name="P1">UniprotID: <text:s/>['YP_095525.1']</text:p>
      <text:p text:style-name="P1">Protein Name: <text:s/>['hypothetical protein']</text:p>
      <text:p text:style-name="P1">Protein Properties:</text:p>
      <text:p text:style-name="P1">Celular Location Start: <text:s/>1652065</text:p>
      <text:p text:style-name="P1">Celular Location End: <text:s/>1653862</text:p>
      <text:p text:style-name="P1">Amino Acids Number: <text:s/>1797</text:p>
      <text:p text:style-name="P1"><text:s/></text:p>
      <text:p text:style-name="P1">Gene Identification: </text:p>
      <text:p text:style-name="P1">Type: <text:s/>CDS</text:p>
      <text:p text:style-name="P1">GeneID: <text:s/>['GeneID:19833062']</text:p>
      <text:p text:style-name="P1">Locus TAG: <text:s/>['lpg1497']</text:p>
      <text:p text:style-name="P1">Gene Name: <text:s/>['pepN']</text:p>
      <text:p text:style-name="P1">Strand: <text:s/>1</text:p>
      <text:p text:style-name="P1">Protein Identification:</text:p>
      <text:p text:style-name="P1">UniprotID: <text:s/>['YP_095526.1']</text:p>
      <text:p text:style-name="P1">Protein Name: <text:s/>['aminopeptidase']</text:p>
      <text:p text:style-name="P1">Protein Properties:</text:p>
      <text:p text:style-name="P1">Celular Location Start: <text:s/>1654078</text:p>
      <text:p text:style-name="P1">Celular Location End: <text:s/>1656781</text:p>
      <text:p text:style-name="P1">Amino Acids Number: <text:s/>2703</text:p>
      <text:p text:style-name="P1">EC Number: <text:s/>['3.4.11.2']</text:p>
      <text:p text:style-name="P1">Description: <text:s/>['Metabolism of Other Amino Acids']</text:p>
      <text:p text:style-name="P1"><text:s/></text:p>
      <text:p text:style-name="P1">Gene Identification: </text:p>
      <text:p text:style-name="P1">Type: <text:s/>CDS</text:p>
      <text:p text:style-name="P1">GeneID: <text:s/>['GeneID:19833063']</text:p>
      <text:p text:style-name="P1">Locus TAG: <text:s/>['lpg1498']</text:p>
      <text:p text:style-name="P1">Strand: <text:s/>-1</text:p>
      <text:p text:style-name="P1">Protein Identification:</text:p>
      <text:p text:style-name="P1">UniprotID: <text:s/>['YP_095527.1']</text:p>
      <text:p text:style-name="P1">Protein Name: <text:s/>['hypothetical protein']</text:p>
      <text:p text:style-name="P1">Protein Properties:</text:p>
      <text:p text:style-name="P1">Celular Location Start: <text:s/>1656921</text:p>
      <text:p text:style-name="P1">Celular Location End: <text:s/>1657860</text:p>
      <text:p text:style-name="P1">Amino Acids Number: <text:s/>939</text:p>
      <text:p text:style-name="P1"><text:s/></text:p>
      <text:p text:style-name="P1">Gene Identification: </text:p>
      <text:p text:style-name="P1">Type: <text:s/>CDS</text:p>
      <text:p text:style-name="P1">GeneID: <text:s/>['GeneID:19833064']</text:p>
      <text:p text:style-name="P1">Locus TAG: <text:s/>['lpg1499']</text:p>
      <text:p text:style-name="P1">Strand: <text:s/>-1</text:p>
      <text:p text:style-name="P1">Protein Identification:</text:p>
      <text:p text:style-name="P1"><text:soft-page-break/>UniprotID: <text:s/>['YP_095528.1']</text:p>
      <text:p text:style-name="P1">Protein Name: <text:s/>['hypothetical protein']</text:p>
      <text:p text:style-name="P1">Protein Properties:</text:p>
      <text:p text:style-name="P1">Celular Location Start: <text:s/>1657931</text:p>
      <text:p text:style-name="P1">Celular Location End: <text:s/>1658474</text:p>
      <text:p text:style-name="P1">Amino Acids Number: <text:s/>543</text:p>
      <text:p text:style-name="P1"><text:s/></text:p>
      <text:p text:style-name="P1">Gene Identification: </text:p>
      <text:p text:style-name="P1">Type: <text:s/>CDS</text:p>
      <text:p text:style-name="P1">GeneID: <text:s/>['GeneID:19833065']</text:p>
      <text:p text:style-name="P1">Locus TAG: <text:s/>['lpg1500']</text:p>
      <text:p text:style-name="P1">Strand: <text:s/>-1</text:p>
      <text:p text:style-name="P1">Protein Identification:</text:p>
      <text:p text:style-name="P1">UniprotID: <text:s/>['YP_095529.1']</text:p>
      <text:p text:style-name="P1">Protein Name: <text:s/>['oxidoreductase, short chain dehydrogenase/reductase']</text:p>
      <text:p text:style-name="P1">Protein Properties:</text:p>
      <text:p text:style-name="P1">Celular Location Start: <text:s/>1658522</text:p>
      <text:p text:style-name="P1">Celular Location End: <text:s/>1659224</text:p>
      <text:p text:style-name="P1">Amino Acids Number: <text:s/>702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3066']</text:p>
      <text:p text:style-name="P1">Locus TAG: <text:s/>['lpg1501']</text:p>
      <text:p text:style-name="P1">Strand: <text:s/>-1</text:p>
      <text:p text:style-name="P1">Protein Identification:</text:p>
      <text:p text:style-name="P1">UniprotID: <text:s/>['YP_095530.1']</text:p>
      <text:p text:style-name="P1">Protein Name: <text:s/>['N-acetyltransferase']</text:p>
      <text:p text:style-name="P1">Protein Properties:</text:p>
      <text:p text:style-name="P1">Celular Location Start: <text:s/>1659723</text:p>
      <text:p text:style-name="P1">Celular Location End: <text:s/>1660188</text:p>
      <text:p text:style-name="P1">Amino Acids Number: <text:s/>465</text:p>
      <text:p text:style-name="P1">EC Number: <text:s/>['2.3.1.128']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67']</text:p>
      <text:p text:style-name="P1">Locus TAG: <text:s/>['lpg1502']</text:p>
      <text:p text:style-name="P1">Gene Name: <text:s/>['lpdA']</text:p>
      <text:p text:style-name="P1">Strand: <text:s/>-1</text:p>
      <text:p text:style-name="P1">Protein Identification:</text:p>
      <text:p text:style-name="P1">UniprotID: <text:s/>['YP_095531.1']</text:p>
      <text:p text:style-name="P1">Protein Name: <text:s/>['dihydrolipoamide dehydrogenase']</text:p>
      <text:p text:style-name="P1">Protein Properties:</text:p>
      <text:p text:style-name="P1">Celular Location Start: <text:s/>1660523</text:p>
      <text:p text:style-name="P1">Celular Location End: <text:s/>1661963</text:p>
      <text:p text:style-name="P1">Amino Acids Number: <text:s/>1440</text:p>
      <text:p text:style-name="P1"><text:soft-page-break/>EC Number: <text:s/>['1.8.1.4']</text:p>
      <text:p text:style-name="P1">Description: <text:s/>['Carbohydrate Metabolism, 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068']</text:p>
      <text:p text:style-name="P1">Locus TAG: <text:s/>['lpg1503']</text:p>
      <text:p text:style-name="P1">Gene Name: <text:s/>['aceF']</text:p>
      <text:p text:style-name="P1">Strand: <text:s/>-1</text:p>
      <text:p text:style-name="P1">Protein Identification:</text:p>
      <text:p text:style-name="P1">UniprotID: <text:s/>['YP_095532.2']</text:p>
      <text:p text:style-name="P1">Protein Name: <text:s/>['dihydrolipoamide acetyltransferase']</text:p>
      <text:p text:style-name="P1">Protein Properties:</text:p>
      <text:p text:style-name="P1">Celular Location Start: <text:s/>1662036</text:p>
      <text:p text:style-name="P1">Celular Location End: <text:s/>1663671</text:p>
      <text:p text:style-name="P1">Amino Acids Number: <text:s/>1635</text:p>
      <text:p text:style-name="P1">EC Number: <text:s/>['2.3.1.12']</text:p>
      <text:p text:style-name="P1">Description: <text:s/>['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3069']</text:p>
      <text:p text:style-name="P1">Locus TAG: <text:s/>['lpg1504']</text:p>
      <text:p text:style-name="P1">Gene Name: <text:s/>['aceE']</text:p>
      <text:p text:style-name="P1">Strand: <text:s/>-1</text:p>
      <text:p text:style-name="P1">Protein Identification:</text:p>
      <text:p text:style-name="P1">UniprotID: <text:s/>['YP_095533.1']</text:p>
      <text:p text:style-name="P1">Protein Name: <text:s/>['pyruvate dehydrogenase subunit E1']</text:p>
      <text:p text:style-name="P1">Protein Properties:</text:p>
      <text:p text:style-name="P1">Celular Location Start: <text:s/>1663728</text:p>
      <text:p text:style-name="P1">Celular Location End: <text:s/>1666410</text:p>
      <text:p text:style-name="P1">Amino Acids Number: <text:s/>2682</text:p>
      <text:p text:style-name="P1">EC Number: <text:s/>['1.2.4.1']</text:p>
      <text:p text:style-name="P1">Description: <text:s/>['Carbohydrate Metabolism, 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070']</text:p>
      <text:p text:style-name="P1">Locus TAG: <text:s/>['lpg1505']</text:p>
      <text:p text:style-name="P1">Strand: <text:s/>-1</text:p>
      <text:p text:style-name="P1">Protein Identification:</text:p>
      <text:p text:style-name="P1">UniprotID: <text:s/>['YP_095534.1']</text:p>
      <text:p text:style-name="P1">Protein Name: <text:s/>['hypothetical protein']</text:p>
      <text:p text:style-name="P1">Protein Properties:</text:p>
      <text:p text:style-name="P1">Celular Location Start: <text:s/>1666419</text:p>
      <text:p text:style-name="P1">Celular Location End: <text:s/>1666809</text:p>
      <text:p text:style-name="P1">Amino Acids Number: <text:s/>390</text:p>
      <text:p text:style-name="P1"><text:s/></text:p>
      <text:p text:style-name="P1">Gene Identification: </text:p>
      <text:p text:style-name="P1"><text:soft-page-break/>Type: <text:s/>CDS</text:p>
      <text:p text:style-name="P1">GeneID: <text:s/>['GeneID:19833071']</text:p>
      <text:p text:style-name="P1">Locus TAG: <text:s/>['lpg1506']</text:p>
      <text:p text:style-name="P1">Strand: <text:s/>-1</text:p>
      <text:p text:style-name="P1">Protein Identification:</text:p>
      <text:p text:style-name="P1">UniprotID: <text:s/>['YP_095535.1']</text:p>
      <text:p text:style-name="P1">Protein Name: <text:s/>['inner membrane protein AmpE']</text:p>
      <text:p text:style-name="P1">Protein Properties:</text:p>
      <text:p text:style-name="P1">Celular Location Start: <text:s/>1666847</text:p>
      <text:p text:style-name="P1">Celular Location End: <text:s/>1667627</text:p>
      <text:p text:style-name="P1">Amino Acids Number: <text:s/>780</text:p>
      <text:p text:style-name="P1"><text:s/></text:p>
      <text:p text:style-name="P1">Gene Identification: </text:p>
      <text:p text:style-name="P1">Type: <text:s/>CDS</text:p>
      <text:p text:style-name="P1">GeneID: <text:s/>['GeneID:19833072']</text:p>
      <text:p text:style-name="P1">Locus TAG: <text:s/>['lpg1507']</text:p>
      <text:p text:style-name="P1">Strand: <text:s/>-1</text:p>
      <text:p text:style-name="P1">Protein Identification:</text:p>
      <text:p text:style-name="P1">UniprotID: <text:s/>['YP_095536.1']</text:p>
      <text:p text:style-name="P1">Protein Name: <text:s/>['sodium/hydrogen antiporter']</text:p>
      <text:p text:style-name="P1">Protein Properties:</text:p>
      <text:p text:style-name="P1">Celular Location Start: <text:s/>1667604</text:p>
      <text:p text:style-name="P1">Celular Location End: <text:s/>1668777</text:p>
      <text:p text:style-name="P1">Amino Acids Number: <text:s/>1173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073']</text:p>
      <text:p text:style-name="P1">Locus TAG: <text:s/>['lpg1508']</text:p>
      <text:p text:style-name="P1">Strand: <text:s/>-1</text:p>
      <text:p text:style-name="P1">Protein Identification:</text:p>
      <text:p text:style-name="P1">UniprotID: <text:s/>['YP_095537.1']</text:p>
      <text:p text:style-name="P1">Protein Name: <text:s/>['rare lipoprotein A']</text:p>
      <text:p text:style-name="P1">Protein Properties:</text:p>
      <text:p text:style-name="P1">Celular Location Start: <text:s/>1669096</text:p>
      <text:p text:style-name="P1">Celular Location End: <text:s/>1669918</text:p>
      <text:p text:style-name="P1">Amino Acids Number: <text:s/>822</text:p>
      <text:p text:style-name="P1"><text:s/></text:p>
      <text:p text:style-name="P1">Gene Identification: </text:p>
      <text:p text:style-name="P1">Type: <text:s/>CDS</text:p>
      <text:p text:style-name="P1">GeneID: <text:s/>['GeneID:19833074']</text:p>
      <text:p text:style-name="P1">Locus TAG: <text:s/>['lpg1509']</text:p>
      <text:p text:style-name="P1">Strand: <text:s/>1</text:p>
      <text:p text:style-name="P1">Protein Identification:</text:p>
      <text:p text:style-name="P1">UniprotID: <text:s/>['YP_095538.1']</text:p>
      <text:p text:style-name="P1">Protein Name: <text:s/>['D-alanyl-D-alanine carboxypeptidase']</text:p>
      <text:p text:style-name="P1">Protein Properties:</text:p>
      <text:p text:style-name="P1">Celular Location Start: <text:s/>1670044</text:p>
      <text:p text:style-name="P1"><text:soft-page-break/>Celular Location End: <text:s/>1671337</text:p>
      <text:p text:style-name="P1">Amino Acids Number: <text:s/>1293</text:p>
      <text:p text:style-name="P1">EC Number: <text:s/>['3.4.16.4']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75']</text:p>
      <text:p text:style-name="P1">Locus TAG: <text:s/>['lpg1510']</text:p>
      <text:p text:style-name="P1">Strand: <text:s/>1</text:p>
      <text:p text:style-name="P1">Protein Identification:</text:p>
      <text:p text:style-name="P1">UniprotID: <text:s/>['YP_095539.1']</text:p>
      <text:p text:style-name="P1">Protein Name: <text:s/>['D-alanine-aminotransferase']</text:p>
      <text:p text:style-name="P1">Protein Properties:</text:p>
      <text:p text:style-name="P1">Celular Location Start: <text:s/>1671349</text:p>
      <text:p text:style-name="P1">Celular Location End: <text:s/>1672186</text:p>
      <text:p text:style-name="P1">Amino Acids Number: <text:s/>837</text:p>
      <text:p text:style-name="P1">EC Number: <text:s/>['2.6.1.21']</text:p>
      <text:p text:style-name="P1">Description: <text:s/>['Amino Acid Metabolism, Metabolism of Other Amino Acids, Metabolism of Complex Carbohydrates']</text:p>
      <text:p text:style-name="P1"><text:s/></text:p>
      <text:p text:style-name="P1">Gene Identification: </text:p>
      <text:p text:style-name="P1">Type: <text:s/>CDS</text:p>
      <text:p text:style-name="P1">GeneID: <text:s/>['GeneID:19833076']</text:p>
      <text:p text:style-name="P1">Locus TAG: <text:s/>['lpg1511']</text:p>
      <text:p text:style-name="P1">Gene Name: <text:s/>['lipB']</text:p>
      <text:p text:style-name="P1">Strand: <text:s/>1</text:p>
      <text:p text:style-name="P1">Protein Identification:</text:p>
      <text:p text:style-name="P1">UniprotID: <text:s/>['YP_095540.1']</text:p>
      <text:p text:style-name="P1">Protein Name: <text:s/>['lipoyltransferase']</text:p>
      <text:p text:style-name="P1">Protein Properties:</text:p>
      <text:p text:style-name="P1">Celular Location Start: <text:s/>1672452</text:p>
      <text:p text:style-name="P1">Celular Location End: <text:s/>1673052</text:p>
      <text:p text:style-name="P1">Amino Acids Number: <text:s/>600</text:p>
      <text:p text:style-name="P1">EC Number: <text:s/>['6.-.-.-']</text:p>
      <text:p text:style-name="P1">Description: <text:s/>['Transport and binding, Toxin production / other pathogen functions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77']</text:p>
      <text:p text:style-name="P1">Locus TAG: <text:s/>['lpg1512']</text:p>
      <text:p text:style-name="P1">Strand: <text:s/>1</text:p>
      <text:p text:style-name="P1">Protein Identification:</text:p>
      <text:p text:style-name="P1">UniprotID: <text:s/>['YP_095541.1']</text:p>
      <text:p text:style-name="P1">Protein Name: <text:s/>['DedA/PAP2 domain-containing protein']</text:p>
      <text:p text:style-name="P1">Protein Properties:</text:p>
      <text:p text:style-name="P1">Celular Location Start: <text:s/>1673061</text:p>
      <text:p text:style-name="P1">Celular Location End: <text:s/>1675098</text:p>
      <text:p text:style-name="P1"><text:soft-page-break/>Amino Acids Number: <text:s/>2037</text:p>
      <text:p text:style-name="P1">Description: <text:s/>['Transport and binding, Toxin production / other pathogen functions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78']</text:p>
      <text:p text:style-name="P1">Locus TAG: <text:s/>['lpg1513']</text:p>
      <text:p text:style-name="P1">Strand: <text:s/>1</text:p>
      <text:p text:style-name="P1">Protein Identification:</text:p>
      <text:p text:style-name="P1">UniprotID: <text:s/>['YP_095542.1']</text:p>
      <text:p text:style-name="P1">Protein Name: <text:s/>['type I secretion system LssZ']</text:p>
      <text:p text:style-name="P1">Protein Properties:</text:p>
      <text:p text:style-name="P1">Celular Location Start: <text:s/>1675214</text:p>
      <text:p text:style-name="P1">Celular Location End: <text:s/>1675829</text:p>
      <text:p text:style-name="P1">Amino Acids Number: <text:s/>615</text:p>
      <text:p text:style-name="P1">Description: <text:s/>['Transport and binding, Toxin production / other pathogen functions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79']</text:p>
      <text:p text:style-name="P1">Locus TAG: <text:s/>['lpg1514']</text:p>
      <text:p text:style-name="P1">Strand: <text:s/>1</text:p>
      <text:p text:style-name="P1">Protein Identification:</text:p>
      <text:p text:style-name="P1">UniprotID: <text:s/>['YP_095543.1']</text:p>
      <text:p text:style-name="P1">Protein Name: <text:s/>['lipoprotein']</text:p>
      <text:p text:style-name="P1">Protein Properties:</text:p>
      <text:p text:style-name="P1">Celular Location Start: <text:s/>1675883</text:p>
      <text:p text:style-name="P1">Celular Location End: <text:s/>1676615</text:p>
      <text:p text:style-name="P1">Amino Acids Number: <text:s/>732</text:p>
      <text:p text:style-name="P1">Description: <text:s/>['Transport and binding, Toxin production / other pathogen functions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80']</text:p>
      <text:p text:style-name="P1">Locus TAG: <text:s/>['lpg1515']</text:p>
      <text:p text:style-name="P1">Strand: <text:s/>1</text:p>
      <text:p text:style-name="P1">Protein Identification:</text:p>
      <text:p text:style-name="P1">UniprotID: <text:s/>['YP_095544.1']</text:p>
      <text:p text:style-name="P1">Protein Name: <text:s/>['toxin secretion ATP-binding protein']</text:p>
      <text:p text:style-name="P1">Protein Properties:</text:p>
      <text:p text:style-name="P1">Celular Location Start: <text:s/>1676653</text:p>
      <text:p text:style-name="P1">Celular Location End: <text:s/>1678285</text:p>
      <text:p text:style-name="P1">Amino Acids Number: <text:s/>1632</text:p>
      <text:p text:style-name="P1">Description: <text:s/>['Transport and binding, Toxin production / other pathogen functions, Protein fate / hydrolases / secretion']</text:p>
      <text:p text:style-name="P1"><text:s/></text:p>
      <text:p text:style-name="P1"><text:soft-page-break/>Gene Identification: </text:p>
      <text:p text:style-name="P1">Type: <text:s/>CDS</text:p>
      <text:p text:style-name="P1">GeneID: <text:s/>['GeneID:19833081']</text:p>
      <text:p text:style-name="P1">Locus TAG: <text:s/>['lpg1516']</text:p>
      <text:p text:style-name="P1">Strand: <text:s/>1</text:p>
      <text:p text:style-name="P1">Protein Identification:</text:p>
      <text:p text:style-name="P1">UniprotID: <text:s/>['YP_095545.1']</text:p>
      <text:p text:style-name="P1">Protein Name: <text:s/>['ABC transporter ATP-binding/permease fusion protein']</text:p>
      <text:p text:style-name="P1">Protein Properties:</text:p>
      <text:p text:style-name="P1">Celular Location Start: <text:s/>1678272</text:p>
      <text:p text:style-name="P1">Celular Location End: <text:s/>1678854</text:p>
      <text:p text:style-name="P1">Amino Acids Number: <text:s/>582</text:p>
      <text:p text:style-name="P1">Description: <text:s/>['Transport and binding, Toxin production / other pathogen functions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82']</text:p>
      <text:p text:style-name="P1">Locus TAG: <text:s/>['lpg1517']</text:p>
      <text:p text:style-name="P1">Strand: <text:s/>1</text:p>
      <text:p text:style-name="P1">Protein Identification:</text:p>
      <text:p text:style-name="P1">UniprotID: <text:s/>['YP_095546.1']</text:p>
      <text:p text:style-name="P1">Protein Name: <text:s/>['HlyD family secretion protein']</text:p>
      <text:p text:style-name="P1">Protein Properties:</text:p>
      <text:p text:style-name="P1">Celular Location Start: <text:s/>1678857</text:p>
      <text:p text:style-name="P1">Celular Location End: <text:s/>1679994</text:p>
      <text:p text:style-name="P1">Amino Acids Number: <text:s/>1137</text:p>
      <text:p text:style-name="P1">Description: <text:s/>['Toxin production / other pathogen functions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83']</text:p>
      <text:p text:style-name="P1">Locus TAG: <text:s/>['lpg1518']</text:p>
      <text:p text:style-name="P1">Strand: <text:s/>1</text:p>
      <text:p text:style-name="P1">Protein Identification:</text:p>
      <text:p text:style-name="P1">UniprotID: <text:s/>['YP_095547.1']</text:p>
      <text:p text:style-name="P1">Protein Name: <text:s/>['sensory box protein']</text:p>
      <text:p text:style-name="P1">Protein Properties:</text:p>
      <text:p text:style-name="P1">Celular Location Start: <text:s/>1680080</text:p>
      <text:p text:style-name="P1">Celular Location End: <text:s/>1682630</text:p>
      <text:p text:style-name="P1">Amino Acids Number: <text:s/>2550</text:p>
      <text:p text:style-name="P1">Description: <text:s/>['Protein fate / hydrolases / secretion, Signal transduction / other regulatory functions']</text:p>
      <text:p text:style-name="P1"><text:s/></text:p>
      <text:p text:style-name="P1">Gene Identification: </text:p>
      <text:p text:style-name="P1">Type: <text:s/>CDS</text:p>
      <text:p text:style-name="P1">GeneID: <text:s/>['GeneID:19833084']</text:p>
      <text:p text:style-name="P1">Locus TAG: <text:s/>['lpg1519']</text:p>
      <text:p text:style-name="P1">Strand: <text:s/>-1</text:p>
      <text:p text:style-name="P1">Protein Identification:</text:p>
      <text:p text:style-name="P1"><text:soft-page-break/>UniprotID: <text:s/>['YP_095548.1']</text:p>
      <text:p text:style-name="P1">Protein Name: <text:s/>['hypoxanthine-guanine phosphoribosyltransferase']</text:p>
      <text:p text:style-name="P1">Protein Properties:</text:p>
      <text:p text:style-name="P1">Celular Location Start: <text:s/>1682631</text:p>
      <text:p text:style-name="P1">Celular Location End: <text:s/>1683201</text:p>
      <text:p text:style-name="P1">Amino Acids Number: <text:s/>570</text:p>
      <text:p text:style-name="P1">EC Number: <text:s/>['2.4.2.8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3085']</text:p>
      <text:p text:style-name="P1">Locus TAG: <text:s/>['lpg1520']</text:p>
      <text:p text:style-name="P1">Strand: <text:s/>-1</text:p>
      <text:p text:style-name="P1">Protein Identification:</text:p>
      <text:p text:style-name="P1">UniprotID: <text:s/>['YP_095549.1']</text:p>
      <text:p text:style-name="P1">Protein Name: <text:s/>['hypothetical protein']</text:p>
      <text:p text:style-name="P1">Protein Properties:</text:p>
      <text:p text:style-name="P1">Celular Location Start: <text:s/>1683243</text:p>
      <text:p text:style-name="P1">Celular Location End: <text:s/>1683570</text:p>
      <text:p text:style-name="P1">Amino Acids Number: <text:s/>327</text:p>
      <text:p text:style-name="P1"><text:s/></text:p>
      <text:p text:style-name="P1">Gene Identification: </text:p>
      <text:p text:style-name="P1">Type: <text:s/>CDS</text:p>
      <text:p text:style-name="P1">GeneID: <text:s/>['GeneID:19833086']</text:p>
      <text:p text:style-name="P1">Locus TAG: <text:s/>['lpg1521']</text:p>
      <text:p text:style-name="P1">Strand: <text:s/>-1</text:p>
      <text:p text:style-name="P1">Protein Identification:</text:p>
      <text:p text:style-name="P1">UniprotID: <text:s/>['YP_095550.1']</text:p>
      <text:p text:style-name="P1">Protein Name: <text:s/>['methyl-transferase']</text:p>
      <text:p text:style-name="P1">Protein Properties:</text:p>
      <text:p text:style-name="P1">Celular Location Start: <text:s/>1683752</text:p>
      <text:p text:style-name="P1">Celular Location End: <text:s/>1684496</text:p>
      <text:p text:style-name="P1">Amino Acids Number: <text:s/>744</text:p>
      <text:p text:style-name="P1"><text:s/></text:p>
      <text:p text:style-name="P1">Gene Identification: </text:p>
      <text:p text:style-name="P1">Type: <text:s/>CDS</text:p>
      <text:p text:style-name="P1">GeneID: <text:s/>['GeneID:19833087']</text:p>
      <text:p text:style-name="P1">Locus TAG: <text:s/>['lpg1522']</text:p>
      <text:p text:style-name="P1">Gene Name: <text:s/>['pilB']</text:p>
      <text:p text:style-name="P1">Strand: <text:s/>1</text:p>
      <text:p text:style-name="P1">Protein Identification:</text:p>
      <text:p text:style-name="P1">UniprotID: <text:s/>['YP_095551.1']</text:p>
      <text:p text:style-name="P1">Protein Name: <text:s/>['(type IV) pilus assembly protein PilB']</text:p>
      <text:p text:style-name="P1">Protein Properties:</text:p>
      <text:p text:style-name="P1">Celular Location Start: <text:s/>1684754</text:p>
      <text:p text:style-name="P1">Celular Location End: <text:s/>1686479</text:p>
      <text:p text:style-name="P1">Amino Acids Number: <text:s/>1725</text:p>
      <text:p text:style-name="P1">Description: <text:s/>['Transport and binding']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3088']</text:p>
      <text:p text:style-name="P1">Locus TAG: <text:s/>['lpg1523']</text:p>
      <text:p text:style-name="P1">Gene Name: <text:s/>['pilC']</text:p>
      <text:p text:style-name="P1">Strand: <text:s/>1</text:p>
      <text:p text:style-name="P1">Protein Identification:</text:p>
      <text:p text:style-name="P1">UniprotID: <text:s/>['YP_095552.1']</text:p>
      <text:p text:style-name="P1">Protein Name: <text:s/>['(type IV) pilus assembly protein PilC']</text:p>
      <text:p text:style-name="P1">Protein Properties:</text:p>
      <text:p text:style-name="P1">Celular Location Start: <text:s/>1686484</text:p>
      <text:p text:style-name="P1">Celular Location End: <text:s/>1687705</text:p>
      <text:p text:style-name="P1">Amino Acids Number: <text:s/>1221</text:p>
      <text:p text:style-name="P1">Description: <text:s/>['Transport and binding, 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89']</text:p>
      <text:p text:style-name="P1">Locus TAG: <text:s/>['lpg1524']</text:p>
      <text:p text:style-name="P1">Gene Name: <text:s/>['pilD']</text:p>
      <text:p text:style-name="P1">Strand: <text:s/>1</text:p>
      <text:p text:style-name="P1">Protein Identification:</text:p>
      <text:p text:style-name="P1">UniprotID: <text:s/>['YP_095553.1']</text:p>
      <text:p text:style-name="P1">Protein Name: <text:s/>['type 4 (IV) prepilin-like protein leader peptide processing enzyme PilD']</text:p>
      <text:p text:style-name="P1">Protein Properties:</text:p>
      <text:p text:style-name="P1">Celular Location Start: <text:s/>1687744</text:p>
      <text:p text:style-name="P1">Celular Location End: <text:s/>1688614</text:p>
      <text:p text:style-name="P1">Amino Acids Number: <text:s/>870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90']</text:p>
      <text:p text:style-name="P1">Locus TAG: <text:s/>['lpg1525']</text:p>
      <text:p text:style-name="P1">Strand: <text:s/>-1</text:p>
      <text:p text:style-name="P1">Protein Identification:</text:p>
      <text:p text:style-name="P1">UniprotID: <text:s/>['YP_095554.1']</text:p>
      <text:p text:style-name="P1">Protein Name: <text:s/>['CAAX amino terminal protease']</text:p>
      <text:p text:style-name="P1">Protein Properties:</text:p>
      <text:p text:style-name="P1">Celular Location Start: <text:s/>1688627</text:p>
      <text:p text:style-name="P1">Celular Location End: <text:s/>1689866</text:p>
      <text:p text:style-name="P1">Amino Acids Number: <text:s/>1239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91']</text:p>
      <text:p text:style-name="P1">Locus TAG: <text:s/>['lpg1526']</text:p>
      <text:p text:style-name="P1"><text:soft-page-break/>Strand: <text:s/>-1</text:p>
      <text:p text:style-name="P1">Protein Identification:</text:p>
      <text:p text:style-name="P1">UniprotID: <text:s/>['YP_095555.1']</text:p>
      <text:p text:style-name="P1">Protein Name: <text:s/>['hypothetical protein']</text:p>
      <text:p text:style-name="P1">Protein Properties:</text:p>
      <text:p text:style-name="P1">Celular Location Start: <text:s/>1689940</text:p>
      <text:p text:style-name="P1">Celular Location End: <text:s/>1690534</text:p>
      <text:p text:style-name="P1">Amino Acids Number: <text:s/>594</text:p>
      <text:p text:style-name="P1"><text:s/></text:p>
      <text:p text:style-name="P1">Gene Identification: </text:p>
      <text:p text:style-name="P1">Type: <text:s/>CDS</text:p>
      <text:p text:style-name="P1">GeneID: <text:s/>['GeneID:19833092']</text:p>
      <text:p text:style-name="P1">Locus TAG: <text:s/>['lpg1527']</text:p>
      <text:p text:style-name="P1">Strand: <text:s/>-1</text:p>
      <text:p text:style-name="P1">Protein Identification:</text:p>
      <text:p text:style-name="P1">UniprotID: <text:s/>['YP_095556.1']</text:p>
      <text:p text:style-name="P1">Protein Name: <text:s/>['hypothetical protein']</text:p>
      <text:p text:style-name="P1">Protein Properties:</text:p>
      <text:p text:style-name="P1">Celular Location Start: <text:s/>1690549</text:p>
      <text:p text:style-name="P1">Celular Location End: <text:s/>1691005</text:p>
      <text:p text:style-name="P1">Amino Acids Number: <text:s/>456</text:p>
      <text:p text:style-name="P1"><text:s/></text:p>
      <text:p text:style-name="P1">Gene Identification: </text:p>
      <text:p text:style-name="P1">Type: <text:s/>CDS</text:p>
      <text:p text:style-name="P1">GeneID: <text:s/>['GeneID:19833093']</text:p>
      <text:p text:style-name="P1">Locus TAG: <text:s/>['lpg1528']</text:p>
      <text:p text:style-name="P1">Strand: <text:s/>1</text:p>
      <text:p text:style-name="P1">Protein Identification:</text:p>
      <text:p text:style-name="P1">UniprotID: <text:s/>['YP_095557.1']</text:p>
      <text:p text:style-name="P1">Protein Name: <text:s/>['hypothetical protein']</text:p>
      <text:p text:style-name="P1">Protein Properties:</text:p>
      <text:p text:style-name="P1">Celular Location Start: <text:s/>1691138</text:p>
      <text:p text:style-name="P1">Celular Location End: <text:s/>1691954</text:p>
      <text:p text:style-name="P1">Amino Acids Number: <text:s/>816</text:p>
      <text:p text:style-name="P1"><text:s/></text:p>
      <text:p text:style-name="P1">Gene Identification: </text:p>
      <text:p text:style-name="P1">Type: <text:s/>CDS</text:p>
      <text:p text:style-name="P1">GeneID: <text:s/>['GeneID:19833094']</text:p>
      <text:p text:style-name="P1">Locus TAG: <text:s/>['lpg1529']</text:p>
      <text:p text:style-name="P1">Gene Name: <text:s/>['prpD']</text:p>
      <text:p text:style-name="P1">Strand: <text:s/>-1</text:p>
      <text:p text:style-name="P1">Protein Identification:</text:p>
      <text:p text:style-name="P1">UniprotID: <text:s/>['YP_095558.1']</text:p>
      <text:p text:style-name="P1">Protein Name: <text:s/>['2-methylcitrate dehydratase']</text:p>
      <text:p text:style-name="P1">Protein Properties:</text:p>
      <text:p text:style-name="P1">Celular Location Start: <text:s/>1692078</text:p>
      <text:p text:style-name="P1">Celular Location End: <text:s/>1693551</text:p>
      <text:p text:style-name="P1">Amino Acids Number: <text:s/>1473</text:p>
      <text:p text:style-name="P1">EC Number: <text:s/>['4.2.1.79']</text:p>
      <text:p text:style-name="P1"><text:soft-page-break/>Description: <text:s/>['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3095']</text:p>
      <text:p text:style-name="P1">Locus TAG: <text:s/>['lpg1530']</text:p>
      <text:p text:style-name="P1">Strand: <text:s/>-1</text:p>
      <text:p text:style-name="P1">Protein Identification:</text:p>
      <text:p text:style-name="P1">UniprotID: <text:s/>['YP_095559.1']</text:p>
      <text:p text:style-name="P1">Protein Name: <text:s/>['2-methylcitrate synthase']</text:p>
      <text:p text:style-name="P1">Protein Properties:</text:p>
      <text:p text:style-name="P1">Celular Location Start: <text:s/>1693528</text:p>
      <text:p text:style-name="P1">Celular Location End: <text:s/>1694647</text:p>
      <text:p text:style-name="P1">Amino Acids Number: <text:s/>1119</text:p>
      <text:p text:style-name="P1">EC Number: <text:s/>['2.3.3.5']</text:p>
      <text:p text:style-name="P1">Description: <text:s/>['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3096']</text:p>
      <text:p text:style-name="P1">Locus TAG: <text:s/>['lpg1531']</text:p>
      <text:p text:style-name="P1">Strand: <text:s/>-1</text:p>
      <text:p text:style-name="P1">Protein Identification:</text:p>
      <text:p text:style-name="P1">UniprotID: <text:s/>['YP_095560.1']</text:p>
      <text:p text:style-name="P1">Protein Name: <text:s/>['phenazine biosynthesis PhzF']</text:p>
      <text:p text:style-name="P1">Protein Properties:</text:p>
      <text:p text:style-name="P1">Celular Location Start: <text:s/>1694852</text:p>
      <text:p text:style-name="P1">Celular Location End: <text:s/>1695644</text:p>
      <text:p text:style-name="P1">Amino Acids Number: <text:s/>792</text:p>
      <text:p text:style-name="P1"><text:s/></text:p>
      <text:p text:style-name="P1">Gene Identification: </text:p>
      <text:p text:style-name="P1">Type: <text:s/>CDS</text:p>
      <text:p text:style-name="P1">GeneID: <text:s/>['GeneID:19833097']</text:p>
      <text:p text:style-name="P1">Locus TAG: <text:s/>['lpg1532']</text:p>
      <text:p text:style-name="P1">Strand: <text:s/>-1</text:p>
      <text:p text:style-name="P1">Protein Identification:</text:p>
      <text:p text:style-name="P1">UniprotID: <text:s/>['YP_095561.1']</text:p>
      <text:p text:style-name="P1">Protein Name: <text:s/>['peptidase']</text:p>
      <text:p text:style-name="P1">Protein Properties:</text:p>
      <text:p text:style-name="P1">Celular Location Start: <text:s/>1695723</text:p>
      <text:p text:style-name="P1">Celular Location End: <text:s/>1697724</text:p>
      <text:p text:style-name="P1">Amino Acids Number: <text:s/>2001</text:p>
      <text:p text:style-name="P1">Description: <text:s/>['Protein fate / hydrolases / secretion']</text:p>
      <text:p text:style-name="P1"><text:s/></text:p>
      <text:p text:style-name="P1">Gene Identification: </text:p>
      <text:p text:style-name="P1">Type: <text:s/>CDS</text:p>
      <text:p text:style-name="P1">GeneID: <text:s/>['GeneID:19833098']</text:p>
      <text:p text:style-name="P1">Locus TAG: <text:s/>['lpg1533']</text:p>
      <text:p text:style-name="P1">Gene Name: <text:s/>['ydgR']</text:p>
      <text:p text:style-name="P1"><text:soft-page-break/>Strand: <text:s/>-1</text:p>
      <text:p text:style-name="P1">Protein Identification:</text:p>
      <text:p text:style-name="P1">UniprotID: <text:s/>['YP_095562.1']</text:p>
      <text:p text:style-name="P1">Protein Name: <text:s/>['POT family peptide transport protein']</text:p>
      <text:p text:style-name="P1">Protein Properties:</text:p>
      <text:p text:style-name="P1">Celular Location Start: <text:s/>1697716</text:p>
      <text:p text:style-name="P1">Celular Location End: <text:s/>1699333</text:p>
      <text:p text:style-name="P1">Amino Acids Number: <text:s/>1617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099']</text:p>
      <text:p text:style-name="P1">Locus TAG: <text:s/>['lpg1534']</text:p>
      <text:p text:style-name="P1">Gene Name: <text:s/>['hemL']</text:p>
      <text:p text:style-name="P1">Strand: <text:s/>-1</text:p>
      <text:p text:style-name="P1">Protein Identification:</text:p>
      <text:p text:style-name="P1">UniprotID: <text:s/>['YP_095563.1']</text:p>
      <text:p text:style-name="P1">Protein Name: <text:s/>['glutamate-1-semialdehyde aminotransferase']</text:p>
      <text:p text:style-name="P1">Protein Properties:</text:p>
      <text:p text:style-name="P1">Celular Location Start: <text:s/>1699655</text:p>
      <text:p text:style-name="P1">Celular Location End: <text:s/>1700957</text:p>
      <text:p text:style-name="P1">Amino Acids Number: <text:s/>1302</text:p>
      <text:p text:style-name="P1">EC Number: <text:s/>['5.4.3.8']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00']</text:p>
      <text:p text:style-name="P1">Locus TAG: <text:s/>['lpg1535']</text:p>
      <text:p text:style-name="P1">Strand: <text:s/>1</text:p>
      <text:p text:style-name="P1">Protein Identification:</text:p>
      <text:p text:style-name="P1">UniprotID: <text:s/>['YP_095564.1']</text:p>
      <text:p text:style-name="P1">Protein Name: <text:s/>['rubredoxin (rubredoxin-type Fe(Cys)4 protein)']</text:p>
      <text:p text:style-name="P1">Protein Properties:</text:p>
      <text:p text:style-name="P1">Celular Location Start: <text:s/>1701367</text:p>
      <text:p text:style-name="P1">Celular Location End: <text:s/>1701544</text:p>
      <text:p text:style-name="P1">Amino Acids Number: <text:s/>177</text:p>
      <text:p text:style-name="P1">Description: <text:s/>['Energy Metabolism']</text:p>
      <text:p text:style-name="P1"><text:s/></text:p>
      <text:p text:style-name="P1">Gene Identification: </text:p>
      <text:p text:style-name="P1">Type: <text:s/>CDS</text:p>
      <text:p text:style-name="P1">GeneID: <text:s/>['GeneID:19833101']</text:p>
      <text:p text:style-name="P1">Locus TAG: <text:s/>['lpg1536']</text:p>
      <text:p text:style-name="P1">Strand: <text:s/>-1</text:p>
      <text:p text:style-name="P1">Protein Identification:</text:p>
      <text:p text:style-name="P1">UniprotID: <text:s/>['YP_095565.1']</text:p>
      <text:p text:style-name="P1">Protein Name: <text:s/>['transmembrane protein']</text:p>
      <text:p text:style-name="P1">Protein Properties:</text:p>
      <text:p text:style-name="P1"><text:soft-page-break/>Celular Location Start: <text:s/>1701540</text:p>
      <text:p text:style-name="P1">Celular Location End: <text:s/>1701963</text:p>
      <text:p text:style-name="P1">Amino Acids Number: <text:s/>423</text:p>
      <text:p text:style-name="P1"><text:s/></text:p>
      <text:p text:style-name="P1">Gene Identification: </text:p>
      <text:p text:style-name="P1">Type: <text:s/>CDS</text:p>
      <text:p text:style-name="P1">GeneID: <text:s/>['GeneID:19833102']</text:p>
      <text:p text:style-name="P1">Locus TAG: <text:s/>['lpg1537']</text:p>
      <text:p text:style-name="P1">Strand: <text:s/>-1</text:p>
      <text:p text:style-name="P1">Protein Identification:</text:p>
      <text:p text:style-name="P1">UniprotID: <text:s/>['YP_095566.1']</text:p>
      <text:p text:style-name="P1">Protein Name: <text:s/>['transporter']</text:p>
      <text:p text:style-name="P1">Protein Properties:</text:p>
      <text:p text:style-name="P1">Celular Location Start: <text:s/>1701965</text:p>
      <text:p text:style-name="P1">Celular Location End: <text:s/>1702697</text:p>
      <text:p text:style-name="P1">Amino Acids Number: <text:s/>732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03']</text:p>
      <text:p text:style-name="P1">Locus TAG: <text:s/>['lpg1538']</text:p>
      <text:p text:style-name="P1">Gene Name: <text:s/>['pcnB']</text:p>
      <text:p text:style-name="P1">Strand: <text:s/>1</text:p>
      <text:p text:style-name="P1">Protein Identification:</text:p>
      <text:p text:style-name="P1">UniprotID: <text:s/>['YP_095567.1']</text:p>
      <text:p text:style-name="P1">Protein Name: <text:s/>['poly(A) polymerase']</text:p>
      <text:p text:style-name="P1">Protein Properties:</text:p>
      <text:p text:style-name="P1">Celular Location Start: <text:s/>1702964</text:p>
      <text:p text:style-name="P1">Celular Location End: <text:s/>1704275</text:p>
      <text:p text:style-name="P1">Amino Acids Number: <text:s/>1311</text:p>
      <text:p text:style-name="P1">EC Number: <text:s/>['2.7.7.19']</text:p>
      <text:p text:style-name="P1">Description: <text:s/>['Transcription']</text:p>
      <text:p text:style-name="P1"><text:s/></text:p>
      <text:p text:style-name="P1">Gene Identification: </text:p>
      <text:p text:style-name="P1">Type: <text:s/>CDS</text:p>
      <text:p text:style-name="P1">GeneID: <text:s/>['GeneID:19833104']</text:p>
      <text:p text:style-name="P1">Locus TAG: <text:s/>['lpg1539']</text:p>
      <text:p text:style-name="P1">Strand: <text:s/>1</text:p>
      <text:p text:style-name="P1">Protein Identification:</text:p>
      <text:p text:style-name="P1">UniprotID: <text:s/>['YP_095568.1']</text:p>
      <text:p text:style-name="P1">Protein Name: <text:s/>['2-amino-4-hydroxy-6- hydroxymethyldihydropteridine pyrophosphokinase']</text:p>
      <text:p text:style-name="P1">Protein Properties:</text:p>
      <text:p text:style-name="P1">Celular Location Start: <text:s/>1704271</text:p>
      <text:p text:style-name="P1">Celular Location End: <text:s/>1704697</text:p>
      <text:p text:style-name="P1">Amino Acids Number: <text:s/>426</text:p>
      <text:p text:style-name="P1">EC Number: <text:s/>['2.7.6.3']</text:p>
      <text:p text:style-name="P1">Description: <text:s/>['Metabolism of Cofactors and Vitamins']</text:p>
      <text:p text:style-name="P1"><text:s/></text:p>
      <text:p text:style-name="P1"><text:soft-page-break/>Gene Identification: </text:p>
      <text:p text:style-name="P1">Type: <text:s/>CDS</text:p>
      <text:p text:style-name="P1">GeneID: <text:s/>['GeneID:19833105']</text:p>
      <text:p text:style-name="P1">Locus TAG: <text:s/>['lpg1540']</text:p>
      <text:p text:style-name="P1">Strand: <text:s/>1</text:p>
      <text:p text:style-name="P1">Protein Identification:</text:p>
      <text:p text:style-name="P1">UniprotID: <text:s/>['YP_095569.1']</text:p>
      <text:p text:style-name="P1">Protein Name: <text:s/>['universal stress protein A']</text:p>
      <text:p text:style-name="P1">Protein Properties:</text:p>
      <text:p text:style-name="P1">Celular Location Start: <text:s/>1704751</text:p>
      <text:p text:style-name="P1">Celular Location End: <text:s/>1705174</text:p>
      <text:p text:style-name="P1">Amino Acids Number: <text:s/>423</text:p>
      <text:p text:style-name="P1">Description: <text:s/>['Detoxification / adaptation']</text:p>
      <text:p text:style-name="P1"><text:s/></text:p>
      <text:p text:style-name="P1">Gene Identification: </text:p>
      <text:p text:style-name="P1">Type: <text:s/>CDS</text:p>
      <text:p text:style-name="P1">GeneID: <text:s/>['GeneID:19833106']</text:p>
      <text:p text:style-name="P1">Locus TAG: <text:s/>['lpg1541']</text:p>
      <text:p text:style-name="P1">Gene Name: <text:s/>['engA']</text:p>
      <text:p text:style-name="P1">Strand: <text:s/>-1</text:p>
      <text:p text:style-name="P1">Protein Identification:</text:p>
      <text:p text:style-name="P1">UniprotID: <text:s/>['YP_095570.1']</text:p>
      <text:p text:style-name="P1">Protein Name: <text:s/>['GTP-binding protein EngA']</text:p>
      <text:p text:style-name="P1">Protein Properties:</text:p>
      <text:p text:style-name="P1">Celular Location Start: <text:s/>1705238</text:p>
      <text:p text:style-name="P1">Celular Location End: <text:s/>1706627</text:p>
      <text:p text:style-name="P1">Amino Acids Number: <text:s/>1389</text:p>
      <text:p text:style-name="P1">Description: <text:s/>['Signal transduction / other regulatory functions']</text:p>
      <text:p text:style-name="P1"><text:s/></text:p>
      <text:p text:style-name="P1">Gene Identification: </text:p>
      <text:p text:style-name="P1">Type: <text:s/>CDS</text:p>
      <text:p text:style-name="P1">GeneID: <text:s/>['GeneID:19833107']</text:p>
      <text:p text:style-name="P1">Locus TAG: <text:s/>['lpg1542']</text:p>
      <text:p text:style-name="P1">Strand: <text:s/>-1</text:p>
      <text:p text:style-name="P1">Protein Identification:</text:p>
      <text:p text:style-name="P1">UniprotID: <text:s/>['YP_095571.1']</text:p>
      <text:p text:style-name="P1">Protein Name: <text:s/>['PQQ WD-40-like repeat-containing protein']</text:p>
      <text:p text:style-name="P1">Protein Properties:</text:p>
      <text:p text:style-name="P1">Celular Location Start: <text:s/>1706631</text:p>
      <text:p text:style-name="P1">Celular Location End: <text:s/>1707795</text:p>
      <text:p text:style-name="P1">Amino Acids Number: <text:s/>1164</text:p>
      <text:p text:style-name="P1"><text:s/></text:p>
      <text:p text:style-name="P1">Gene Identification: </text:p>
      <text:p text:style-name="P1">Type: <text:s/>CDS</text:p>
      <text:p text:style-name="P1">GeneID: <text:s/>['GeneID:19833108']</text:p>
      <text:p text:style-name="P1">Locus TAG: <text:s/>['lpg1543']</text:p>
      <text:p text:style-name="P1">Strand: <text:s/>-1</text:p>
      <text:p text:style-name="P1">Protein Identification:</text:p>
      <text:p text:style-name="P1">UniprotID: <text:s/>['YP_095572.1']</text:p>
      <text:p text:style-name="P1"><text:soft-page-break/>Protein Name: <text:s/>['transmembrane protein']</text:p>
      <text:p text:style-name="P1">Protein Properties:</text:p>
      <text:p text:style-name="P1">Celular Location Start: <text:s/>1707810</text:p>
      <text:p text:style-name="P1">Celular Location End: <text:s/>1708485</text:p>
      <text:p text:style-name="P1">Amino Acids Number: <text:s/>675</text:p>
      <text:p text:style-name="P1"><text:s/></text:p>
      <text:p text:style-name="P1">Gene Identification: </text:p>
      <text:p text:style-name="P1">Type: <text:s/>CDS</text:p>
      <text:p text:style-name="P1">GeneID: <text:s/>['GeneID:19833109']</text:p>
      <text:p text:style-name="P1">Locus TAG: <text:s/>['lpg1544']</text:p>
      <text:p text:style-name="P1">Gene Name: <text:s/>['hisS']</text:p>
      <text:p text:style-name="P1">Strand: <text:s/>-1</text:p>
      <text:p text:style-name="P1">Protein Identification:</text:p>
      <text:p text:style-name="P1">UniprotID: <text:s/>['YP_095573.1']</text:p>
      <text:p text:style-name="P1">Protein Name: <text:s/>['histidyl-tRNA synthetase']</text:p>
      <text:p text:style-name="P1">Protein Properties:</text:p>
      <text:p text:style-name="P1">Celular Location Start: <text:s/>1708502</text:p>
      <text:p text:style-name="P1">Celular Location End: <text:s/>1709783</text:p>
      <text:p text:style-name="P1">Amino Acids Number: <text:s/>1281</text:p>
      <text:p text:style-name="P1">EC Number: <text:s/>['6.1.1.21']</text:p>
      <text:p text:style-name="P1">Description: <text:s/>['Amino Acid Metabolism, Translation']</text:p>
      <text:p text:style-name="P1"><text:s/></text:p>
      <text:p text:style-name="P1">Gene Identification: </text:p>
      <text:p text:style-name="P1">Type: <text:s/>CDS</text:p>
      <text:p text:style-name="P1">GeneID: <text:s/>['GeneID:19833110']</text:p>
      <text:p text:style-name="P1">Locus TAG: <text:s/>['lpg1545']</text:p>
      <text:p text:style-name="P1">Strand: <text:s/>-1</text:p>
      <text:p text:style-name="P1">Protein Identification:</text:p>
      <text:p text:style-name="P1">UniprotID: <text:s/>['YP_095574.1']</text:p>
      <text:p text:style-name="P1">Protein Name: <text:s/>['DNA-binding protein']</text:p>
      <text:p text:style-name="P1">Protein Properties:</text:p>
      <text:p text:style-name="P1">Celular Location Start: <text:s/>1709772</text:p>
      <text:p text:style-name="P1">Celular Location End: <text:s/>1710342</text:p>
      <text:p text:style-name="P1">Amino Acids Number: <text:s/>570</text:p>
      <text:p text:style-name="P1">Description: <text:s/>['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111']</text:p>
      <text:p text:style-name="P1">Locus TAG: <text:s/>['lpg1546']</text:p>
      <text:p text:style-name="P1">Strand: <text:s/>-1</text:p>
      <text:p text:style-name="P1">Protein Identification:</text:p>
      <text:p text:style-name="P1">UniprotID: <text:s/>['YP_095575.1']</text:p>
      <text:p text:style-name="P1">Protein Name: <text:s/>['fimbrial biogenesis and twitching motility protein PilF']</text:p>
      <text:p text:style-name="P1">Protein Properties:</text:p>
      <text:p text:style-name="P1">Celular Location Start: <text:s/>1710316</text:p>
      <text:p text:style-name="P1">Celular Location End: <text:s/>1711099</text:p>
      <text:p text:style-name="P1">Amino Acids Number: <text:s/>783</text:p>
      <text:p text:style-name="P1">Description: <text:s/>['Transport and binding, Chemotaxis / motility / cell division']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3112']</text:p>
      <text:p text:style-name="P1">Locus TAG: <text:s/>['lpg1547']</text:p>
      <text:p text:style-name="P1">Strand: <text:s/>-1</text:p>
      <text:p text:style-name="P1">Protein Identification:</text:p>
      <text:p text:style-name="P1">UniprotID: <text:s/>['YP_095576.1']</text:p>
      <text:p text:style-name="P1">Protein Name: <text:s/>['radical SAM protein']</text:p>
      <text:p text:style-name="P1">Protein Properties:</text:p>
      <text:p text:style-name="P1">Celular Location Start: <text:s/>1711278</text:p>
      <text:p text:style-name="P1">Celular Location End: <text:s/>1712439</text:p>
      <text:p text:style-name="P1">Amino Acids Number: <text:s/>1161</text:p>
      <text:p text:style-name="P1"><text:s/></text:p>
      <text:p text:style-name="P1">Gene Identification: </text:p>
      <text:p text:style-name="P1">Type: <text:s/>CDS</text:p>
      <text:p text:style-name="P1">GeneID: <text:s/>['GeneID:19833113']</text:p>
      <text:p text:style-name="P1">Locus TAG: <text:s/>['lpg1548']</text:p>
      <text:p text:style-name="P1">Gene Name: <text:s/>['ndk']</text:p>
      <text:p text:style-name="P1">Strand: <text:s/>-1</text:p>
      <text:p text:style-name="P1">Protein Identification:</text:p>
      <text:p text:style-name="P1">UniprotID: <text:s/>['YP_095577.1']</text:p>
      <text:p text:style-name="P1">Protein Name: <text:s/>['nucleoside diphosphate kinase']</text:p>
      <text:p text:style-name="P1">Protein Properties:</text:p>
      <text:p text:style-name="P1">Celular Location Start: <text:s/>1712447</text:p>
      <text:p text:style-name="P1">Celular Location End: <text:s/>1712924</text:p>
      <text:p text:style-name="P1">Amino Acids Number: <text:s/>477</text:p>
      <text:p text:style-name="P1">EC Number: <text:s/>['2.7.4.6']</text:p>
      <text:p text:style-name="P1">Description: <text:s/>['Nucleotide Metabolism']</text:p>
      <text:p text:style-name="P1"><text:s/></text:p>
      <text:p text:style-name="P1">Gene Identification: </text:p>
      <text:p text:style-name="P1">Type: <text:s/>CDS</text:p>
      <text:p text:style-name="P1">GeneID: <text:s/>['GeneID:19833114']</text:p>
      <text:p text:style-name="P1">Locus TAG: <text:s/>['lpg1549']</text:p>
      <text:p text:style-name="P1">Strand: <text:s/>-1</text:p>
      <text:p text:style-name="P1">Protein Identification:</text:p>
      <text:p text:style-name="P1">UniprotID: <text:s/>['YP_095578.1']</text:p>
      <text:p text:style-name="P1">Protein Name: <text:s/>['hypothetical protein']</text:p>
      <text:p text:style-name="P1">Protein Properties:</text:p>
      <text:p text:style-name="P1">Celular Location Start: <text:s/>1713007</text:p>
      <text:p text:style-name="P1">Celular Location End: <text:s/>1713892</text:p>
      <text:p text:style-name="P1">Amino Acids Number: <text:s/>885</text:p>
      <text:p text:style-name="P1"><text:s/></text:p>
      <text:p text:style-name="P1">Gene Identification: </text:p>
      <text:p text:style-name="P1">Type: <text:s/>CDS</text:p>
      <text:p text:style-name="P1">GeneID: <text:s/>['GeneID:19833115']</text:p>
      <text:p text:style-name="P1">Locus TAG: <text:s/>['lpg1550']</text:p>
      <text:p text:style-name="P1">Strand: <text:s/>1</text:p>
      <text:p text:style-name="P1">Protein Identification:</text:p>
      <text:p text:style-name="P1"><text:soft-page-break/>UniprotID: <text:s/>['YP_095579.1']</text:p>
      <text:p text:style-name="P1">Protein Name: <text:s/>['tRNA-(ms(2)io(6)a)-hydrolase(tRNA hydroxylase)']</text:p>
      <text:p text:style-name="P1">Protein Properties:</text:p>
      <text:p text:style-name="P1">Celular Location Start: <text:s/>1713953</text:p>
      <text:p text:style-name="P1">Celular Location End: <text:s/>1714589</text:p>
      <text:p text:style-name="P1">Amino Acids Number: <text:s/>636</text:p>
      <text:p text:style-name="P1">Description: <text:s/>['DNA/RNA degradation / restriction, Translation']</text:p>
      <text:p text:style-name="P1"><text:s/></text:p>
      <text:p text:style-name="P1">Gene Identification: </text:p>
      <text:p text:style-name="P1">Type: <text:s/>CDS</text:p>
      <text:p text:style-name="P1">GeneID: <text:s/>['GeneID:19833116']</text:p>
      <text:p text:style-name="P1">Locus TAG: <text:s/>['lpg1551']</text:p>
      <text:p text:style-name="P1">Strand: <text:s/>-1</text:p>
      <text:p text:style-name="P1">Protein Identification:</text:p>
      <text:p text:style-name="P1">UniprotID: <text:s/>['YP_095580.1']</text:p>
      <text:p text:style-name="P1">Protein Name: <text:s/>['hypothetical protein']</text:p>
      <text:p text:style-name="P1">Protein Properties:</text:p>
      <text:p text:style-name="P1">Celular Location Start: <text:s/>1714677</text:p>
      <text:p text:style-name="P1">Celular Location End: <text:s/>1715424</text:p>
      <text:p text:style-name="P1">Amino Acids Number: <text:s/>747</text:p>
      <text:p text:style-name="P1"><text:s/></text:p>
      <text:p text:style-name="P1">Gene Identification: </text:p>
      <text:p text:style-name="P1">Type: <text:s/>CDS</text:p>
      <text:p text:style-name="P1">GeneID: <text:s/>['GeneID:19833117']</text:p>
      <text:p text:style-name="P1">Locus TAG: <text:s/>['lpg1552']</text:p>
      <text:p text:style-name="P1">Strand: <text:s/>-1</text:p>
      <text:p text:style-name="P1">Protein Identification:</text:p>
      <text:p text:style-name="P1">UniprotID: <text:s/>['YP_095581.1']</text:p>
      <text:p text:style-name="P1">Protein Name: <text:s/>['UDP-2,3-diacylglucosamine hydrolase']</text:p>
      <text:p text:style-name="P1">Protein Properties:</text:p>
      <text:p text:style-name="P1">Celular Location Start: <text:s/>1715420</text:p>
      <text:p text:style-name="P1">Celular Location End: <text:s/>1716149</text:p>
      <text:p text:style-name="P1">Amino Acids Number: <text:s/>729</text:p>
      <text:p text:style-name="P1">EC Number: <text:s/>['3.6.1.-']</text:p>
      <text:p text:style-name="P1">Description: <text:s/>['Metabolism of Complex Carbohydrates']</text:p>
      <text:p text:style-name="P1"><text:s/></text:p>
      <text:p text:style-name="P1">Gene Identification: </text:p>
      <text:p text:style-name="P1">Type: <text:s/>CDS</text:p>
      <text:p text:style-name="P1">GeneID: <text:s/>['GeneID:19833118']</text:p>
      <text:p text:style-name="P1">Locus TAG: <text:s/>['lpg1553']</text:p>
      <text:p text:style-name="P1">Gene Name: <text:s/>['minC']</text:p>
      <text:p text:style-name="P1">Strand: <text:s/>-1</text:p>
      <text:p text:style-name="P1">Protein Identification:</text:p>
      <text:p text:style-name="P1">UniprotID: <text:s/>['YP_095582.1']</text:p>
      <text:p text:style-name="P1">Protein Name: <text:s/>['septum site determining protein MinC']</text:p>
      <text:p text:style-name="P1">Protein Properties:</text:p>
      <text:p text:style-name="P1">Celular Location Start: <text:s/>1716145</text:p>
      <text:p text:style-name="P1">Celular Location End: <text:s/>1716856</text:p>
      <text:p text:style-name="P1">Amino Acids Number: <text:s/>711</text:p>
      <text:p text:style-name="P1"><text:soft-page-break/>Description: <text:s/>['Chemotaxis / motility / cell division, Signal transduction / other regulatory functions']</text:p>
      <text:p text:style-name="P1"><text:s/></text:p>
      <text:p text:style-name="P1">Gene Identification: </text:p>
      <text:p text:style-name="P1">Type: <text:s/>CDS</text:p>
      <text:p text:style-name="P1">GeneID: <text:s/>['GeneID:19833119']</text:p>
      <text:p text:style-name="P1">Locus TAG: <text:s/>['lpg1554']</text:p>
      <text:p text:style-name="P1">Gene Name: <text:s/>['fadD-1']</text:p>
      <text:p text:style-name="P1">Strand: <text:s/>1</text:p>
      <text:p text:style-name="P1">Protein Identification:</text:p>
      <text:p text:style-name="P1">UniprotID: <text:s/>['YP_095583.1']</text:p>
      <text:p text:style-name="P1">Protein Name: <text:s/>['long chain fatty acid-CoA ligase']</text:p>
      <text:p text:style-name="P1">Protein Properties:</text:p>
      <text:p text:style-name="P1">Celular Location Start: <text:s/>1716912</text:p>
      <text:p text:style-name="P1">Celular Location End: <text:s/>1718622</text:p>
      <text:p text:style-name="P1">Amino Acids Number: <text:s/>1710</text:p>
      <text:p text:style-name="P1">EC Number: <text:s/>['6.2.1.3']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3120']</text:p>
      <text:p text:style-name="P1">Locus TAG: <text:s/>['lpg1555']</text:p>
      <text:p text:style-name="P1">Gene Name: <text:s/>['artJ']</text:p>
      <text:p text:style-name="P1">Strand: <text:s/>-1</text:p>
      <text:p text:style-name="P1">Protein Identification:</text:p>
      <text:p text:style-name="P1">UniprotID: <text:s/>['YP_095584.1']</text:p>
      <text:p text:style-name="P1">Protein Name: <text:s/>['arginine ABC transporter substrate-binding protein']</text:p>
      <text:p text:style-name="P1">Protein Properties:</text:p>
      <text:p text:style-name="P1">Celular Location Start: <text:s/>1718669</text:p>
      <text:p text:style-name="P1">Celular Location End: <text:s/>1719407</text:p>
      <text:p text:style-name="P1">Amino Acids Number: <text:s/>738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21']</text:p>
      <text:p text:style-name="P1">Locus TAG: <text:s/>['lpg1556']</text:p>
      <text:p text:style-name="P1">Strand: <text:s/>-1</text:p>
      <text:p text:style-name="P1">Protein Identification:</text:p>
      <text:p text:style-name="P1">UniprotID: <text:s/>['YP_095585.1']</text:p>
      <text:p text:style-name="P1">Protein Name: <text:s/>['MutT/nudix family protein']</text:p>
      <text:p text:style-name="P1">Protein Properties:</text:p>
      <text:p text:style-name="P1">Celular Location Start: <text:s/>1719560</text:p>
      <text:p text:style-name="P1">Celular Location End: <text:s/>1719968</text:p>
      <text:p text:style-name="P1">Amino Acids Number: <text:s/>408</text:p>
      <text:p text:style-name="P1"><text:s/></text:p>
      <text:p text:style-name="P1">Gene Identification: </text:p>
      <text:p text:style-name="P1">Type: <text:s/>CDS</text:p>
      <text:p text:style-name="P1">GeneID: <text:s/>['GeneID:19833122']</text:p>
      <text:p text:style-name="P1"><text:soft-page-break/>Locus TAG: <text:s/>['lpg1557']</text:p>
      <text:p text:style-name="P1">Strand: <text:s/>-1</text:p>
      <text:p text:style-name="P1">Protein Identification:</text:p>
      <text:p text:style-name="P1">UniprotID: <text:s/>['YP_095586.1']</text:p>
      <text:p text:style-name="P1">Protein Name: <text:s/>['para-aminobenzoate synthase, component I']</text:p>
      <text:p text:style-name="P1">Protein Properties:</text:p>
      <text:p text:style-name="P1">Celular Location Start: <text:s/>1720056</text:p>
      <text:p text:style-name="P1">Celular Location End: <text:s/>1721379</text:p>
      <text:p text:style-name="P1">Amino Acids Number: <text:s/>1323</text:p>
      <text:p text:style-name="P1">EC Number: <text:s/>['4.1.3.-']</text:p>
      <text:p text:style-name="P1">Description: <text:s/>['Carbohydrate Metabolism, 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23']</text:p>
      <text:p text:style-name="P1">Locus TAG: <text:s/>['lpg1558']</text:p>
      <text:p text:style-name="P1">Strand: <text:s/>1</text:p>
      <text:p text:style-name="P1">Protein Identification:</text:p>
      <text:p text:style-name="P1">UniprotID: <text:s/>['YP_095587.1']</text:p>
      <text:p text:style-name="P1">Protein Name: <text:s/>['pyruvate dehydrogenase E1 alpha subunit']</text:p>
      <text:p text:style-name="P1">Protein Properties:</text:p>
      <text:p text:style-name="P1">Celular Location Start: <text:s/>1721537</text:p>
      <text:p text:style-name="P1">Celular Location End: <text:s/>1722632</text:p>
      <text:p text:style-name="P1">Amino Acids Number: <text:s/>1095</text:p>
      <text:p text:style-name="P1">EC Number: <text:s/>['1.2.4.1']</text:p>
      <text:p text:style-name="P1">Description: <text:s/>['Carbohydrate Metabolism, 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124']</text:p>
      <text:p text:style-name="P1">Locus TAG: <text:s/>['lpg1559']</text:p>
      <text:p text:style-name="P1">Strand: <text:s/>1</text:p>
      <text:p text:style-name="P1">Protein Identification:</text:p>
      <text:p text:style-name="P1">UniprotID: <text:s/>['YP_095588.1']</text:p>
      <text:p text:style-name="P1">Protein Name: <text:s/>['pyruvate dehydrogenase E1 beta subunit']</text:p>
      <text:p text:style-name="P1">Protein Properties:</text:p>
      <text:p text:style-name="P1">Celular Location Start: <text:s/>1722624</text:p>
      <text:p text:style-name="P1">Celular Location End: <text:s/>1723599</text:p>
      <text:p text:style-name="P1">Amino Acids Number: <text:s/>975</text:p>
      <text:p text:style-name="P1">EC Number: <text:s/>['1.2.4.1']</text:p>
      <text:p text:style-name="P1">Description: <text:s/>['Carbohydrate Metabolism, 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125']</text:p>
      <text:p text:style-name="P1">Locus TAG: <text:s/>['lpg1560']</text:p>
      <text:p text:style-name="P1">Strand: <text:s/>1</text:p>
      <text:p text:style-name="P1">Protein Identification:</text:p>
      <text:p text:style-name="P1">UniprotID: <text:s/>['YP_095589.1']</text:p>
      <text:p text:style-name="P1"><text:soft-page-break/>Protein Name: <text:s/>['branched-chain alpha-keto acid dehydrogenase subunit E2']</text:p>
      <text:p text:style-name="P1">Protein Properties:</text:p>
      <text:p text:style-name="P1">Celular Location Start: <text:s/>1723601</text:p>
      <text:p text:style-name="P1">Celular Location End: <text:s/>1724714</text:p>
      <text:p text:style-name="P1">Amino Acids Number: <text:s/>1113</text:p>
      <text:p text:style-name="P1">EC Number: <text:s/>['2.3.1.12']</text:p>
      <text:p text:style-name="P1">Description: <text:s/>['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3126']</text:p>
      <text:p text:style-name="P1">Locus TAG: <text:s/>['lpg1561']</text:p>
      <text:p text:style-name="P1">Strand: <text:s/>1</text:p>
      <text:p text:style-name="P1">Protein Identification:</text:p>
      <text:p text:style-name="P1">UniprotID: <text:s/>['YP_095590.1']</text:p>
      <text:p text:style-name="P1">Protein Name: <text:s/>['potassium efflux system KefA']</text:p>
      <text:p text:style-name="P1">Protein Properties:</text:p>
      <text:p text:style-name="P1">Celular Location Start: <text:s/>1724885</text:p>
      <text:p text:style-name="P1">Celular Location End: <text:s/>1727105</text:p>
      <text:p text:style-name="P1">Amino Acids Number: <text:s/>2220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27']</text:p>
      <text:p text:style-name="P1">Locus TAG: <text:s/>['lpg1562']</text:p>
      <text:p text:style-name="P1">Gene Name: <text:s/>['merA1']</text:p>
      <text:p text:style-name="P1">Strand: <text:s/>1</text:p>
      <text:p text:style-name="P1">Protein Identification:</text:p>
      <text:p text:style-name="P1">UniprotID: <text:s/>['YP_095591.1']</text:p>
      <text:p text:style-name="P1">Protein Name: <text:s/>['mercuric reductase']</text:p>
      <text:p text:style-name="P1">Protein Properties:</text:p>
      <text:p text:style-name="P1">Celular Location Start: <text:s/>1727277</text:p>
      <text:p text:style-name="P1">Celular Location End: <text:s/>1729422</text:p>
      <text:p text:style-name="P1">Amino Acids Number: <text:s/>2145</text:p>
      <text:p text:style-name="P1">EC Number: <text:s/>['1.16.1.1']</text:p>
      <text:p text:style-name="P1">Description: <text:s/>['Detoxification / adaptation, 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3128']</text:p>
      <text:p text:style-name="P1">Locus TAG: <text:s/>['lpg1563']</text:p>
      <text:p text:style-name="P1">Strand: <text:s/>-1</text:p>
      <text:p text:style-name="P1">Protein Identification:</text:p>
      <text:p text:style-name="P1">UniprotID: <text:s/>['YP_095592.1']</text:p>
      <text:p text:style-name="P1">Protein Name: <text:s/>['hypothetical protein']</text:p>
      <text:p text:style-name="P1">Protein Properties:</text:p>
      <text:p text:style-name="P1">Celular Location Start: <text:s/>1729477</text:p>
      <text:p text:style-name="P1">Celular Location End: <text:s/>1730197</text:p>
      <text:p text:style-name="P1"><text:soft-page-break/>Amino Acids Number: <text:s/>720</text:p>
      <text:p text:style-name="P1"><text:s/></text:p>
      <text:p text:style-name="P1">Gene Identification: </text:p>
      <text:p text:style-name="P1">Type: <text:s/>CDS</text:p>
      <text:p text:style-name="P1">GeneID: <text:s/>['GeneID:19833129']</text:p>
      <text:p text:style-name="P1">Locus TAG: <text:s/>['lpg1564']</text:p>
      <text:p text:style-name="P1">Strand: <text:s/>-1</text:p>
      <text:p text:style-name="P1">Protein Identification:</text:p>
      <text:p text:style-name="P1">UniprotID: <text:s/>['YP_095593.1']</text:p>
      <text:p text:style-name="P1">Protein Name: <text:s/>['hypothetical protein']</text:p>
      <text:p text:style-name="P1">Protein Properties:</text:p>
      <text:p text:style-name="P1">Celular Location Start: <text:s/>1730284</text:p>
      <text:p text:style-name="P1">Celular Location End: <text:s/>1731028</text:p>
      <text:p text:style-name="P1">Amino Acids Number: <text:s/>744</text:p>
      <text:p text:style-name="P1"><text:s/></text:p>
      <text:p text:style-name="P1">Gene Identification: </text:p>
      <text:p text:style-name="P1">Type: <text:s/>CDS</text:p>
      <text:p text:style-name="P1">GeneID: <text:s/>['GeneID:19833130']</text:p>
      <text:p text:style-name="P1">Locus TAG: <text:s/>['lpg1565']</text:p>
      <text:p text:style-name="P1">Gene Name: <text:s/>['thi3']</text:p>
      <text:p text:style-name="P1">Strand: <text:s/>1</text:p>
      <text:p text:style-name="P1">Protein Identification:</text:p>
      <text:p text:style-name="P1">UniprotID: <text:s/>['YP_095594.1']</text:p>
      <text:p text:style-name="P1">Protein Name: <text:s/>['thiamine biosynthesis protein NMT-1']</text:p>
      <text:p text:style-name="P1">Protein Properties:</text:p>
      <text:p text:style-name="P1">Celular Location Start: <text:s/>1731263</text:p>
      <text:p text:style-name="P1">Celular Location End: <text:s/>1732214</text:p>
      <text:p text:style-name="P1">Amino Acids Number: <text:s/>951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31']</text:p>
      <text:p text:style-name="P1">Locus TAG: <text:s/>['lpg1566']</text:p>
      <text:p text:style-name="P1">Strand: <text:s/>1</text:p>
      <text:p text:style-name="P1">Protein Identification:</text:p>
      <text:p text:style-name="P1">UniprotID: <text:s/>['YP_095595.1']</text:p>
      <text:p text:style-name="P1">Protein Name: <text:s/>['thiamine biosynthesis oxidoreductase ThiO']</text:p>
      <text:p text:style-name="P1">Protein Properties:</text:p>
      <text:p text:style-name="P1">Celular Location Start: <text:s/>1732216</text:p>
      <text:p text:style-name="P1">Celular Location End: <text:s/>1733287</text:p>
      <text:p text:style-name="P1">Amino Acids Number: <text:s/>1071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32']</text:p>
      <text:p text:style-name="P1">Locus TAG: <text:s/>['lpg1567']</text:p>
      <text:p text:style-name="P1">Gene Name: <text:s/>['thiG']</text:p>
      <text:p text:style-name="P1"><text:soft-page-break/>Strand: <text:s/>1</text:p>
      <text:p text:style-name="P1">Protein Identification:</text:p>
      <text:p text:style-name="P1">UniprotID: <text:s/>['YP_095596.1']</text:p>
      <text:p text:style-name="P1">Protein Name: <text:s/>['thiazole synthase']</text:p>
      <text:p text:style-name="P1">Protein Properties:</text:p>
      <text:p text:style-name="P1">Celular Location Start: <text:s/>1733482</text:p>
      <text:p text:style-name="P1">Celular Location End: <text:s/>1734274</text:p>
      <text:p text:style-name="P1">Amino Acids Number: <text:s/>792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33']</text:p>
      <text:p text:style-name="P1">Locus TAG: <text:s/>['lpg1568']</text:p>
      <text:p text:style-name="P1">Gene Name: <text:s/>['thiDE']</text:p>
      <text:p text:style-name="P1">Strand: <text:s/>1</text:p>
      <text:p text:style-name="P1">Protein Identification:</text:p>
      <text:p text:style-name="P1">UniprotID: <text:s/>['YP_095597.1']</text:p>
      <text:p text:style-name="P1">Protein Name: <text:s/>['phosphomethylpyrimidine kinase ThiD/thiamin-phosphate pyrophosphorylase fused protein ThiE']</text:p>
      <text:p text:style-name="P1">Protein Properties:</text:p>
      <text:p text:style-name="P1">Celular Location Start: <text:s/>1734249</text:p>
      <text:p text:style-name="P1">Celular Location End: <text:s/>1735737</text:p>
      <text:p text:style-name="P1">Amino Acids Number: <text:s/>1488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34']</text:p>
      <text:p text:style-name="P1">Locus TAG: <text:s/>['lpg1569']</text:p>
      <text:p text:style-name="P1">Strand: <text:s/>1</text:p>
      <text:p text:style-name="P1">Protein Identification:</text:p>
      <text:p text:style-name="P1">UniprotID: <text:s/>['YP_095598.1']</text:p>
      <text:p text:style-name="P1">Protein Name: <text:s/>['sulfurylase ThiF']</text:p>
      <text:p text:style-name="P1">Protein Properties:</text:p>
      <text:p text:style-name="P1">Celular Location Start: <text:s/>1735717</text:p>
      <text:p text:style-name="P1">Celular Location End: <text:s/>1736857</text:p>
      <text:p text:style-name="P1">Amino Acids Number: <text:s/>1140</text:p>
      <text:p text:style-name="P1">Description: <text:s/>['Metabolism of Cofactors and Vitamins']</text:p>
      <text:p text:style-name="P1"><text:s/></text:p>
      <text:p text:style-name="P1">Gene Identification: </text:p>
      <text:p text:style-name="P1">Type: <text:s/>CDS</text:p>
      <text:p text:style-name="P1">GeneID: <text:s/>['GeneID:19833135']</text:p>
      <text:p text:style-name="P1">Locus TAG: <text:s/>['lpg1570']</text:p>
      <text:p text:style-name="P1">Strand: <text:s/>-1</text:p>
      <text:p text:style-name="P1">Protein Identification:</text:p>
      <text:p text:style-name="P1">UniprotID: <text:s/>['YP_095599.1']</text:p>
      <text:p text:style-name="P1">Protein Name: <text:s/>["3'-nucleotidase/nuclease"]</text:p>
      <text:p text:style-name="P1">Protein Properties:</text:p>
      <text:p text:style-name="P1"><text:soft-page-break/>Celular Location Start: <text:s/>1736885</text:p>
      <text:p text:style-name="P1">Celular Location End: <text:s/>1737743</text:p>
      <text:p text:style-name="P1">Amino Acids Number: <text:s/>858</text:p>
      <text:p text:style-name="P1">Description: <text:s/>['DNA/RNA degradation / restriction']</text:p>
      <text:p text:style-name="P1"><text:s/></text:p>
      <text:p text:style-name="P1">Gene Identification: </text:p>
      <text:p text:style-name="P1">Type: <text:s/>CDS</text:p>
      <text:p text:style-name="P1">GeneID: <text:s/>['GeneID:19833136']</text:p>
      <text:p text:style-name="P1">Locus TAG: <text:s/>['lpg1571']</text:p>
      <text:p text:style-name="P1">Gene Name: <text:s/>['tolB']</text:p>
      <text:p text:style-name="P1">Strand: <text:s/>-1</text:p>
      <text:p text:style-name="P1">Protein Identification:</text:p>
      <text:p text:style-name="P1">UniprotID: <text:s/>['YP_095600.1']</text:p>
      <text:p text:style-name="P1">Protein Name: <text:s/>['TolB colicin import protein']</text:p>
      <text:p text:style-name="P1">Protein Properties:</text:p>
      <text:p text:style-name="P1">Celular Location Start: <text:s/>1737721</text:p>
      <text:p text:style-name="P1">Celular Location End: <text:s/>1738981</text:p>
      <text:p text:style-name="P1">Amino Acids Number: <text:s/>1260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37']</text:p>
      <text:p text:style-name="P1">Locus TAG: <text:s/>['lpg1572']</text:p>
      <text:p text:style-name="P1">Gene Name: <text:s/>['tolA']</text:p>
      <text:p text:style-name="P1">Strand: <text:s/>-1</text:p>
      <text:p text:style-name="P1">Protein Identification:</text:p>
      <text:p text:style-name="P1">UniprotID: <text:s/>['YP_095601.1']</text:p>
      <text:p text:style-name="P1">Protein Name: <text:s/>['TolA colicin import membrane protein']</text:p>
      <text:p text:style-name="P1">Protein Properties:</text:p>
      <text:p text:style-name="P1">Celular Location Start: <text:s/>1738986</text:p>
      <text:p text:style-name="P1">Celular Location End: <text:s/>1739985</text:p>
      <text:p text:style-name="P1">Amino Acids Number: <text:s/>999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38']</text:p>
      <text:p text:style-name="P1">Locus TAG: <text:s/>['lpg1573']</text:p>
      <text:p text:style-name="P1">Gene Name: <text:s/>['tolR']</text:p>
      <text:p text:style-name="P1">Strand: <text:s/>-1</text:p>
      <text:p text:style-name="P1">Protein Identification:</text:p>
      <text:p text:style-name="P1">UniprotID: <text:s/>['YP_095602.1']</text:p>
      <text:p text:style-name="P1">Protein Name: <text:s/>['biopolymer transport protein TolR']</text:p>
      <text:p text:style-name="P1">Protein Properties:</text:p>
      <text:p text:style-name="P1">Celular Location Start: <text:s/>1739981</text:p>
      <text:p text:style-name="P1">Celular Location End: <text:s/>1740437</text:p>
      <text:p text:style-name="P1">Amino Acids Number: <text:s/>456</text:p>
      <text:p text:style-name="P1">Description: <text:s/>['Transport and binding']</text:p>
      <text:p text:style-name="P1"><text:soft-page-break/><text:s/></text:p>
      <text:p text:style-name="P1">Gene Identification: </text:p>
      <text:p text:style-name="P1">Type: <text:s/>CDS</text:p>
      <text:p text:style-name="P1">GeneID: <text:s/>['GeneID:19833139']</text:p>
      <text:p text:style-name="P1">Locus TAG: <text:s/>['lpg1574']</text:p>
      <text:p text:style-name="P1">Gene Name: <text:s/>['tolQ']</text:p>
      <text:p text:style-name="P1">Strand: <text:s/>-1</text:p>
      <text:p text:style-name="P1">Protein Identification:</text:p>
      <text:p text:style-name="P1">UniprotID: <text:s/>['YP_095603.1']</text:p>
      <text:p text:style-name="P1">Protein Name: <text:s/>['biopolymer transport protein TolQ']</text:p>
      <text:p text:style-name="P1">Protein Properties:</text:p>
      <text:p text:style-name="P1">Celular Location Start: <text:s/>1740445</text:p>
      <text:p text:style-name="P1">Celular Location End: <text:s/>1741135</text:p>
      <text:p text:style-name="P1">Amino Acids Number: <text:s/>690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40']</text:p>
      <text:p text:style-name="P1">Locus TAG: <text:s/>['lpg1575']</text:p>
      <text:p text:style-name="P1">Strand: <text:s/>-1</text:p>
      <text:p text:style-name="P1">Protein Identification:</text:p>
      <text:p text:style-name="P1">UniprotID: <text:s/>['YP_095604.1']</text:p>
      <text:p text:style-name="P1">Protein Name: <text:s/>['esterase']</text:p>
      <text:p text:style-name="P1">Protein Properties:</text:p>
      <text:p text:style-name="P1">Celular Location Start: <text:s/>1741147</text:p>
      <text:p text:style-name="P1">Celular Location End: <text:s/>1741543</text:p>
      <text:p text:style-name="P1">Amino Acids Number: <text:s/>396</text:p>
      <text:p text:style-name="P1">Description: <text:s/>['Biodegradation of Xenobiotics']</text:p>
      <text:p text:style-name="P1"><text:s/></text:p>
      <text:p text:style-name="P1">Gene Identification: </text:p>
      <text:p text:style-name="P1">Type: <text:s/>CDS</text:p>
      <text:p text:style-name="P1">GeneID: <text:s/>['GeneID:19833141']</text:p>
      <text:p text:style-name="P1">Locus TAG: <text:s/>['lpg1576']</text:p>
      <text:p text:style-name="P1">Gene Name: <text:s/>['ruvB']</text:p>
      <text:p text:style-name="P1">Strand: <text:s/>-1</text:p>
      <text:p text:style-name="P1">Protein Identification:</text:p>
      <text:p text:style-name="P1">UniprotID: <text:s/>['YP_095605.1']</text:p>
      <text:p text:style-name="P1">Protein Name: <text:s/>['Holliday junction DNA helicase RuvB']</text:p>
      <text:p text:style-name="P1">Protein Properties:</text:p>
      <text:p text:style-name="P1">Celular Location Start: <text:s/>1741546</text:p>
      <text:p text:style-name="P1">Celular Location End: <text:s/>1742578</text:p>
      <text:p text:style-name="P1">Amino Acids Number: <text:s/>1032</text:p>
      <text:p text:style-name="P1">EC Number: <text:s/>['3.1.22.4']</text:p>
      <text:p text:style-name="P1">Description: <text:s/>['Replication and Repair']</text:p>
      <text:p text:style-name="P1"><text:s/></text:p>
      <text:p text:style-name="P1">Gene Identification: </text:p>
      <text:p text:style-name="P1">Type: <text:s/>CDS</text:p>
      <text:p text:style-name="P1">GeneID: <text:s/>['GeneID:19833142']</text:p>
      <text:p text:style-name="P1"><text:soft-page-break/>Locus TAG: <text:s/>['lpg1577']</text:p>
      <text:p text:style-name="P1">Gene Name: <text:s/>['rpoE']</text:p>
      <text:p text:style-name="P1">Strand: <text:s/>-1</text:p>
      <text:p text:style-name="P1">Protein Identification:</text:p>
      <text:p text:style-name="P1">UniprotID: <text:s/>['YP_095606.1']</text:p>
      <text:p text:style-name="P1">Protein Name: <text:s/>['RNA polymerase sigma E factor RpoE']</text:p>
      <text:p text:style-name="P1">Protein Properties:</text:p>
      <text:p text:style-name="P1">Celular Location Start: <text:s/>1742703</text:p>
      <text:p text:style-name="P1">Celular Location End: <text:s/>1743267</text:p>
      <text:p text:style-name="P1">Amino Acids Number: <text:s/>564</text:p>
      <text:p text:style-name="P1">Description: <text:s/>['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143']</text:p>
      <text:p text:style-name="P1">Locus TAG: <text:s/>['lpg1578']</text:p>
      <text:p text:style-name="P1">Strand: <text:s/>-1</text:p>
      <text:p text:style-name="P1">Protein Identification:</text:p>
      <text:p text:style-name="P1">UniprotID: <text:s/>['YP_095607.1']</text:p>
      <text:p text:style-name="P1">Protein Name: <text:s/>['hypothetical protein']</text:p>
      <text:p text:style-name="P1">Protein Properties:</text:p>
      <text:p text:style-name="P1">Celular Location Start: <text:s/>1743360</text:p>
      <text:p text:style-name="P1">Celular Location End: <text:s/>1743810</text:p>
      <text:p text:style-name="P1">Amino Acids Number: <text:s/>450</text:p>
      <text:p text:style-name="P1"><text:s/></text:p>
      <text:p text:style-name="P1">Gene Identification: </text:p>
      <text:p text:style-name="P1">Type: <text:s/>CDS</text:p>
      <text:p text:style-name="P1">GeneID: <text:s/>['GeneID:19833144']</text:p>
      <text:p text:style-name="P1">Locus TAG: <text:s/>['lpg1579']</text:p>
      <text:p text:style-name="P1">Strand: <text:s/>1</text:p>
      <text:p text:style-name="P1">Protein Identification:</text:p>
      <text:p text:style-name="P1">UniprotID: <text:s/>['YP_095608.1']</text:p>
      <text:p text:style-name="P1">Protein Name: <text:s/>['glycine cleavage T protein']</text:p>
      <text:p text:style-name="P1">Protein Properties:</text:p>
      <text:p text:style-name="P1">Celular Location Start: <text:s/>1744047</text:p>
      <text:p text:style-name="P1">Celular Location End: <text:s/>1745106</text:p>
      <text:p text:style-name="P1">Amino Acids Number: <text:s/>1059</text:p>
      <text:p text:style-name="P1">Description: <text:s/>['Metabolism of Cofactors and Vitamins, Energy Metabolism, 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145']</text:p>
      <text:p text:style-name="P1">Locus TAG: <text:s/>['lpg1580']</text:p>
      <text:p text:style-name="P1">Strand: <text:s/>-1</text:p>
      <text:p text:style-name="P1">Protein Identification:</text:p>
      <text:p text:style-name="P1">UniprotID: <text:s/>['YP_095609.1']</text:p>
      <text:p text:style-name="P1">Protein Name: <text:s/>['cytochrome b-561 transmembrane protein']</text:p>
      <text:p text:style-name="P1">Protein Properties:</text:p>
      <text:p text:style-name="P1">Celular Location Start: <text:s/>1745136</text:p>
      <text:p text:style-name="P1"><text:soft-page-break/>Celular Location End: <text:s/>1745685</text:p>
      <text:p text:style-name="P1">Amino Acids Number: <text:s/>549</text:p>
      <text:p text:style-name="P1">Description: <text:s/>['Energy Metabolism']</text:p>
      <text:p text:style-name="P1"><text:s/></text:p>
      <text:p text:style-name="P1">Gene Identification: </text:p>
      <text:p text:style-name="P1">Type: <text:s/>CDS</text:p>
      <text:p text:style-name="P1">GeneID: <text:s/>['GeneID:19833146']</text:p>
      <text:p text:style-name="P1">Locus TAG: <text:s/>['lpg1581']</text:p>
      <text:p text:style-name="P1">Strand: <text:s/>-1</text:p>
      <text:p text:style-name="P1">Protein Identification:</text:p>
      <text:p text:style-name="P1">UniprotID: <text:s/>['YP_095610.1']</text:p>
      <text:p text:style-name="P1">Protein Name: <text:s/>['NAD-glutamate dehydrogenase']</text:p>
      <text:p text:style-name="P1">Protein Properties:</text:p>
      <text:p text:style-name="P1">Celular Location Start: <text:s/>1745705</text:p>
      <text:p text:style-name="P1">Celular Location End: <text:s/>1750583</text:p>
      <text:p text:style-name="P1">Amino Acids Number: <text:s/>4878</text:p>
      <text:p text:style-name="P1">Description: <text:s/>['Energy Metabolism, 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147']</text:p>
      <text:p text:style-name="P1">Locus TAG: <text:s/>['lpg1582']</text:p>
      <text:p text:style-name="P1">Strand: <text:s/>-1</text:p>
      <text:p text:style-name="P1">Protein Identification:</text:p>
      <text:p text:style-name="P1">UniprotID: <text:s/>['YP_095611.1']</text:p>
      <text:p text:style-name="P1">Protein Name: <text:s/>['hypothetical protein']</text:p>
      <text:p text:style-name="P1">Protein Properties:</text:p>
      <text:p text:style-name="P1">Celular Location Start: <text:s/>1750634</text:p>
      <text:p text:style-name="P1">Celular Location End: <text:s/>1751075</text:p>
      <text:p text:style-name="P1">Amino Acids Number: <text:s/>441</text:p>
      <text:p text:style-name="P1"><text:s/></text:p>
      <text:p text:style-name="P1">Gene Identification: </text:p>
      <text:p text:style-name="P1">Type: <text:s/>CDS</text:p>
      <text:p text:style-name="P1">GeneID: <text:s/>['GeneID:19833148']</text:p>
      <text:p text:style-name="P1">Locus TAG: <text:s/>['lpg1583']</text:p>
      <text:p text:style-name="P1">Strand: <text:s/>-1</text:p>
      <text:p text:style-name="P1">Protein Identification:</text:p>
      <text:p text:style-name="P1">UniprotID: <text:s/>['YP_095612.1']</text:p>
      <text:p text:style-name="P1">Protein Name: <text:s/>['succinate semialdehyde dehydrogenase']</text:p>
      <text:p text:style-name="P1">Protein Properties:</text:p>
      <text:p text:style-name="P1">Celular Location Start: <text:s/>1751109</text:p>
      <text:p text:style-name="P1">Celular Location End: <text:s/>1752498</text:p>
      <text:p text:style-name="P1">Amino Acids Number: <text:s/>1389</text:p>
      <text:p text:style-name="P1">EC Number: <text:s/>['1.2.1.16']</text:p>
      <text:p text:style-name="P1">Description: <text:s/>['Amino Acid Metabolism, Carbohydrate Metabolism']</text:p>
      <text:p text:style-name="P1"><text:s/></text:p>
      <text:p text:style-name="P1">Gene Identification: </text:p>
      <text:p text:style-name="P1">Type: <text:s/>CDS</text:p>
      <text:p text:style-name="P1">GeneID: <text:s/>['GeneID:19833149']</text:p>
      <text:p text:style-name="P1"><text:soft-page-break/>Locus TAG: <text:s/>['lpg1584']</text:p>
      <text:p text:style-name="P1">Strand: <text:s/>1</text:p>
      <text:p text:style-name="P1">Protein Identification:</text:p>
      <text:p text:style-name="P1">UniprotID: <text:s/>['YP_095613.1']</text:p>
      <text:p text:style-name="P1">Protein Name: <text:s/>['(CDP-alcohol) phosphatidyltransferase']</text:p>
      <text:p text:style-name="P1">Protein Properties:</text:p>
      <text:p text:style-name="P1">Celular Location Start: <text:s/>1752828</text:p>
      <text:p text:style-name="P1">Celular Location End: <text:s/>1753596</text:p>
      <text:p text:style-name="P1">Amino Acids Number: <text:s/>768</text:p>
      <text:p text:style-name="P1">EC Number: <text:s/>['2.7.8.8']</text:p>
      <text:p text:style-name="P1">Description: <text:s/>['Amino Acid Metabolism, Metabolism of Complex Lipids']</text:p>
      <text:p text:style-name="P1"><text:s/></text:p>
      <text:p text:style-name="P1">Gene Identification: </text:p>
      <text:p text:style-name="P1">Type: <text:s/>CDS</text:p>
      <text:p text:style-name="P1">GeneID: <text:s/>['GeneID:19833150']</text:p>
      <text:p text:style-name="P1">Locus TAG: <text:s/>['lpg1585']</text:p>
      <text:p text:style-name="P1">Strand: <text:s/>1</text:p>
      <text:p text:style-name="P1">Protein Identification:</text:p>
      <text:p text:style-name="P1">UniprotID: <text:s/>['YP_095614.1']</text:p>
      <text:p text:style-name="P1">Protein Name: <text:s/>['hypothetical protein']</text:p>
      <text:p text:style-name="P1">Protein Properties:</text:p>
      <text:p text:style-name="P1">Celular Location Start: <text:s/>1753918</text:p>
      <text:p text:style-name="P1">Celular Location End: <text:s/>1754407</text:p>
      <text:p text:style-name="P1">Amino Acids Number: <text:s/>489</text:p>
      <text:p text:style-name="P1">Description: <text:s/>['Toxin production / other pathogen functions']</text:p>
      <text:p text:style-name="P1"><text:s/></text:p>
      <text:p text:style-name="P1">Gene Identification: </text:p>
      <text:p text:style-name="P1">Type: <text:s/>CDS</text:p>
      <text:p text:style-name="P1">GeneID: <text:s/>['GeneID:19833151']</text:p>
      <text:p text:style-name="P1">Locus TAG: <text:s/>['lpg1586']</text:p>
      <text:p text:style-name="P1">Strand: <text:s/>1</text:p>
      <text:p text:style-name="P1">Protein Identification:</text:p>
      <text:p text:style-name="P1">UniprotID: <text:s/>['YP_095615.1']</text:p>
      <text:p text:style-name="P1">Protein Name: <text:s/>['hypothetical protein']</text:p>
      <text:p text:style-name="P1">Protein Properties:</text:p>
      <text:p text:style-name="P1">Celular Location Start: <text:s/>1754533</text:p>
      <text:p text:style-name="P1">Celular Location End: <text:s/>1754911</text:p>
      <text:p text:style-name="P1">Amino Acids Number: <text:s/>378</text:p>
      <text:p text:style-name="P1"><text:s/></text:p>
      <text:p text:style-name="P1">Gene Identification: </text:p>
      <text:p text:style-name="P1">Type: <text:s/>CDS</text:p>
      <text:p text:style-name="P1">GeneID: <text:s/>['GeneID:19833152']</text:p>
      <text:p text:style-name="P1">Locus TAG: <text:s/>['lpg1587']</text:p>
      <text:p text:style-name="P1">Strand: <text:s/>1</text:p>
      <text:p text:style-name="P1">Protein Identification:</text:p>
      <text:p text:style-name="P1">UniprotID: <text:s/>['YP_095616.1']</text:p>
      <text:p text:style-name="P1">Protein Name: <text:s/>['hypothetical protein']</text:p>
      <text:p text:style-name="P1">Protein Properties:</text:p>
      <text:p text:style-name="P1">Celular Location Start: <text:s/>1754934</text:p>
      <text:p text:style-name="P1"><text:soft-page-break/>Celular Location End: <text:s/>1755492</text:p>
      <text:p text:style-name="P1">Amino Acids Number: <text:s/>558</text:p>
      <text:p text:style-name="P1"><text:s/></text:p>
      <text:p text:style-name="P1">Gene Identification: </text:p>
      <text:p text:style-name="P1">Type: <text:s/>CDS</text:p>
      <text:p text:style-name="P1">GeneID: <text:s/>['GeneID:19833153']</text:p>
      <text:p text:style-name="P1">Locus TAG: <text:s/>['lpg1588']</text:p>
      <text:p text:style-name="P1">Gene Name: <text:s/>['legC6']</text:p>
      <text:p text:style-name="P1">Strand: <text:s/>-1</text:p>
      <text:p text:style-name="P1">Protein Identification:</text:p>
      <text:p text:style-name="P1">UniprotID: <text:s/>['YP_095617.1']</text:p>
      <text:p text:style-name="P1">Protein Name: <text:s/>['hypothetical protein']</text:p>
      <text:p text:style-name="P1">Protein Properties:</text:p>
      <text:p text:style-name="P1">Celular Location Start: <text:s/>1755599</text:p>
      <text:p text:style-name="P1">Celular Location End: <text:s/>1757618</text:p>
      <text:p text:style-name="P1">Amino Acids Number: <text:s/>2019</text:p>
      <text:p text:style-name="P1"><text:s/></text:p>
      <text:p text:style-name="P1">Gene Identification: </text:p>
      <text:p text:style-name="P1">Type: <text:s/>CDS</text:p>
      <text:p text:style-name="P1">GeneID: <text:s/>['GeneID:19833154']</text:p>
      <text:p text:style-name="P1">Locus TAG: <text:s/>['lpg1589']</text:p>
      <text:p text:style-name="P1">Gene Name: <text:s/>['rplI']</text:p>
      <text:p text:style-name="P1">Strand: <text:s/>-1</text:p>
      <text:p text:style-name="P1">Protein Identification:</text:p>
      <text:p text:style-name="P1">UniprotID: <text:s/>['YP_095618.1']</text:p>
      <text:p text:style-name="P1">Protein Name: <text:s/>['50S ribosomal protein L9']</text:p>
      <text:p text:style-name="P1">Protein Properties:</text:p>
      <text:p text:style-name="P1">Celular Location Start: <text:s/>1757826</text:p>
      <text:p text:style-name="P1">Celular Location End: <text:s/>1758276</text:p>
      <text:p text:style-name="P1">Amino Acids Number: <text:s/>450</text:p>
      <text:p text:style-name="P1">Description: <text:s/>['Translation']</text:p>
      <text:p text:style-name="P1"><text:s/></text:p>
      <text:p text:style-name="P1">Gene Identification: </text:p>
      <text:p text:style-name="P1">Type: <text:s/>CDS</text:p>
      <text:p text:style-name="P1">GeneID: <text:s/>['GeneID:19833155']</text:p>
      <text:p text:style-name="P1">Locus TAG: <text:s/>['lpg1590']</text:p>
      <text:p text:style-name="P1">Strand: <text:s/>-1</text:p>
      <text:p text:style-name="P1">Protein Identification:</text:p>
      <text:p text:style-name="P1">UniprotID: <text:s/>['YP_095619.1']</text:p>
      <text:p text:style-name="P1">Protein Name: <text:s/>['hypothetical protein']</text:p>
      <text:p text:style-name="P1">Protein Properties:</text:p>
      <text:p text:style-name="P1">Celular Location Start: <text:s/>1758288</text:p>
      <text:p text:style-name="P1">Celular Location End: <text:s/>1759236</text:p>
      <text:p text:style-name="P1">Amino Acids Number: <text:s/>948</text:p>
      <text:p text:style-name="P1"><text:s/></text:p>
      <text:p text:style-name="P1">Gene Identification: </text:p>
      <text:p text:style-name="P1">Type: <text:s/>CDS</text:p>
      <text:p text:style-name="P1">GeneID: <text:s/>['GeneID:19833156']</text:p>
      <text:p text:style-name="P1">Locus TAG: <text:s/>['lpg1591']</text:p>
      <text:p text:style-name="P1"><text:soft-page-break/>Gene Name: <text:s/>['rpsR']</text:p>
      <text:p text:style-name="P1">Strand: <text:s/>-1</text:p>
      <text:p text:style-name="P1">Protein Identification:</text:p>
      <text:p text:style-name="P1">UniprotID: <text:s/>['YP_095620.1']</text:p>
      <text:p text:style-name="P1">Protein Name: <text:s/>['30S ribosomal protein S18']</text:p>
      <text:p text:style-name="P1">Protein Properties:</text:p>
      <text:p text:style-name="P1">Celular Location Start: <text:s/>1759201</text:p>
      <text:p text:style-name="P1">Celular Location End: <text:s/>1759429</text:p>
      <text:p text:style-name="P1">Amino Acids Number: <text:s/>228</text:p>
      <text:p text:style-name="P1">Description: <text:s/>['Translation']</text:p>
      <text:p text:style-name="P1"><text:s/></text:p>
      <text:p text:style-name="P1">Gene Identification: </text:p>
      <text:p text:style-name="P1">Type: <text:s/>CDS</text:p>
      <text:p text:style-name="P1">GeneID: <text:s/>['GeneID:19833157']</text:p>
      <text:p text:style-name="P1">Locus TAG: <text:s/>['lpg1592']</text:p>
      <text:p text:style-name="P1">Gene Name: <text:s/>['rpsF']</text:p>
      <text:p text:style-name="P1">Strand: <text:s/>-1</text:p>
      <text:p text:style-name="P1">Protein Identification:</text:p>
      <text:p text:style-name="P1">UniprotID: <text:s/>['YP_095621.1']</text:p>
      <text:p text:style-name="P1">Protein Name: <text:s/>['30S ribosomal protein S6']</text:p>
      <text:p text:style-name="P1">Protein Properties:</text:p>
      <text:p text:style-name="P1">Celular Location Start: <text:s/>1759442</text:p>
      <text:p text:style-name="P1">Celular Location End: <text:s/>1759781</text:p>
      <text:p text:style-name="P1">Amino Acids Number: <text:s/>339</text:p>
      <text:p text:style-name="P1">Description: <text:s/>['Translation']</text:p>
      <text:p text:style-name="P1"><text:s/></text:p>
      <text:p text:style-name="P1">Gene Identification: </text:p>
      <text:p text:style-name="P1">Type: <text:s/>CDS</text:p>
      <text:p text:style-name="P1">GeneID: <text:s/>['GeneID:19833158']</text:p>
      <text:p text:style-name="P1">Locus TAG: <text:s/>['lpg1593']</text:p>
      <text:p text:style-name="P1">Strand: <text:s/>1</text:p>
      <text:p text:style-name="P1">Protein Identification:</text:p>
      <text:p text:style-name="P1">UniprotID: <text:s/>['YP_095622.1']</text:p>
      <text:p text:style-name="P1">Protein Name: <text:s/>['carbon storage regulator CsrA']</text:p>
      <text:p text:style-name="P1">Protein Properties:</text:p>
      <text:p text:style-name="P1">Celular Location Start: <text:s/>1760089</text:p>
      <text:p text:style-name="P1">Celular Location End: <text:s/>1760287</text:p>
      <text:p text:style-name="P1">Amino Acids Number: <text:s/>198</text:p>
      <text:p text:style-name="P1"><text:s/></text:p>
      <text:p text:style-name="P1">Gene Identification: </text:p>
      <text:p text:style-name="P1">Type: <text:s/>CDS</text:p>
      <text:p text:style-name="P1">GeneID: <text:s/>['GeneID:19833159']</text:p>
      <text:p text:style-name="P1">Locus TAG: <text:s/>['lpg1594']</text:p>
      <text:p text:style-name="P1">Strand: <text:s/>1</text:p>
      <text:p text:style-name="P1">Protein Identification:</text:p>
      <text:p text:style-name="P1">UniprotID: <text:s/>['YP_095623.1']</text:p>
      <text:p text:style-name="P1">Protein Name: <text:s/>['hypothetical protein']</text:p>
      <text:p text:style-name="P1">Protein Properties:</text:p>
      <text:p text:style-name="P1">Celular Location Start: <text:s/>1760297</text:p>
      <text:p text:style-name="P1"><text:soft-page-break/>Celular Location End: <text:s/>1761188</text:p>
      <text:p text:style-name="P1">Amino Acids Number: <text:s/>891</text:p>
      <text:p text:style-name="P1"><text:s/></text:p>
      <text:p text:style-name="P1">Gene Identification: </text:p>
      <text:p text:style-name="P1">Type: <text:s/>CDS</text:p>
      <text:p text:style-name="P1">GeneID: <text:s/>['GeneID:19833160']</text:p>
      <text:p text:style-name="P1">Locus TAG: <text:s/>['lpg1595']</text:p>
      <text:p text:style-name="P1">Strand: <text:s/>-1</text:p>
      <text:p text:style-name="P1">Protein Identification:</text:p>
      <text:p text:style-name="P1">UniprotID: <text:s/>['YP_095624.1']</text:p>
      <text:p text:style-name="P1">Protein Name: <text:s/>['hypothetical protein']</text:p>
      <text:p text:style-name="P1">Protein Properties:</text:p>
      <text:p text:style-name="P1">Celular Location Start: <text:s/>1761224</text:p>
      <text:p text:style-name="P1">Celular Location End: <text:s/>1761959</text:p>
      <text:p text:style-name="P1">Amino Acids Number: <text:s/>735</text:p>
      <text:p text:style-name="P1"><text:s/></text:p>
      <text:p text:style-name="P1">Gene Identification: </text:p>
      <text:p text:style-name="P1">Type: <text:s/>CDS</text:p>
      <text:p text:style-name="P1">GeneID: <text:s/>['GeneID:19833161']</text:p>
      <text:p text:style-name="P1">Locus TAG: <text:s/>['lpg1596']</text:p>
      <text:p text:style-name="P1">Gene Name: <text:s/>['yfcX']</text:p>
      <text:p text:style-name="P1">Strand: <text:s/>-1</text:p>
      <text:p text:style-name="P1">Protein Identification:</text:p>
      <text:p text:style-name="P1">UniprotID: <text:s/>['YP_095625.1']</text:p>
      <text:p text:style-name="P1">Protein Name: <text:s/>['enoyl CoA hydratase']</text:p>
      <text:p text:style-name="P1">Protein Properties:</text:p>
      <text:p text:style-name="P1">Celular Location Start: <text:s/>1762018</text:p>
      <text:p text:style-name="P1">Celular Location End: <text:s/>1764037</text:p>
      <text:p text:style-name="P1">Amino Acids Number: <text:s/>2019</text:p>
      <text:p text:style-name="P1">Description: <text:s/>['Lipid Metabolism']</text:p>
      <text:p text:style-name="P1"><text:s/></text:p>
      <text:p text:style-name="P1">Gene Identification: </text:p>
      <text:p text:style-name="P1">Type: <text:s/>CDS</text:p>
      <text:p text:style-name="P1">GeneID: <text:s/>['GeneID:19833162']</text:p>
      <text:p text:style-name="P1">Locus TAG: <text:s/>['lpg1597']</text:p>
      <text:p text:style-name="P1">Strand: <text:s/>-1</text:p>
      <text:p text:style-name="P1">Protein Identification:</text:p>
      <text:p text:style-name="P1">UniprotID: <text:s/>['YP_095626.1']</text:p>
      <text:p text:style-name="P1">Protein Name: <text:s/>['acetyl-CoA acetyltransferase']</text:p>
      <text:p text:style-name="P1">Protein Properties:</text:p>
      <text:p text:style-name="P1">Celular Location Start: <text:s/>1764029</text:p>
      <text:p text:style-name="P1">Celular Location End: <text:s/>1765349</text:p>
      <text:p text:style-name="P1">Amino Acids Number: <text:s/>1320</text:p>
      <text:p text:style-name="P1">EC Number: <text:s/>['2.3.1.9']</text:p>
      <text:p text:style-name="P1">Description: <text:s/>['Lipid Metabolism, Amino Acid Metabolism, Biodegradation of Xenobiotics']</text:p>
      <text:p text:style-name="P1"><text:s/></text:p>
      <text:p text:style-name="P1">Gene Identification: </text:p>
      <text:p text:style-name="P1">Type: <text:s/>CDS</text:p>
      <text:p text:style-name="P1">GeneID: <text:s/>['GeneID:19833163']</text:p>
      <text:p text:style-name="P1"><text:soft-page-break/>Locus TAG: <text:s/>['lpg1598']</text:p>
      <text:p text:style-name="P1">Strand: <text:s/>-1</text:p>
      <text:p text:style-name="P1">Protein Identification:</text:p>
      <text:p text:style-name="P1">UniprotID: <text:s/>['YP_095627.1']</text:p>
      <text:p text:style-name="P1">Protein Name: <text:s/>['hypothetical protein']</text:p>
      <text:p text:style-name="P1">Protein Properties:</text:p>
      <text:p text:style-name="P1">Celular Location Start: <text:s/>1765511</text:p>
      <text:p text:style-name="P1">Celular Location End: <text:s/>1766573</text:p>
      <text:p text:style-name="P1">Amino Acids Number: <text:s/>1062</text:p>
      <text:p text:style-name="P1"><text:s/></text:p>
      <text:p text:style-name="P1">Gene Identification: </text:p>
      <text:p text:style-name="P1">Type: <text:s/>CDS</text:p>
      <text:p text:style-name="P1">GeneID: <text:s/>['GeneID:19833164']</text:p>
      <text:p text:style-name="P1">Locus TAG: <text:s/>['lpg1599']</text:p>
      <text:p text:style-name="P1">Strand: <text:s/>-1</text:p>
      <text:p text:style-name="P1">Protein Identification:</text:p>
      <text:p text:style-name="P1">UniprotID: <text:s/>['YP_095628.1']</text:p>
      <text:p text:style-name="P1">Protein Name: <text:s/>['hypothetical protein']</text:p>
      <text:p text:style-name="P1">Protein Properties:</text:p>
      <text:p text:style-name="P1">Celular Location Start: <text:s/>1766722</text:p>
      <text:p text:style-name="P1">Celular Location End: <text:s/>1766929</text:p>
      <text:p text:style-name="P1">Amino Acids Number: <text:s/>207</text:p>
      <text:p text:style-name="P1"><text:s/></text:p>
      <text:p text:style-name="P1">Gene Identification: </text:p>
      <text:p text:style-name="P1">Type: <text:s/>tRNA</text:p>
      <text:p text:style-name="P1">GeneID: <text:s/>['GeneID:19833165']</text:p>
      <text:p text:style-name="P1">Locus TAG: <text:s/>['lpg1600']</text:p>
      <text:p text:style-name="P1">Strand: <text:s/>1</text:p>
      <text:p text:style-name="P1">Protein Identification:</text:p>
      <text:p text:style-name="P1">Protein Name: <text:s/>['tRNA-Ser']</text:p>
      <text:p text:style-name="P1">Protein Properties:</text:p>
      <text:p text:style-name="P1"><text:s/></text:p>
      <text:p text:style-name="P1">Gene Identification: </text:p>
      <text:p text:style-name="P1">Type: <text:s/>tRNA</text:p>
      <text:p text:style-name="P1">GeneID: <text:s/>['GeneID:19833166']</text:p>
      <text:p text:style-name="P1">Locus TAG: <text:s/>['lpg1601']</text:p>
      <text:p text:style-name="P1">Strand: <text:s/>1</text:p>
      <text:p text:style-name="P1">Protein Identification:</text:p>
      <text:p text:style-name="P1">Protein Name: <text:s/>['tRNA-Arg']</text:p>
      <text:p text:style-name="P1">Protein Properties:</text:p>
      <text:p text:style-name="P1"><text:s/></text:p>
      <text:p text:style-name="P1">Gene Identification: </text:p>
      <text:p text:style-name="P1">Type: <text:s/>CDS</text:p>
      <text:p text:style-name="P1">GeneID: <text:s/>['GeneID:19833167']</text:p>
      <text:p text:style-name="P1">Locus TAG: <text:s/>['lpg1602']</text:p>
      <text:p text:style-name="P1">Gene Name: <text:s/>['legL2']</text:p>
      <text:p text:style-name="P1">Strand: <text:s/>-1</text:p>
      <text:p text:style-name="P1">Protein Identification:</text:p>
      <text:p text:style-name="P1">UniprotID: <text:s/>['YP_095629.1']</text:p>
      <text:p text:style-name="P1"><text:soft-page-break/>Protein Name: <text:s/>['hypothetical protein']</text:p>
      <text:p text:style-name="P1">Protein Properties:</text:p>
      <text:p text:style-name="P1">Celular Location Start: <text:s/>1766980</text:p>
      <text:p text:style-name="P1">Celular Location End: <text:s/>1768267</text:p>
      <text:p text:style-name="P1">Amino Acids Number: <text:s/>1287</text:p>
      <text:p text:style-name="P1"><text:s/></text:p>
      <text:p text:style-name="P1">Gene Identification: </text:p>
      <text:p text:style-name="P1">Type: <text:s/>CDS</text:p>
      <text:p text:style-name="P1">GeneID: <text:s/>['GeneID:19833168']</text:p>
      <text:p text:style-name="P1">Locus TAG: <text:s/>['lpg1603']</text:p>
      <text:p text:style-name="P1">Strand: <text:s/>1</text:p>
      <text:p text:style-name="P1">Protein Identification:</text:p>
      <text:p text:style-name="P1">UniprotID: <text:s/>['YP_095630.1']</text:p>
      <text:p text:style-name="P1">Protein Name: <text:s/>['phospholipase']</text:p>
      <text:p text:style-name="P1">Protein Properties:</text:p>
      <text:p text:style-name="P1">Celular Location Start: <text:s/>1768730</text:p>
      <text:p text:style-name="P1">Celular Location End: <text:s/>1770155</text:p>
      <text:p text:style-name="P1">Amino Acids Number: <text:s/>1425</text:p>
      <text:p text:style-name="P1"><text:s/></text:p>
      <text:p text:style-name="P1">Gene Identification: </text:p>
      <text:p text:style-name="P1">Type: <text:s/>CDS</text:p>
      <text:p text:style-name="P1">GeneID: <text:s/>['GeneID:19833169']</text:p>
      <text:p text:style-name="P1">Locus TAG: <text:s/>['lpg1604']</text:p>
      <text:p text:style-name="P1">Strand: <text:s/>-1</text:p>
      <text:p text:style-name="P1">Protein Identification:</text:p>
      <text:p text:style-name="P1">UniprotID: <text:s/>['YP_095631.1']</text:p>
      <text:p text:style-name="P1">Protein Name: <text:s/>['hypothetical protein']</text:p>
      <text:p text:style-name="P1">Protein Properties:</text:p>
      <text:p text:style-name="P1">Celular Location Start: <text:s/>1770225</text:p>
      <text:p text:style-name="P1">Celular Location End: <text:s/>1770903</text:p>
      <text:p text:style-name="P1">Amino Acids Number: <text:s/>678</text:p>
      <text:p text:style-name="P1"><text:s/></text:p>
      <text:p text:style-name="P1">Gene Identification: </text:p>
      <text:p text:style-name="P1">Type: <text:s/>CDS</text:p>
      <text:p text:style-name="P1">GeneID: <text:s/>['GeneID:19833170']</text:p>
      <text:p text:style-name="P1">Locus TAG: <text:s/>['lpg1605']</text:p>
      <text:p text:style-name="P1">Strand: <text:s/>-1</text:p>
      <text:p text:style-name="P1">Protein Identification:</text:p>
      <text:p text:style-name="P1">UniprotID: <text:s/>['YP_095632.1']</text:p>
      <text:p text:style-name="P1">Protein Name: <text:s/>['hypothetical protein']</text:p>
      <text:p text:style-name="P1">Protein Properties:</text:p>
      <text:p text:style-name="P1">Celular Location Start: <text:s/>1770904</text:p>
      <text:p text:style-name="P1">Celular Location End: <text:s/>1771384</text:p>
      <text:p text:style-name="P1">Amino Acids Number: <text:s/>480</text:p>
      <text:p text:style-name="P1"><text:s/></text:p>
      <text:p text:style-name="P1">Gene Identification: </text:p>
      <text:p text:style-name="P1">Type: <text:s/>CDS</text:p>
      <text:p text:style-name="P1">GeneID: <text:s/>['GeneID:19833171']</text:p>
      <text:p text:style-name="P1">Locus TAG: <text:s/>['lpg1606']</text:p>
      <text:p text:style-name="P1"><text:soft-page-break/>Strand: <text:s/>1</text:p>
      <text:p text:style-name="P1">Protein Identification:</text:p>
      <text:p text:style-name="P1">UniprotID: <text:s/>['YP_095633.1']</text:p>
      <text:p text:style-name="P1">Protein Name: <text:s/>['hypothetical protein']</text:p>
      <text:p text:style-name="P1">Protein Properties:</text:p>
      <text:p text:style-name="P1">Celular Location Start: <text:s/>1771491</text:p>
      <text:p text:style-name="P1">Celular Location End: <text:s/>1772151</text:p>
      <text:p text:style-name="P1">Amino Acids Number: <text:s/>660</text:p>
      <text:p text:style-name="P1"><text:s/></text:p>
      <text:p text:style-name="P1">Gene Identification: </text:p>
      <text:p text:style-name="P1">Type: <text:s/>CDS</text:p>
      <text:p text:style-name="P1">GeneID: <text:s/>['GeneID:19833172']</text:p>
      <text:p text:style-name="P1">Locus TAG: <text:s/>['lpg1607']</text:p>
      <text:p text:style-name="P1">Gene Name: <text:s/>['capP']</text:p>
      <text:p text:style-name="P1">Strand: <text:s/>1</text:p>
      <text:p text:style-name="P1">Protein Identification:</text:p>
      <text:p text:style-name="P1">UniprotID: <text:s/>['YP_095634.1']</text:p>
      <text:p text:style-name="P1">Protein Name: <text:s/>['phosphoenolpyruvate carboxylase']</text:p>
      <text:p text:style-name="P1">Protein Properties:</text:p>
      <text:p text:style-name="P1">Celular Location Start: <text:s/>1772376</text:p>
      <text:p text:style-name="P1">Celular Location End: <text:s/>1774704</text:p>
      <text:p text:style-name="P1">Amino Acids Number: <text:s/>2328</text:p>
      <text:p text:style-name="P1">EC Number: <text:s/>['4.1.1.31']</text:p>
      <text:p text:style-name="P1">Description: <text:s/>['Carbohydrate Metabolism, Energy Metabolism']</text:p>
      <text:p text:style-name="P1"><text:s/></text:p>
      <text:p text:style-name="P1">Gene Identification: </text:p>
      <text:p text:style-name="P1">Type: <text:s/>CDS</text:p>
      <text:p text:style-name="P1">GeneID: <text:s/>['GeneID:19833173']</text:p>
      <text:p text:style-name="P1">Locus TAG: <text:s/>['lpg1608']</text:p>
      <text:p text:style-name="P1">Strand: <text:s/>1</text:p>
      <text:p text:style-name="P1">Protein Identification:</text:p>
      <text:p text:style-name="P1">UniprotID: <text:s/>['YP_095635.1']</text:p>
      <text:p text:style-name="P1">Protein Name: <text:s/>['MutT/nudix family protein']</text:p>
      <text:p text:style-name="P1">Protein Properties:</text:p>
      <text:p text:style-name="P1">Celular Location Start: <text:s/>1774857</text:p>
      <text:p text:style-name="P1">Celular Location End: <text:s/>1775340</text:p>
      <text:p text:style-name="P1">Amino Acids Number: <text:s/>483</text:p>
      <text:p text:style-name="P1"><text:s/></text:p>
      <text:p text:style-name="P1">Gene Identification: </text:p>
      <text:p text:style-name="P1">Type: <text:s/>CDS</text:p>
      <text:p text:style-name="P1">GeneID: <text:s/>['GeneID:19833174']</text:p>
      <text:p text:style-name="P1">Locus TAG: <text:s/>['lpg1609']</text:p>
      <text:p text:style-name="P1">Gene Name: <text:s/>['proA']</text:p>
      <text:p text:style-name="P1">Strand: <text:s/>-1</text:p>
      <text:p text:style-name="P1">Protein Identification:</text:p>
      <text:p text:style-name="P1">UniprotID: <text:s/>['YP_095636.1']</text:p>
      <text:p text:style-name="P1">Protein Name: <text:s/>['gamma-glutamyl phosphate reductase']</text:p>
      <text:p text:style-name="P1">Protein Properties:</text:p>
      <text:p text:style-name="P1">Celular Location Start: <text:s/>1775390</text:p>
      <text:p text:style-name="P1"><text:soft-page-break/>Celular Location End: <text:s/>1776644</text:p>
      <text:p text:style-name="P1">Amino Acids Number: <text:s/>1254</text:p>
      <text:p text:style-name="P1">EC Number: <text:s/>['1.2.1.41']</text:p>
      <text:p text:style-name="P1">Description: <text:s/>['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175']</text:p>
      <text:p text:style-name="P1">Locus TAG: <text:s/>['lpg1610']</text:p>
      <text:p text:style-name="P1">Gene Name: <text:s/>['proB']</text:p>
      <text:p text:style-name="P1">Strand: <text:s/>-1</text:p>
      <text:p text:style-name="P1">Protein Identification:</text:p>
      <text:p text:style-name="P1">UniprotID: <text:s/>['YP_095637.1']</text:p>
      <text:p text:style-name="P1">Protein Name: <text:s/>['gamma-glutamyl kinase']</text:p>
      <text:p text:style-name="P1">Protein Properties:</text:p>
      <text:p text:style-name="P1">Celular Location Start: <text:s/>1776652</text:p>
      <text:p text:style-name="P1">Celular Location End: <text:s/>1777723</text:p>
      <text:p text:style-name="P1">Amino Acids Number: <text:s/>1071</text:p>
      <text:p text:style-name="P1">EC Number: <text:s/>['2.7.2.11']</text:p>
      <text:p text:style-name="P1">Description: <text:s/>['Amino Acid Metabolism']</text:p>
      <text:p text:style-name="P1"><text:s/></text:p>
      <text:p text:style-name="P1">Gene Identification: </text:p>
      <text:p text:style-name="P1">Type: <text:s/>CDS</text:p>
      <text:p text:style-name="P1">GeneID: <text:s/>['GeneID:19833176']</text:p>
      <text:p text:style-name="P1">Locus TAG: <text:s/>['lpg1611']</text:p>
      <text:p text:style-name="P1">Strand: <text:s/>-1</text:p>
      <text:p text:style-name="P1">Protein Identification:</text:p>
      <text:p text:style-name="P1">UniprotID: <text:s/>['YP_095638.1']</text:p>
      <text:p text:style-name="P1">Protein Name: <text:s/>['MerR family transcriptional regulator']</text:p>
      <text:p text:style-name="P1">Protein Properties:</text:p>
      <text:p text:style-name="P1">Celular Location Start: <text:s/>1778153</text:p>
      <text:p text:style-name="P1">Celular Location End: <text:s/>1779101</text:p>
      <text:p text:style-name="P1">Amino Acids Number: <text:s/>948</text:p>
      <text:p text:style-name="P1">Description: <text:s/>['Detoxification / adaptation, Transcription factors / DNA binding proteins']</text:p>
      <text:p text:style-name="P1"><text:s/></text:p>
      <text:p text:style-name="P1">Gene Identification: </text:p>
      <text:p text:style-name="P1">Type: <text:s/>CDS</text:p>
      <text:p text:style-name="P1">GeneID: <text:s/>['GeneID:19833177']</text:p>
      <text:p text:style-name="P1">Locus TAG: <text:s/>['lpg1612']</text:p>
      <text:p text:style-name="P1">Strand: <text:s/>-1</text:p>
      <text:p text:style-name="P1">Protein Identification:</text:p>
      <text:p text:style-name="P1">UniprotID: <text:s/>['YP_095639.1']</text:p>
      <text:p text:style-name="P1">Protein Name: <text:s/>['transcriptional regulator SkgA']</text:p>
      <text:p text:style-name="P1">Protein Properties:</text:p>
      <text:p text:style-name="P1">Celular Location Start: <text:s/>1779351</text:p>
      <text:p text:style-name="P1">Celular Location End: <text:s/>1780104</text:p>
      <text:p text:style-name="P1">Amino Acids Number: <text:s/>753</text:p>
      <text:p text:style-name="P1">Description: <text:s/>['Detoxification / adaptation, Transcription factors / DNA binding proteins']</text:p>
      <text:p text:style-name="P1"><text:s/></text:p>
      <text:p text:style-name="P1"><text:soft-page-break/>Gene Identification: </text:p>
      <text:p text:style-name="P1">Type: <text:s/>CDS</text:p>
      <text:p text:style-name="P1">GeneID: <text:s/>['GeneID:19833178']</text:p>
      <text:p text:style-name="P1">Locus TAG: <text:s/>['lpg1613']</text:p>
      <text:p text:style-name="P1">Strand: <text:s/>-1</text:p>
      <text:p text:style-name="P1">Protein Identification:</text:p>
      <text:p text:style-name="P1">UniprotID: <text:s/>['YP_095640.1']</text:p>
      <text:p text:style-name="P1">Protein Name: <text:s/>['acetyltransferase']</text:p>
      <text:p text:style-name="P1">Protein Properties:</text:p>
      <text:p text:style-name="P1">Celular Location Start: <text:s/>1780169</text:p>
      <text:p text:style-name="P1">Celular Location End: <text:s/>1780697</text:p>
      <text:p text:style-name="P1">Amino Acids Number: <text:s/>528</text:p>
      <text:p text:style-name="P1"><text:s/></text:p>
      <text:p text:style-name="P1">Gene Identification: </text:p>
      <text:p text:style-name="P1">Type: <text:s/>CDS</text:p>
      <text:p text:style-name="P1">GeneID: <text:s/>['GeneID:19833179']</text:p>
      <text:p text:style-name="P1">Locus TAG: <text:s/>['lpg1614']</text:p>
      <text:p text:style-name="P1">Gene Name: <text:s/>['yqkA']</text:p>
      <text:p text:style-name="P1">Strand: <text:s/>-1</text:p>
      <text:p text:style-name="P1">Protein Identification:</text:p>
      <text:p text:style-name="P1">UniprotID: <text:s/>['YP_095641.1']</text:p>
      <text:p text:style-name="P1">Protein Name: <text:s/>['hypothetical protein']</text:p>
      <text:p text:style-name="P1">Protein Properties:</text:p>
      <text:p text:style-name="P1">Celular Location Start: <text:s/>1780693</text:p>
      <text:p text:style-name="P1">Celular Location End: <text:s/>1781650</text:p>
      <text:p text:style-name="P1">Amino Acids Number: <text:s/>957</text:p>
      <text:p text:style-name="P1"><text:s/></text:p>
      <text:p text:style-name="P1">Gene Identification: </text:p>
      <text:p text:style-name="P1">Type: <text:s/>CDS</text:p>
      <text:p text:style-name="P1">GeneID: <text:s/>['GeneID:19833180']</text:p>
      <text:p text:style-name="P1">Locus TAG: <text:s/>['lpg1615']</text:p>
      <text:p text:style-name="P1">Gene Name: <text:s/>['abcT3']</text:p>
      <text:p text:style-name="P1">Strand: <text:s/>-1</text:p>
      <text:p text:style-name="P1">Protein Identification:</text:p>
      <text:p text:style-name="P1">UniprotID: <text:s/>['YP_095642.1']</text:p>
      <text:p text:style-name="P1">Protein Name: <text:s/>['hypothetical protein']</text:p>
      <text:p text:style-name="P1">Protein Properties:</text:p>
      <text:p text:style-name="P1">Celular Location Start: <text:s/>1781653</text:p>
      <text:p text:style-name="P1">Celular Location End: <text:s/>1783435</text:p>
      <text:p text:style-name="P1">Amino Acids Number: <text:s/>1782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81']</text:p>
      <text:p text:style-name="P1">Locus TAG: <text:s/>['lpg1616']</text:p>
      <text:p text:style-name="P1">Gene Name: <text:s/>['uup']</text:p>
      <text:p text:style-name="P1">Strand: <text:s/>-1</text:p>
      <text:p text:style-name="P1">Protein Identification:</text:p>
      <text:p text:style-name="P1"><text:soft-page-break/>UniprotID: <text:s/>['YP_095643.1']</text:p>
      <text:p text:style-name="P1">Protein Name: <text:s/>['erythromycin ABC transporter ATP-binding protein']</text:p>
      <text:p text:style-name="P1">Protein Properties:</text:p>
      <text:p text:style-name="P1">Celular Location Start: <text:s/>1783427</text:p>
      <text:p text:style-name="P1">Celular Location End: <text:s/>1784888</text:p>
      <text:p text:style-name="P1">Amino Acids Number: <text:s/>1461</text:p>
      <text:p text:style-name="P1">Description: <text:s/>['Transport and binding']</text:p>
      <text:p text:style-name="P1"><text:s/></text:p>
      <text:p text:style-name="P1">Gene Identification: </text:p>
      <text:p text:style-name="P1">Type: <text:s/>CDS</text:p>
      <text:p text:style-name="P1">GeneID: <text:s/>['GeneID:19833182']</text:p>
      <text:p text:style-name="P1">Locus TAG: <text:s/>['lpg1617']</text:p>
      <text:p text:style-name="P1">Strand: <text:s/>1</text:p>
      <text:p text:style-name="P1">Protein Identification:</text:p>
      <text:p text:style-name="P1">UniprotID: <text:s/>['YP_095644.1']</text:p>
      <text:p text:style-name="P1">Protein Name: <text:s/>['hypothetical protein']</text:p>
      <text:p text:style-name="P1">Protein Properties:</text:p>
      <text:p text:style-name="P1">Celular Location Start: <text:s/>1785235</text:p>
      <text:p text:style-name="P1">Celular Location End: <text:s/>1786108</text:p>
      <text:p text:style-name="P1">Amino Acids Number: <text:s/>873 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Helvetica" svg:font-family="Helvetic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10:24:14</meta:creation-date>
    <meta:document-statistic meta:table-count="0" meta:image-count="0" meta:object-count="0" meta:page-count="68" meta:paragraph-count="3292" meta:word-count="9121" meta:character-count="79560"/>
    <dc:date>2016-12-12T15:04:09</dc:date>
    <meta:editing-duration>PT13M46S</meta:editing-duration>
    <meta:editing-cycles>1</meta:editing-cycles>
    <meta:generator>OpenOffice/4.1.2$Unix OpenOffice.org_project/412m3$Build-9782</meta:generator>
  </office:meta>
</office:document-meta>
</file>